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manifest.rdf" manifest:media-type="application/rdf+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Replacements/Object 6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5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56" manifest:media-type=""/>
  <manifest:file-entry manifest:full-path="ObjectReplacements/Object 5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5" manifest:media-type=""/>
  <manifest:file-entry manifest:full-path="ObjectReplacements/Object 14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5.803cm" fo:margin-left="1.189cm" table:align="left"/>
    </style:style>
    <style:style style:name="Tableau1.A" style:family="table-column">
      <style:table-column-properties style:column-width="1.409cm"/>
    </style:style>
    <style:style style:name="Tableau1.B" style:family="table-column">
      <style:table-column-properties style:column-width="1.199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M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5.803cm" fo:margin-left="1.189cm" table:align="left"/>
    </style:style>
    <style:style style:name="Tableau2.A" style:family="table-column">
      <style:table-column-properties style:column-width="1.409cm"/>
    </style:style>
    <style:style style:name="Tableau2.B" style:family="table-column">
      <style:table-column-properties style:column-width="1.199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M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5.755cm" fo:margin-left="1.214cm" table:align="left"/>
    </style:style>
    <style:style style:name="Tableau3.A" style:family="table-column">
      <style:table-column-properties style:column-width="8.299cm"/>
    </style:style>
    <style:style style:name="Tableau3.B" style:family="table-column">
      <style:table-column-properties style:column-width="7.456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4.792cm" fo:margin-left="1.189cm" table:align="left" style:may-break-between-rows="true" table:border-model="collapsing"/>
    </style:style>
    <style:style style:name="Tableau4.A" style:family="table-column">
      <style:table-column-properties style:column-width="1.409cm"/>
    </style:style>
    <style:style style:name="Tableau4.B" style:family="table-column">
      <style:table-column-properties style:column-width="1.199cm"/>
    </style:style>
    <style:style style:name="Tableau4.L" style:family="table-column">
      <style:table-column-properties style:column-width="1.388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L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 style:data-style-name="N107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L2" style:family="table-cell" style:data-style-name="N107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4.792cm" fo:margin-left="1.189cm" table:align="left" style:may-break-between-rows="true" table:border-model="collapsing"/>
    </style:style>
    <style:style style:name="Tableau5.A" style:family="table-column">
      <style:table-column-properties style:column-width="1.409cm"/>
    </style:style>
    <style:style style:name="Tableau5.B" style:family="table-column">
      <style:table-column-properties style:column-width="1.199cm"/>
    </style:style>
    <style:style style:name="Tableau5.L" style:family="table-column">
      <style:table-column-properties style:column-width="1.388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C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L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" style:family="table-cell" style:data-style-name="N1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L2" style:family="table-cell" style:data-style-name="N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4.792cm" fo:margin-left="1.189cm" table:align="left" style:may-break-between-rows="true" table:border-model="collapsing"/>
    </style:style>
    <style:style style:name="Tableau6.A" style:family="table-column">
      <style:table-column-properties style:column-width="1.409cm"/>
    </style:style>
    <style:style style:name="Tableau6.B" style:family="table-column">
      <style:table-column-properties style:column-width="1.199cm"/>
    </style:style>
    <style:style style:name="Tableau6.L" style:family="table-column">
      <style:table-column-properties style:column-width="1.388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L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 style:data-style-name="N1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L2" style:family="table-cell" style:data-style-name="N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7.702cm" fo:margin-left="1.309cm" table:align="left"/>
    </style:style>
    <style:style style:name="Tableau7.A" style:family="table-column">
      <style:table-column-properties style:column-width="3.896cm"/>
    </style:style>
    <style:style style:name="Tableau7.B" style:family="table-column">
      <style:table-column-properties style:column-width="1.612cm"/>
    </style:style>
    <style:style style:name="Tableau7.C" style:family="table-column">
      <style:table-column-properties style:column-width="1.997cm"/>
    </style:style>
    <style:style style:name="Tableau7.D" style:family="table-column">
      <style:table-column-properties style:column-width="2.044cm"/>
    </style:style>
    <style:style style:name="Tableau7.E" style:family="table-column">
      <style:table-column-properties style:column-width="2.718cm"/>
    </style:style>
    <style:style style:name="Tableau7.F" style:family="table-column">
      <style:table-column-properties style:column-width="2.716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8" style:family="table">
      <style:table-properties style:width="17.702cm" fo:margin-left="1.309cm" table:align="left" style:may-break-between-rows="true" table:border-model="collapsing"/>
    </style:style>
    <style:style style:name="Tableau8.A" style:family="table-column">
      <style:table-column-properties style:column-width="2.667cm"/>
    </style:style>
    <style:style style:name="Tableau8.B" style:family="table-column">
      <style:table-column-properties style:column-width="1.104cm"/>
    </style:style>
    <style:style style:name="Tableau8.C" style:family="table-column">
      <style:table-column-properties style:column-width="1.367cm"/>
    </style:style>
    <style:style style:name="Tableau8.D" style:family="table-column">
      <style:table-column-properties style:column-width="1.399cm"/>
    </style:style>
    <style:style style:name="Tableau8.E" style:family="table-column">
      <style:table-column-properties style:column-width="1.861cm"/>
    </style:style>
    <style:style style:name="Tableau8.F" style:family="table-column">
      <style:table-column-properties style:column-width="1.859cm"/>
    </style:style>
    <style:style style:name="Tableau8.G" style:family="table-column">
      <style:table-column-properties style:column-width="1.863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8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17.702cm" fo:margin-left="1.309cm" table:align="left" style:may-break-between-rows="true" table:border-model="collapsing"/>
    </style:style>
    <style:style style:name="Tableau9.A" style:family="table-column">
      <style:table-column-properties style:column-width="3.103cm"/>
    </style:style>
    <style:style style:name="Tableau9.B" style:family="table-column">
      <style:table-column-properties style:column-width="1.707cm"/>
    </style:style>
    <style:style style:name="Tableau9.C" style:family="table-column">
      <style:table-column-properties style:column-width="1.492cm"/>
    </style:style>
    <style:style style:name="Tableau9.D" style:family="table-column">
      <style:table-column-properties style:column-width="1.298cm"/>
    </style:style>
    <style:style style:name="Tableau9.E" style:family="table-column">
      <style:table-column-properties style:column-width="1.395cm"/>
    </style:style>
    <style:style style:name="Tableau9.F" style:family="table-column">
      <style:table-column-properties style:column-width="1.612cm"/>
    </style:style>
    <style:style style:name="Tableau9.G" style:family="table-column">
      <style:table-column-properties style:column-width="1.512cm"/>
    </style:style>
    <style:style style:name="Tableau9.H" style:family="table-column">
      <style:table-column-properties style:column-width="5.583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9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0" style:family="table">
      <style:table-properties style:width="17.702cm" fo:margin-left="1.309cm" table:align="left" style:may-break-between-rows="true" table:border-model="collapsing"/>
    </style:style>
    <style:style style:name="Tableau10.A" style:family="table-column">
      <style:table-column-properties style:column-width="3.007cm"/>
    </style:style>
    <style:style style:name="Tableau10.B" style:family="table-column">
      <style:table-column-properties style:column-width="3.39cm"/>
    </style:style>
    <style:style style:name="Tableau10.C" style:family="table-column">
      <style:table-column-properties style:column-width="3.609cm"/>
    </style:style>
    <style:style style:name="Tableau10.D" style:family="table-column">
      <style:table-column-properties style:column-width="3.295cm"/>
    </style:style>
    <style:style style:name="Tableau10.E" style:family="table-column">
      <style:table-column-properties style:column-width="3.392cm"/>
    </style:style>
    <style:style style:name="Tableau10.F" style:family="table-column">
      <style:table-column-properties style:column-width="1.009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0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0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color="#000000" loext:opacity="100%" fo:language="fr" fo:country="FR" fo:font-weight="normal" officeooo:rsid="01d011e8" officeooo:paragraph-rsid="02348f26" style:font-weight-asian="normal" style:font-weight-complex="normal"/>
    </style:style>
    <style:style style:name="P2" style:family="paragraph" style:parent-style-name="Standard">
      <style:text-properties fo:color="#000000" loext:opacity="100%" fo:language="fr" fo:country="FR" fo:font-weight="normal" officeooo:rsid="01d011e8" officeooo:paragraph-rsid="01d47af1" style:font-weight-asian="normal" style:font-weight-complex="normal"/>
    </style:style>
    <style:style style:name="P3" style:family="paragraph" style:parent-style-name="Standard">
      <style:text-properties fo:color="#000000" loext:opacity="100%" fo:language="fr" fo:country="FR" fo:font-weight="normal" officeooo:rsid="01d011e8" officeooo:paragraph-rsid="0235740b" style:font-weight-asian="normal" style:font-weight-complex="normal"/>
    </style:style>
    <style:style style:name="P4" style:family="paragraph" style:parent-style-name="Standard">
      <style:text-properties fo:color="#000000" loext:opacity="100%" fo:language="fr" fo:country="FR" fo:font-weight="normal" officeooo:rsid="01d011e8" officeooo:paragraph-rsid="023fe008" style:font-weight-asian="normal" style:font-weight-complex="normal"/>
    </style:style>
    <style:style style:name="P5" style:family="paragraph" style:parent-style-name="Standard">
      <style:paragraph-properties fo:break-before="page"/>
      <style:text-properties fo:color="#000000" loext:opacity="100%" fo:language="fr" fo:country="FR" fo:font-weight="normal" officeooo:rsid="01d011e8" officeooo:paragraph-rsid="023fe008" style:font-weight-asian="normal" style:font-weight-complex="normal"/>
    </style:style>
    <style:style style:name="P6" style:family="paragraph" style:parent-style-name="Standard">
      <style:text-properties fo:color="#000000" loext:opacity="100%" fo:language="fr" fo:country="FR" fo:font-weight="normal" officeooo:rsid="01d011e8" officeooo:paragraph-rsid="01d011e8" style:font-weight-asian="normal" style:font-weight-complex="normal"/>
    </style:style>
    <style:style style:name="P7" style:family="paragraph" style:parent-style-name="Standard">
      <style:text-properties fo:color="#000000" loext:opacity="100%" fo:language="fr" fo:country="FR" fo:font-weight="normal" officeooo:rsid="024642f4" officeooo:paragraph-rsid="024642f4" style:font-weight-asian="normal" style:font-weight-complex="normal"/>
    </style:style>
    <style:style style:name="P8" style:family="paragraph" style:parent-style-name="Standard">
      <style:text-properties fo:color="#000000" loext:opacity="100%" fo:language="fr" fo:country="FR" fo:font-weight="normal" officeooo:rsid="024663d5" officeooo:paragraph-rsid="024663d5" style:font-weight-asian="normal" style:font-weight-complex="normal"/>
    </style:style>
    <style:style style:name="P9" style:family="paragraph" style:parent-style-name="Standard">
      <style:text-properties fo:color="#000000" loext:opacity="100%" fo:language="fr" fo:country="FR" fo:font-weight="bold" officeooo:rsid="022ae9ac" officeooo:paragraph-rsid="02348f26" style:font-weight-asian="bold" style:font-weight-complex="bold"/>
    </style:style>
    <style:style style:name="P10" style:family="paragraph" style:parent-style-name="Standard">
      <style:text-properties fo:color="#000000" loext:opacity="100%" fo:language="fr" fo:country="FR" fo:font-weight="bold" officeooo:rsid="02245db1" officeooo:paragraph-rsid="0244bfbf" style:font-weight-asian="bold" style:font-weight-complex="bold"/>
    </style:style>
    <style:style style:name="P11" style:family="paragraph" style:parent-style-name="Standard">
      <style:text-properties fo:language="fr" fo:country="FR" fo:font-weight="bold" officeooo:paragraph-rsid="01d47af1" style:font-weight-asian="bold" style:font-weight-complex="bold"/>
    </style:style>
    <style:style style:name="P12" style:family="paragraph" style:parent-style-name="Standard">
      <style:text-properties fo:language="fr" fo:country="FR" fo:font-weight="bold" officeooo:rsid="01d677c2" officeooo:paragraph-rsid="01d677c2" style:font-weight-asian="bold" style:font-weight-complex="bold"/>
    </style:style>
    <style:style style:name="P13" style:family="paragraph" style:parent-style-name="Standard">
      <style:text-properties fo:language="fr" fo:country="FR" fo:font-weight="bold" officeooo:paragraph-rsid="01de784b" style:font-weight-asian="bold" style:font-weight-complex="bold"/>
    </style:style>
    <style:style style:name="P14" style:family="paragraph" style:parent-style-name="Standard">
      <style:text-properties fo:language="fr" fo:country="FR" fo:font-weight="bold" officeooo:paragraph-rsid="01e030fe" style:font-weight-asian="bold" style:font-weight-complex="bold"/>
    </style:style>
    <style:style style:name="P15" style:family="paragraph" style:parent-style-name="Standard">
      <style:text-properties fo:language="fr" fo:country="FR" fo:font-weight="bold" officeooo:paragraph-rsid="01e585d3" style:font-weight-asian="bold" style:font-weight-complex="bold"/>
    </style:style>
    <style:style style:name="P16" style:family="paragraph" style:parent-style-name="Standard">
      <style:text-properties fo:language="fr" fo:country="FR" fo:font-weight="bold" officeooo:paragraph-rsid="01e74a7f" style:font-weight-asian="bold" style:font-weight-complex="bold"/>
    </style:style>
    <style:style style:name="P17" style:family="paragraph" style:parent-style-name="Standard">
      <style:text-properties fo:language="fr" fo:country="FR" fo:font-weight="bold" officeooo:paragraph-rsid="01fc6698" style:font-weight-asian="bold" style:font-weight-complex="bold"/>
    </style:style>
    <style:style style:name="P18" style:family="paragraph" style:parent-style-name="Standard">
      <style:paragraph-properties fo:break-before="page"/>
      <style:text-properties fo:language="fr" fo:country="FR" fo:font-weight="bold" officeooo:paragraph-rsid="02058752" style:font-weight-asian="bold" style:font-weight-complex="bold"/>
    </style:style>
    <style:style style:name="P19" style:family="paragraph" style:parent-style-name="Standard">
      <style:text-properties fo:language="fr" fo:country="FR" fo:font-weight="bold" officeooo:paragraph-rsid="02058752" style:font-weight-asian="bold" style:font-weight-complex="bold"/>
    </style:style>
    <style:style style:name="P20" style:family="paragraph" style:parent-style-name="Standard">
      <style:text-properties fo:language="fr" fo:country="FR" fo:font-weight="bold" officeooo:paragraph-rsid="02088cf9" style:font-weight-asian="bold" style:font-weight-complex="bold"/>
    </style:style>
    <style:style style:name="P21" style:family="paragraph" style:parent-style-name="Standard">
      <style:text-properties fo:language="fr" fo:country="FR" fo:font-weight="bold" officeooo:paragraph-rsid="020a5ed0" style:font-weight-asian="bold" style:font-weight-complex="bold"/>
    </style:style>
    <style:style style:name="P22" style:family="paragraph" style:parent-style-name="Standard">
      <style:text-properties fo:language="fr" fo:country="FR" fo:font-weight="bold" officeooo:paragraph-rsid="02123d40" style:font-weight-asian="bold" style:font-weight-complex="bold"/>
    </style:style>
    <style:style style:name="P23" style:family="paragraph" style:parent-style-name="Standard">
      <style:text-properties fo:language="fr" fo:country="FR" officeooo:paragraph-rsid="01d44048"/>
    </style:style>
    <style:style style:name="P24" style:family="paragraph" style:parent-style-name="Standard">
      <style:text-properties fo:language="fr" fo:country="FR" style:text-underline-style="solid" style:text-underline-width="auto" style:text-underline-color="font-color" fo:font-weight="bold" officeooo:paragraph-rsid="01d47af1" style:font-weight-asian="bold" style:font-weight-complex="bold"/>
    </style:style>
    <style:style style:name="P25" style:family="paragraph" style:parent-style-name="Standard">
      <style:text-properties fo:language="fr" fo:country="FR" style:text-underline-style="solid" style:text-underline-width="auto" style:text-underline-color="font-color" fo:font-weight="bold" officeooo:paragraph-rsid="0222403f" style:font-weight-asian="bold" style:font-weight-complex="bold"/>
    </style:style>
    <style:style style:name="P26" style:family="paragraph" style:parent-style-name="Standard">
      <style:text-properties fo:language="fr" fo:country="FR" fo:font-weight="normal" officeooo:paragraph-rsid="01d47af1" style:font-weight-asian="normal" style:font-weight-complex="normal"/>
    </style:style>
    <style:style style:name="P27" style:family="paragraph" style:parent-style-name="Standard">
      <style:text-properties fo:language="fr" fo:country="FR" fo:font-weight="normal" officeooo:rsid="01d6eb01" officeooo:paragraph-rsid="01d6eb01" style:font-weight-asian="normal" style:font-weight-complex="normal"/>
    </style:style>
    <style:style style:name="P28" style:family="paragraph" style:parent-style-name="Standard">
      <style:text-properties fo:language="fr" fo:country="FR" fo:font-weight="normal" officeooo:rsid="01d6eb01" officeooo:paragraph-rsid="01e030fe" style:font-weight-asian="normal" style:font-weight-complex="normal"/>
    </style:style>
    <style:style style:name="P29" style:family="paragraph" style:parent-style-name="Standard">
      <style:text-properties fo:language="fr" fo:country="FR" fo:font-weight="normal" officeooo:rsid="01d6eb01" officeooo:paragraph-rsid="02088cf9" style:font-weight-asian="normal" style:font-weight-complex="normal"/>
    </style:style>
    <style:style style:name="P30" style:family="paragraph" style:parent-style-name="Standard">
      <style:text-properties fo:language="fr" fo:country="FR" fo:font-weight="normal" officeooo:rsid="01d6eb01" officeooo:paragraph-rsid="0212d1a6" style:font-weight-asian="normal" style:font-weight-complex="normal"/>
    </style:style>
    <style:style style:name="P31" style:family="paragraph" style:parent-style-name="Standard">
      <style:text-properties fo:language="fr" fo:country="FR" fo:font-weight="normal" officeooo:rsid="01d6eb01" officeooo:paragraph-rsid="0214c879" style:font-weight-asian="normal" style:font-weight-complex="normal"/>
    </style:style>
    <style:style style:name="P32" style:family="paragraph" style:parent-style-name="Standard">
      <style:text-properties fo:language="fr" fo:country="FR" fo:font-weight="normal" officeooo:paragraph-rsid="01d92131" style:font-weight-asian="normal" style:font-weight-complex="normal"/>
    </style:style>
    <style:style style:name="P33" style:family="paragraph" style:parent-style-name="Standard">
      <style:text-properties fo:language="fr" fo:country="FR" fo:font-weight="normal" officeooo:rsid="01dc12ec" officeooo:paragraph-rsid="01dc12ec" style:font-weight-asian="normal" style:font-weight-complex="normal"/>
    </style:style>
    <style:style style:name="P34" style:family="paragraph" style:parent-style-name="Standard">
      <style:text-properties fo:language="fr" fo:country="FR" fo:font-weight="normal" officeooo:rsid="01dc12ec" officeooo:paragraph-rsid="01e030fe" style:font-weight-asian="normal" style:font-weight-complex="normal"/>
    </style:style>
    <style:style style:name="P35" style:family="paragraph" style:parent-style-name="Standard">
      <style:text-properties fo:language="fr" fo:country="FR" fo:font-weight="normal" officeooo:rsid="01dc12ec" officeooo:paragraph-rsid="02088cf9" style:font-weight-asian="normal" style:font-weight-complex="normal"/>
    </style:style>
    <style:style style:name="P36" style:family="paragraph" style:parent-style-name="Standard">
      <style:text-properties fo:language="fr" fo:country="FR" fo:font-weight="normal" officeooo:rsid="01d677c2" officeooo:paragraph-rsid="01e51693" style:font-weight-asian="normal" style:font-weight-complex="normal"/>
    </style:style>
    <style:style style:name="P37" style:family="paragraph" style:parent-style-name="Standard">
      <style:text-properties fo:language="fr" fo:country="FR" fo:font-weight="normal" officeooo:paragraph-rsid="01e030fe" style:font-weight-asian="normal" style:font-weight-complex="normal"/>
    </style:style>
    <style:style style:name="P38" style:family="paragraph" style:parent-style-name="Standard">
      <style:text-properties fo:language="fr" fo:country="FR" fo:font-weight="normal" officeooo:rsid="01d68e23" officeooo:paragraph-rsid="01e74a7f" style:font-weight-asian="normal" style:font-weight-complex="normal"/>
    </style:style>
    <style:style style:name="P39" style:family="paragraph" style:parent-style-name="Standard">
      <style:text-properties fo:language="fr" fo:country="FR" fo:font-weight="normal" officeooo:paragraph-rsid="02038fac" style:font-weight-asian="normal" style:font-weight-complex="normal"/>
    </style:style>
    <style:style style:name="P40" style:family="paragraph" style:parent-style-name="Standard">
      <style:text-properties fo:language="fr" fo:country="FR" fo:font-weight="normal" officeooo:paragraph-rsid="02088cf9" style:font-weight-asian="normal" style:font-weight-complex="normal"/>
    </style:style>
    <style:style style:name="P41" style:family="paragraph" style:parent-style-name="Standard">
      <style:text-properties fo:language="fr" fo:country="FR" fo:font-weight="normal" officeooo:paragraph-rsid="020a5ed0" style:font-weight-asian="normal" style:font-weight-complex="normal"/>
    </style:style>
    <style:style style:name="P42" style:family="paragraph" style:parent-style-name="Standard">
      <style:paragraph-properties fo:break-before="page"/>
      <style:text-properties fo:language="fr" fo:country="FR" fo:font-weight="normal" officeooo:paragraph-rsid="020a5ed0" style:font-weight-asian="normal" style:font-weight-complex="normal"/>
    </style:style>
    <style:style style:name="P43" style:family="paragraph" style:parent-style-name="Standard">
      <style:text-properties fo:language="fr" fo:country="FR" fo:font-weight="normal" officeooo:rsid="01da1cbc" officeooo:paragraph-rsid="0212d1a6" style:font-weight-asian="normal" style:font-weight-complex="normal"/>
    </style:style>
    <style:style style:name="P44" style:family="paragraph" style:parent-style-name="Standard">
      <style:text-properties fo:language="fr" fo:country="FR" fo:font-weight="normal" officeooo:paragraph-rsid="0220e80c" style:font-weight-asian="normal" style:font-weight-complex="normal"/>
    </style:style>
    <style:style style:name="P45" style:family="paragraph" style:parent-style-name="Standard">
      <style:text-properties fo:language="fr" fo:country="FR" fo:font-weight="normal" officeooo:paragraph-rsid="02190180" style:font-weight-asian="normal" style:font-weight-complex="normal"/>
    </style:style>
    <style:style style:name="P46" style:family="paragraph" style:parent-style-name="Standard">
      <style:text-properties fo:language="fr" fo:country="FR" fo:font-weight="normal" officeooo:paragraph-rsid="021dcf98" style:font-weight-asian="normal" style:font-weight-complex="normal"/>
    </style:style>
    <style:style style:name="P47" style:family="paragraph" style:parent-style-name="Standard">
      <style:text-properties fo:language="fr" fo:country="FR" fo:font-weight="normal" officeooo:paragraph-rsid="0214c879" style:font-weight-asian="normal" style:font-weight-complex="normal"/>
    </style:style>
    <style:style style:name="P48" style:family="paragraph" style:parent-style-name="Standard">
      <style:text-properties fo:language="fr" fo:country="FR" fo:font-weight="normal" officeooo:paragraph-rsid="0212d1a6" style:font-weight-asian="normal" style:font-weight-complex="normal"/>
    </style:style>
    <style:style style:name="P49" style:family="paragraph" style:parent-style-name="Standard">
      <style:text-properties fo:language="fr" fo:country="FR" fo:font-weight="normal" officeooo:rsid="01d011e8" officeooo:paragraph-rsid="01d011e8" style:font-weight-asian="normal" style:font-weight-complex="normal"/>
    </style:style>
    <style:style style:name="P50" style:family="paragraph" style:parent-style-name="Standard">
      <style:text-properties fo:language="fr" fo:country="FR" fo:font-weight="normal" officeooo:rsid="01315b80" officeooo:paragraph-rsid="01d011e8" style:font-weight-asian="normal" style:font-weight-complex="normal"/>
    </style:style>
    <style:style style:name="P51" style:family="paragraph" style:parent-style-name="Standard">
      <style:text-properties fo:color="#c9211e" loext:opacity="100%" fo:language="fr" fo:country="FR" fo:font-weight="bold" officeooo:rsid="01d44048" officeooo:paragraph-rsid="02245db1" style:font-weight-asian="bold" style:font-weight-complex="bold"/>
    </style:style>
    <style:style style:name="P52" style:family="paragraph" style:parent-style-name="Standard">
      <style:text-properties fo:color="#c9211e" loext:opacity="100%" fo:language="fr" fo:country="FR" fo:font-weight="bold" officeooo:rsid="01d44048" officeooo:paragraph-rsid="0224cc5d" style:font-weight-asian="bold" style:font-weight-complex="bold"/>
    </style:style>
    <style:style style:name="P53" style:family="paragraph" style:parent-style-name="Standard">
      <style:text-properties fo:color="#c9211e" loext:opacity="100%" fo:language="fr" fo:country="FR" fo:font-weight="bold" officeooo:rsid="01d44048" officeooo:paragraph-rsid="01d47af1" style:font-weight-asian="bold" style:font-weight-complex="bold"/>
    </style:style>
    <style:style style:name="P54" style:family="paragraph" style:parent-style-name="Standard">
      <style:text-properties fo:color="#c9211e" loext:opacity="100%" fo:language="fr" fo:country="FR" fo:font-weight="bold" officeooo:rsid="01d44048" officeooo:paragraph-rsid="0244bfbf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1e03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d6eb01" officeooo:paragraph-rsid="01d6eb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d6eb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d6eb01" officeooo:paragraph-rsid="01e03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d6eb01" officeooo:paragraph-rsid="0208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d6eb01" officeooo:paragraph-rsid="0212d1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d6eb01" officeooo:paragraph-rsid="0214c8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dd4e54" officeooo:paragraph-rsid="01dd4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e030fe" officeooo:paragraph-rsid="01e03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e992ce" officeooo:paragraph-rsid="01e992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ead366" officeooo:paragraph-rsid="01ead3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ead366" officeooo:paragraph-rsid="01ec6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ead366" officeooo:paragraph-rsid="01f1f1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ead366" officeooo:paragraph-rsid="01f494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208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212d1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214c8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2348f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2357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23fe0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2088cf9" officeooo:paragraph-rsid="0208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2088cf9" officeooo:paragraph-rsid="0212d1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212d1a6" officeooo:paragraph-rsid="0212d1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212d1a6" officeooo:paragraph-rsid="0214c8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21dcf98" officeooo:paragraph-rsid="0214c8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23fe008" officeooo:paragraph-rsid="023fe0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Footer">
      <style:text-properties fo:language="fr" fo:country="FR"/>
    </style:style>
    <style:style style:name="P84" style:family="paragraph" style:parent-style-name="Header">
      <style:paragraph-properties fo:text-align="center" style:justify-single-word="false"/>
      <style:text-properties fo:font-size="18pt" fo:language="fr" fo:country="FR" fo:font-weight="bold" officeooo:rsid="01aa7cd9" officeooo:paragraph-rsid="01aa7cd9" style:font-size-asian="18pt" style:font-weight-asian="bold" style:font-size-complex="18pt" style:font-weight-complex="bold"/>
    </style:style>
    <style:style style:name="T1" style:family="text">
      <style:text-properties officeooo:rsid="01d38eed"/>
    </style:style>
    <style:style style:name="T2" style:family="text">
      <style:text-properties officeooo:rsid="01315b80"/>
    </style:style>
    <style:style style:name="T3" style:family="text">
      <style:text-properties officeooo:rsid="01cd33a4"/>
    </style:style>
    <style:style style:name="T4" style:family="text">
      <style:text-properties officeooo:rsid="01d47af1"/>
    </style:style>
    <style:style style:name="T5" style:family="text">
      <style:text-properties officeooo:rsid="01d677c2"/>
    </style:style>
    <style:style style:name="T6" style:family="text">
      <style:text-properties officeooo:rsid="01d68e23"/>
    </style:style>
    <style:style style:name="T7" style:family="text">
      <style:text-properties officeooo:rsid="01d8342c"/>
    </style:style>
    <style:style style:name="T8" style:family="text">
      <style:text-properties officeooo:rsid="01d92131"/>
    </style:style>
    <style:style style:name="T9" style:family="text">
      <style:text-properties officeooo:rsid="01da1cbc"/>
    </style:style>
    <style:style style:name="T10" style:family="text">
      <style:text-properties officeooo:rsid="01dcabdc"/>
    </style:style>
    <style:style style:name="T11" style:family="text">
      <style:text-properties officeooo:rsid="01dd4e54"/>
    </style:style>
    <style:style style:name="T12" style:family="text">
      <style:text-properties officeooo:rsid="01de784b"/>
    </style:style>
    <style:style style:name="T13" style:family="text">
      <style:text-properties officeooo:rsid="01e10ad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d68e23" style:font-weight-asian="normal" style:font-weight-complex="normal"/>
    </style:style>
    <style:style style:name="T16" style:family="text">
      <style:text-properties fo:font-weight="normal" officeooo:rsid="01d677c2" style:font-weight-asian="normal" style:font-weight-complex="normal"/>
    </style:style>
    <style:style style:name="T17" style:family="text">
      <style:text-properties fo:font-weight="normal" officeooo:rsid="02144bf1" style:font-weight-asian="normal" style:font-weight-complex="normal"/>
    </style:style>
    <style:style style:name="T18" style:family="text">
      <style:text-properties officeooo:rsid="01e585d3"/>
    </style:style>
    <style:style style:name="T19" style:family="text">
      <style:text-properties officeooo:rsid="01e66060"/>
    </style:style>
    <style:style style:name="T20" style:family="text">
      <style:text-properties officeooo:rsid="01e74a7f"/>
    </style:style>
    <style:style style:name="T21" style:family="text">
      <style:text-properties officeooo:rsid="01e777de"/>
    </style:style>
    <style:style style:name="T22" style:family="text">
      <style:text-properties officeooo:rsid="01f05175"/>
    </style:style>
    <style:style style:name="T23" style:family="text">
      <style:text-properties officeooo:rsid="01f1f1d4"/>
    </style:style>
    <style:style style:name="T24" style:family="text">
      <style:text-properties officeooo:rsid="01f45779"/>
    </style:style>
    <style:style style:name="T25" style:family="text">
      <style:text-properties officeooo:rsid="01f49441"/>
    </style:style>
    <style:style style:name="T26" style:family="text">
      <style:text-properties officeooo:rsid="01f5db79"/>
    </style:style>
    <style:style style:name="T27" style:family="text">
      <style:text-properties officeooo:rsid="01f6388d"/>
    </style:style>
    <style:style style:name="T28" style:family="text">
      <style:text-properties officeooo:rsid="01fc6698"/>
    </style:style>
    <style:style style:name="T29" style:family="text">
      <style:text-properties officeooo:rsid="01fd7804"/>
    </style:style>
    <style:style style:name="T30" style:family="text">
      <style:text-properties officeooo:rsid="01ff3805"/>
    </style:style>
    <style:style style:name="T31" style:family="text">
      <style:text-properties officeooo:rsid="0205875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22ae9ac" style:font-weight-asian="bold" style:font-weight-complex="bold"/>
    </style:style>
    <style:style style:name="T34" style:family="text">
      <style:text-properties fo:font-weight="bold" officeooo:rsid="02348f26" style:font-weight-asian="bold" style:font-weight-complex="bold"/>
    </style:style>
    <style:style style:name="T35" style:family="text">
      <style:text-properties fo:font-weight="bold" officeooo:rsid="0235740b" style:font-weight-asian="bold" style:font-weight-complex="bold"/>
    </style:style>
    <style:style style:name="T36" style:family="text">
      <style:text-properties fo:font-weight="bold" officeooo:rsid="023f3ab7" style:font-weight-asian="bold" style:font-weight-complex="bold"/>
    </style:style>
    <style:style style:name="T37" style:family="text">
      <style:text-properties fo:font-weight="bold" officeooo:rsid="023fe008" style:font-weight-asian="bold" style:font-weight-complex="bold"/>
    </style:style>
    <style:style style:name="T38" style:family="text">
      <style:text-properties fo:font-weight="bold" officeooo:rsid="01d44048" style:font-weight-asian="bold" style:font-weight-complex="bold"/>
    </style:style>
    <style:style style:name="T39" style:family="text">
      <style:text-properties fo:font-weight="bold" officeooo:rsid="0224cc5d" style:font-weight-asian="bold" style:font-weight-complex="bold"/>
    </style:style>
    <style:style style:name="T40" style:family="text">
      <style:text-properties officeooo:rsid="02088cf9"/>
    </style:style>
    <style:style style:name="T41" style:family="text">
      <style:text-properties officeooo:rsid="0208a7d9"/>
    </style:style>
    <style:style style:name="T42" style:family="text">
      <style:text-properties officeooo:rsid="020a5ed0"/>
    </style:style>
    <style:style style:name="T43" style:family="text">
      <style:text-properties officeooo:rsid="02123d40"/>
    </style:style>
    <style:style style:name="T44" style:family="text">
      <style:text-properties officeooo:rsid="0212d1a6"/>
    </style:style>
    <style:style style:name="T45" style:family="text">
      <style:text-properties officeooo:rsid="02144bf1"/>
    </style:style>
    <style:style style:name="T46" style:family="text">
      <style:text-properties officeooo:rsid="0214c879"/>
    </style:style>
    <style:style style:name="T47" style:family="text">
      <style:text-properties officeooo:rsid="021dcf98"/>
    </style:style>
    <style:style style:name="T48" style:family="text">
      <style:text-properties officeooo:rsid="0220e80c"/>
    </style:style>
    <style:style style:name="T49" style:family="text">
      <style:text-properties officeooo:rsid="0222403f"/>
    </style:style>
    <style:style style:name="T50" style:family="text">
      <style:text-properties fo:font-style="italic" officeooo:rsid="0222403f" style:font-style-asian="italic" style:font-style-complex="italic"/>
    </style:style>
    <style:style style:name="T51" style:family="text">
      <style:text-properties officeooo:rsid="02245db1"/>
    </style:style>
    <style:style style:name="T52" style:family="text">
      <style:text-properties fo:color="#000000" loext:opacity="100%"/>
    </style:style>
    <style:style style:name="T53" style:family="text">
      <style:text-properties fo:color="#000000" loext:opacity="100%" officeooo:rsid="02245db1"/>
    </style:style>
    <style:style style:name="T54" style:family="text">
      <style:text-properties fo:color="#000000" loext:opacity="100%" fo:font-weight="normal" officeooo:rsid="01d68e23" style:font-weight-asian="normal" style:font-weight-complex="normal"/>
    </style:style>
    <style:style style:name="T55" style:family="text">
      <style:text-properties fo:color="#000000" loext:opacity="100%" fo:font-weight="normal" officeooo:rsid="0224cc5d" style:font-weight-asian="normal" style:font-weight-complex="normal"/>
    </style:style>
    <style:style style:name="T56" style:family="text">
      <style:text-properties fo:color="#000000" loext:opacity="100%" fo:font-weight="normal" officeooo:rsid="0227ed25" style:font-weight-asian="normal" style:font-weight-complex="normal"/>
    </style:style>
    <style:style style:name="T57" style:family="text">
      <style:text-properties fo:color="#000000" loext:opacity="100%" fo:font-weight="normal" officeooo:rsid="022ae535" style:font-weight-asian="normal" style:font-weight-complex="normal"/>
    </style:style>
    <style:style style:name="T58" style:family="text">
      <style:text-properties fo:color="#000000" loext:opacity="100%" officeooo:rsid="0224cc5d"/>
    </style:style>
    <style:style style:name="T59" style:family="text">
      <style:text-properties fo:color="#000000" loext:opacity="100%" officeooo:rsid="0244bfbf"/>
    </style:style>
    <style:style style:name="T60" style:family="text">
      <style:text-properties officeooo:rsid="023fe008"/>
    </style:style>
    <style:style style:name="T61" style:family="text">
      <style:text-properties officeooo:rsid="02418da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4"><text:span text:style-name="T3">I-</text:span><text:span text:style-name="T4">Approche intuitive de la limite d’une suite.</text:span></text:p>
      <text:p text:style-name="P11"/>
      <text:p text:style-name="P11"><text:tab/><text:span text:style-name="T5">a) Suite de limite infinie</text:span></text:p>
      <text:p text:style-name="P11"><text:tab/><text:span text:style-name="T5">Exemple </text:span><text:span text:style-name="T10">1</text:span><text:span text:style-name="T5">:</text:span></text:p>
      <text:p text:style-name="P12"><text:tab/><text:span text:style-name="T14">Soit </text:span><text:span text:style-name="T14"><draw:frame draw:style-name="fr1" draw:name="Objet1" text:anchor-type="as-char" svg:y="-0.415cm" svg:width="1.037cm" svg:height="0.56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5">une suite définie sur </text:span><text:span text:style-name="T15"><draw:frame draw:style-name="fr1" draw:name="Objet2" text:anchor-type="as-char" svg:y="-0.365cm" svg:width="0.63cm" svg:height="0.4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5">par <text:s/></text:span><text:span text:style-name="T15"><draw:frame draw:style-name="fr1" draw:name="Objet3" text:anchor-type="as-char" svg:y="-0.377cm" svg:width="2.09cm" svg:height="0.531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26"><text:tab/></text:p>
      <text:p text:style-name="P27"><text:span text:style-name="T9"><text:tab/>O</text:span>bserv<text:span text:style-name="T9">ons</text:span> les premiers termes de la suite:</text:p>
      <table:table table:name="Tableau1" table:style-name="Tableau1" table:template-name="Default Style">
        <table:table-column table:style-name="Tableau1.A"/>
        <table:table-column table:style-name="Tableau1.B" table:number-columns-repeated="12"/>
        <table:table-row table:style-name="TableLine130128416">
          <table:table-cell table:style-name="Tableau1.A1" office:value-type="string">
            <text:p text:style-name="P55"><draw:frame draw:style-name="fr1" draw:name="Objet5" text:anchor-type="as-char" svg:y="-0.377cm" svg:width="0.448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1.A1" office:value-type="string">
            <text:p text:style-name="P57">0</text:p>
          </table:table-cell>
          <table:table-cell table:style-name="Tableau1.C1" table:formula="ooow:&lt;B1&gt;+1" office:value-type="float" office:value="1">
            <text:p text:style-name="P58">1</text:p>
          </table:table-cell>
          <table:table-cell table:style-name="Tableau1.C1" table:formula="ooow:&lt;C1&gt;+1" office:value-type="float" office:value="2">
            <text:p text:style-name="P58">2</text:p>
          </table:table-cell>
          <table:table-cell table:style-name="Tableau1.C1" table:formula="ooow:&lt;D1&gt;+1" office:value-type="float" office:value="3">
            <text:p text:style-name="P58">3</text:p>
          </table:table-cell>
          <table:table-cell table:style-name="Tableau1.C1" table:formula="ooow:&lt;E1&gt;+1" office:value-type="float" office:value="4">
            <text:p text:style-name="P58">4</text:p>
          </table:table-cell>
          <table:table-cell table:style-name="Tableau1.C1" table:formula="ooow:&lt;F1&gt;+1" office:value-type="float" office:value="5">
            <text:p text:style-name="P58">5</text:p>
          </table:table-cell>
          <table:table-cell table:style-name="Tableau1.C1" table:formula="ooow:&lt;G1&gt;+1" office:value-type="float" office:value="6">
            <text:p text:style-name="P58">6</text:p>
          </table:table-cell>
          <table:table-cell table:style-name="Tableau1.C1" table:formula="ooow:&lt;H1&gt;+1" office:value-type="float" office:value="7">
            <text:p text:style-name="P58">7</text:p>
          </table:table-cell>
          <table:table-cell table:style-name="Tableau1.C1" table:formula="ooow:&lt;I1&gt;+1" office:value-type="float" office:value="8">
            <text:p text:style-name="P58">8</text:p>
          </table:table-cell>
          <table:table-cell table:style-name="Tableau1.A1" office:value-type="string">
            <text:p text:style-name="P58">1<text:span text:style-name="T7">00</text:span></text:p>
          </table:table-cell>
          <table:table-cell table:style-name="Tableau1.C1" office:value-type="float" office:value="1000">
            <text:p text:style-name="P58">100<text:span text:style-name="T7">0</text:span></text:p>
          </table:table-cell>
          <table:table-cell table:style-name="Tableau1.M1" office:value-type="float" office:value="4000">
            <text:p text:style-name="P58"><text:span text:style-name="T11">4</text:span>0<text:span text:style-name="T7">00</text:span></text:p>
          </table:table-cell>
        </table:table-row>
        <table:table-row table:style-name="TableLine130253984">
          <table:table-cell table:style-name="Tableau1.A2" office:value-type="string">
            <text:p text:style-name="P55"><draw:frame draw:style-name="fr1" draw:name="Objet4" text:anchor-type="as-char" svg:y="-0.377cm" svg:width="0.693cm" svg:height="0.53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B2" table:formula="ooow:2*&lt;B1&gt;+1" office:value-type="float" office:value="1">
            <text:p text:style-name="P58">1</text:p>
          </table:table-cell>
          <table:table-cell table:style-name="Tableau1.B2" table:formula="ooow:2*&lt;C1&gt;+1" office:value-type="float" office:value="3">
            <text:p text:style-name="P58">3</text:p>
          </table:table-cell>
          <table:table-cell table:style-name="Tableau1.B2" table:formula="ooow:2*&lt;D1&gt;+1" office:value-type="float" office:value="5">
            <text:p text:style-name="P58">5</text:p>
          </table:table-cell>
          <table:table-cell table:style-name="Tableau1.B2" table:formula="ooow:2*&lt;E1&gt;+1" office:value-type="float" office:value="7">
            <text:p text:style-name="P58">7</text:p>
          </table:table-cell>
          <table:table-cell table:style-name="Tableau1.B2" table:formula="ooow:2*&lt;F1&gt;+1" office:value-type="float" office:value="9">
            <text:p text:style-name="P58">9</text:p>
          </table:table-cell>
          <table:table-cell table:style-name="Tableau1.B2" table:formula="ooow:2*&lt;G1&gt;+1" office:value-type="float" office:value="11">
            <text:p text:style-name="P58">11</text:p>
          </table:table-cell>
          <table:table-cell table:style-name="Tableau1.B2" table:formula="ooow:2*&lt;H1&gt;+1" office:value-type="float" office:value="13">
            <text:p text:style-name="P58">13</text:p>
          </table:table-cell>
          <table:table-cell table:style-name="Tableau1.B2" table:formula="ooow:2*&lt;I1&gt;+1" office:value-type="float" office:value="15">
            <text:p text:style-name="P58">15</text:p>
          </table:table-cell>
          <table:table-cell table:style-name="Tableau1.B2" table:formula="ooow:2*&lt;J1&gt;+1" office:value-type="float" office:value="17">
            <text:p text:style-name="P58">17</text:p>
          </table:table-cell>
          <table:table-cell table:style-name="Tableau1.B2" table:formula="ooow:2*&lt;K1&gt;+1" office:value-type="float" office:value="201">
            <text:p text:style-name="P58">201</text:p>
          </table:table-cell>
          <table:table-cell table:style-name="Tableau1.B2" table:formula="ooow:2*&lt;L1&gt;+1" office:value-type="float" office:value="2001">
            <text:p text:style-name="P58">2001</text:p>
          </table:table-cell>
          <table:table-cell table:style-name="Tableau1.M2" table:formula="ooow:2*&lt;M1&gt;+1" office:value-type="float" office:value="8001">
            <text:p text:style-name="P63">8001</text:p>
          </table:table-cell>
        </table:table-row>
      </table:table>
      <text:p text:style-name="P32"><text:span text:style-name="T8"><text:tab/>Il semble que </text:span><text:span text:style-name="T8"><draw:frame draw:style-name="fr1" draw:name="Objet6" text:anchor-type="as-char" svg:y="-0.377cm" svg:width="0.693cm" svg:height="0.531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8">est aussi grand que l’on veut lorsque </text:span><text:span text:style-name="T8"><draw:frame draw:style-name="fr1" draw:name="Objet7" text:anchor-type="as-char" svg:y="-0.377cm" svg:width="0.448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8">est suffisamment grand.</text:span></text:p>
      <text:p text:style-name="P33"><text:tab/>On dit que la suite <draw:frame draw:style-name="fr1" draw:name="Objet8" text:anchor-type="as-char" svg:y="-0.415cm" svg:width="1.037cm" svg:height="0.568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a pour limite <draw:frame draw:style-name="fr1" draw:name="Objet9" text:anchor-type="as-char" svg:y="-0.326cm" svg:width="0.981cm" svg:height="0.326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et on note <draw:frame draw:style-name="fr1" draw:name="Objet10" text:anchor-type="as-char" svg:y="-0.471cm" svg:width="3.104cm" svg:height="0.935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6"/>
      <text:p text:style-name="P13"><text:tab/><text:span text:style-name="T5">Exemple </text:span><text:span text:style-name="T12">2</text:span><text:span text:style-name="T5">:</text:span></text:p>
      <text:p text:style-name="P36"><text:tab/>Soit <draw:frame draw:style-name="fr1" draw:name="Objet11" text:anchor-type="as-char" svg:y="-0.415cm" svg:width="1.025cm" svg:height="0.568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6">une suite définie sur </text:span><text:span text:style-name="T6"><draw:frame draw:style-name="fr1" draw:name="Objet12" text:anchor-type="as-char" svg:y="-0.365cm" svg:width="0.63cm" svg:height="0.4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6">par <text:s/></text:span><text:span text:style-name="T6"><draw:frame draw:style-name="fr1" draw:name="Objet13" text:anchor-type="as-char" svg:y="-0.377cm" svg:width="1.831cm" svg:height="0.531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<text:p text:style-name="P28"><text:span text:style-name="T9"><text:tab/>O</text:span>bserv<text:span text:style-name="T9">ons</text:span> les premiers termes de la suite:</text:p>
      <table:table table:name="Tableau2" table:style-name="Tableau2" table:template-name="Default Style">
        <table:table-column table:style-name="Tableau2.A"/>
        <table:table-column table:style-name="Tableau2.B" table:number-columns-repeated="12"/>
        <table:table-row table:style-name="TableLine130264352">
          <table:table-cell table:style-name="Tableau2.A1" office:value-type="string">
            <text:p text:style-name="P56"><draw:frame draw:style-name="fr1" draw:name="Objet14" text:anchor-type="as-char" svg:y="-0.377cm" svg:width="0.448cm" svg:height="0.46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2.A1" office:value-type="string">
            <text:p text:style-name="P59">0</text:p>
          </table:table-cell>
          <table:table-cell table:style-name="Tableau2.C1" table:formula="ooow:&lt;B1&gt;+1" office:value-type="float" office:value="1">
            <text:p text:style-name="P59">1</text:p>
          </table:table-cell>
          <table:table-cell table:style-name="Tableau2.C1" table:formula="ooow:&lt;C1&gt;+1" office:value-type="float" office:value="2">
            <text:p text:style-name="P59">2</text:p>
          </table:table-cell>
          <table:table-cell table:style-name="Tableau2.C1" table:formula="ooow:&lt;D1&gt;+1" office:value-type="float" office:value="3">
            <text:p text:style-name="P59">3</text:p>
          </table:table-cell>
          <table:table-cell table:style-name="Tableau2.C1" table:formula="ooow:&lt;E1&gt;+1" office:value-type="float" office:value="4">
            <text:p text:style-name="P59">4</text:p>
          </table:table-cell>
          <table:table-cell table:style-name="Tableau2.C1" table:formula="ooow:&lt;F1&gt;+1" office:value-type="float" office:value="5">
            <text:p text:style-name="P59">5</text:p>
          </table:table-cell>
          <table:table-cell table:style-name="Tableau2.C1" table:formula="ooow:&lt;G1&gt;+1" office:value-type="float" office:value="6">
            <text:p text:style-name="P59">6</text:p>
          </table:table-cell>
          <table:table-cell table:style-name="Tableau2.C1" table:formula="ooow:&lt;H1&gt;+1" office:value-type="float" office:value="7">
            <text:p text:style-name="P59">7</text:p>
          </table:table-cell>
          <table:table-cell table:style-name="Tableau2.C1" table:formula="ooow:&lt;I1&gt;+1" office:value-type="float" office:value="8">
            <text:p text:style-name="P59">8</text:p>
          </table:table-cell>
          <table:table-cell table:style-name="Tableau2.C1" table:formula="ooow:&lt;J1&gt;+1" office:value-type="float" office:value="9">
            <text:p text:style-name="P59">9</text:p>
          </table:table-cell>
          <table:table-cell table:style-name="Tableau2.C1" table:formula="ooow:&lt;K1&gt;+1" office:value-type="float" office:value="10">
            <text:p text:style-name="P59">10</text:p>
          </table:table-cell>
          <table:table-cell table:style-name="Tableau2.M1" table:formula="ooow:&lt;L1&gt;+1" office:value-type="float" office:value="11">
            <text:p text:style-name="P59">11</text:p>
          </table:table-cell>
        </table:table-row>
        <table:table-row table:style-name="TableLine130394960">
          <table:table-cell table:style-name="Tableau2.A2" office:value-type="string">
            <text:p text:style-name="P56"><draw:frame draw:style-name="fr1" draw:name="Objet15" text:anchor-type="as-char" svg:y="-0.377cm" svg:width="0.693cm" svg:height="0.531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able:table-cell>
          <table:table-cell table:style-name="Tableau2.B2" table:formula="ooow:-&lt;B1&gt;*&lt;B1&gt;*&lt;B1&gt;" office:value-type="float" office:value="-0">
            <text:p text:style-name="P64">0</text:p>
          </table:table-cell>
          <table:table-cell table:style-name="Tableau2.B2" table:formula="ooow:-&lt;C1&gt;*&lt;C1&gt;*&lt;C1&gt;" office:value-type="float" office:value="-1">
            <text:p text:style-name="P64">-1</text:p>
          </table:table-cell>
          <table:table-cell table:style-name="Tableau2.B2" table:formula="ooow:-&lt;D1&gt;*&lt;D1&gt;*&lt;D1&gt;" office:value-type="float" office:value="-8">
            <text:p text:style-name="P64">-8</text:p>
          </table:table-cell>
          <table:table-cell table:style-name="Tableau2.B2" table:formula="ooow:-&lt;E1&gt;*&lt;E1&gt;*&lt;E1&gt;" office:value-type="float" office:value="-27">
            <text:p text:style-name="P64">-27</text:p>
          </table:table-cell>
          <table:table-cell table:style-name="Tableau2.B2" table:formula="ooow:-&lt;F1&gt;*&lt;F1&gt;*&lt;F1&gt;" office:value-type="float" office:value="-64">
            <text:p text:style-name="P64">-64</text:p>
          </table:table-cell>
          <table:table-cell table:style-name="Tableau2.B2" table:formula="ooow:-&lt;G1&gt;*&lt;G1&gt;*&lt;G1&gt;" office:value-type="float" office:value="-125">
            <text:p text:style-name="P64">-125</text:p>
          </table:table-cell>
          <table:table-cell table:style-name="Tableau2.B2" table:formula="ooow:-&lt;H1&gt;*&lt;H1&gt;*&lt;H1&gt;" office:value-type="float" office:value="-216">
            <text:p text:style-name="P64">-216</text:p>
          </table:table-cell>
          <table:table-cell table:style-name="Tableau2.B2" table:formula="ooow:-&lt;I1&gt;*&lt;I1&gt;*&lt;I1&gt;" office:value-type="float" office:value="-343">
            <text:p text:style-name="P64">-343</text:p>
          </table:table-cell>
          <table:table-cell table:style-name="Tableau2.B2" table:formula="ooow:-&lt;J1&gt;*&lt;J1&gt;*&lt;J1&gt;" office:value-type="float" office:value="-512">
            <text:p text:style-name="P64">-512</text:p>
          </table:table-cell>
          <table:table-cell table:style-name="Tableau2.B2" table:formula="ooow:-&lt;K1&gt;*&lt;K1&gt;*&lt;K1&gt;" office:value-type="float" office:value="-729">
            <text:p text:style-name="P64">-729</text:p>
          </table:table-cell>
          <table:table-cell table:style-name="Tableau2.B2" table:formula="ooow:-&lt;L1&gt;*&lt;L1&gt;*&lt;L1&gt;" office:value-type="float" office:value="-1000">
            <text:p text:style-name="P64">-1000</text:p>
          </table:table-cell>
          <table:table-cell table:style-name="Tableau2.M2" table:formula="ooow:-&lt;M1&gt;*&lt;M1&gt;*&lt;M1&gt;" office:value-type="float" office:value="-1331">
            <text:p text:style-name="P64">-1331</text:p>
          </table:table-cell>
        </table:table-row>
      </table:table>
      <text:p text:style-name="P37"><text:span text:style-name="T8"><text:tab/>Il semble que </text:span><text:span text:style-name="T8"><draw:frame draw:style-name="fr1" draw:name="Objet16" text:anchor-type="as-char" svg:y="-0.377cm" svg:width="0.681cm" svg:height="0.531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8">est aussi grand </text:span><text:span text:style-name="T13">négatif </text:span><text:span text:style-name="T8">que l’on veut lorsque </text:span><text:span text:style-name="T8"><draw:frame draw:style-name="fr1" draw:name="Objet17" text:anchor-type="as-char" svg:y="-0.377cm" svg:width="0.448cm" svg:height="0.467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8">est suffisamment grand.</text:span></text:p>
      <text:p text:style-name="P34"><text:tab/>On dit que la suite <draw:frame draw:style-name="fr1" draw:name="Objet18" text:anchor-type="as-char" svg:y="-0.415cm" svg:width="1.025cm" svg:height="0.56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a pour limite <draw:frame draw:style-name="fr1" draw:name="Objet19" text:anchor-type="as-char" svg:y="-0.293cm" svg:width="1.076cm" svg:height="0.293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et on note <draw:frame draw:style-name="fr1" draw:name="Objet20" text:anchor-type="as-char" svg:y="-0.471cm" svg:width="3.171cm" svg:height="0.935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14"><text:tab/></text:p>
      <text:p text:style-name="P15"><text:tab/><text:span text:style-name="T18">Algorithme</text:span><text:span text:style-name="T5">: </text:span><text:span text:style-name="T19">Détermination d’un seuil </text:span><text:span text:style-name="T19"><draw:frame draw:style-name="fr1" draw:name="Objet21" text:anchor-type="as-char" svg:y="-0.377cm" svg:width="0.529cm" svg:height="0.46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9">.</text:span></text:p>
      <text:p text:style-name="P15"/>
      <text:p text:style-name="P16"><text:tab/><text:span text:style-name="T20">On considère la suite </text:span><text:span text:style-name="T20"><draw:frame draw:style-name="fr1" draw:name="Objet22" text:anchor-type="as-char" svg:y="-0.415cm" svg:width="1.037cm" svg:height="0.568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20">définie par :</text:span></text:p>
      <text:p text:style-name="P16"><text:tab/><text:span text:style-name="T21">pour tout entier </text:span><draw:frame draw:style-name="fr2" draw:name="Objet25" text:anchor-type="as-char" svg:y="-0.767cm" svg:width="3.284cm" svg:height="1.441cm" draw:z-index="22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16"/>
      <table:table table:name="Tableau3" table:style-name="Tableau3" table:template-name="Default Style">
        <table:table-column table:style-name="Tableau3.A"/>
        <table:table-column table:style-name="Tableau3.B"/>
        <table:table-row table:style-name="TableLine130486176">
          <table:table-cell table:style-name="Tableau3.A1" office:value-type="string">
            <text:p text:style-name="P65">En langage naturel:</text:p>
          </table:table-cell>
          <table:table-cell table:style-name="Tableau3.B1" office:value-type="string">
            <text:p text:style-name="P65">En langage Python:</text:p>
          </table:table-cell>
        </table:table-row>
        <table:table-row table:style-name="TableLine130489904">
          <table:table-cell table:style-name="Tableau3.A2" office:value-type="string">
            <text:p text:style-name="P66">Définir la fonction seuil(A)</text:p>
            <text:p text:style-name="P66"><text:s text:c="4"/><draw:frame draw:style-name="fr1" draw:name="Objet23" text:anchor-type="as-char" svg:y="-0.377cm" svg:width="1.081cm" svg:height="0.467cm" draw:z-index="23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  <text:p text:style-name="P67"><text:s text:c="4"/><draw:frame draw:style-name="fr1" draw:name="Objet24" text:anchor-type="as-char" svg:y="-0.377cm" svg:width="1.08cm" svg:height="0.467cm" draw:z-index="24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<text:p text:style-name="P67"><text:s text:c="6"/><text:span text:style-name="T22">Tant que </text:span><text:span text:style-name="T22"><draw:frame draw:style-name="fr1" draw:name="Objet26" text:anchor-type="as-char" svg:y="-0.377cm" svg:width="1.256cm" svg:height="0.46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    <text:p text:style-name="P67"><text:s text:c="12"/><draw:frame draw:style-name="fr1" draw:name="Objet27" text:anchor-type="as-char" svg:y="-0.377cm" svg:width="1.626cm" svg:height="0.46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<text:p text:style-name="P67"><text:s text:c="12"/><draw:frame draw:style-name="fr1" draw:name="Objet28" text:anchor-type="as-char" svg:y="-0.377cm" svg:width="1.392cm" svg:height="0.46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  <text:p text:style-name="P68"><text:s text:c="6"/><text:span text:style-name="T23">Fin t</text:span><text:span text:style-name="T22">ant que</text:span></text:p>
            <text:p text:style-name="P68"><text:s text:c="6"/><text:span text:style-name="T24">Afficher </text:span><text:span text:style-name="T24"><draw:frame draw:style-name="fr1" draw:name="Objet29" text:anchor-type="as-char" svg:y="-0.377cm" svg:width="0.448cm" svg:height="0.46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  </table:table-cell>
          <table:table-cell table:style-name="Tableau3.B2" office:value-type="string">
            <text:p text:style-name="P69"><text:span text:style-name="T27"><text:s/>d</text:span><text:span text:style-name="T25">ef </text:span>seuil(<text:span text:style-name="T25">a</text:span>):</text:p>
            <text:p text:style-name="P69"><text:s text:c="4"/><draw:frame draw:style-name="fr1" draw:name="Objet30" text:anchor-type="as-char" svg:y="-0.377cm" svg:width="1.041cm" svg:height="0.467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<text:p text:style-name="P69"><text:s text:c="4"/><draw:frame draw:style-name="fr1" draw:name="Objet31" text:anchor-type="as-char" svg:y="-0.377cm" svg:width="1.037cm" svg:height="0.467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  <text:p text:style-name="P69"><text:s text:c="6"/><text:span text:style-name="T26">while </text:span><text:span text:style-name="T22"><text:s/></text:span><text:span text:style-name="T22"><draw:frame draw:style-name="fr1" draw:name="Objet32" text:anchor-type="as-char" svg:y="-0.377cm" svg:width="0.997cm" svg:height="0.467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2">:</text:span></text:p>
            <text:p text:style-name="P69"><text:s text:c="12"/><draw:frame draw:style-name="fr1" draw:name="Objet33" text:anchor-type="as-char" svg:y="-0.377cm" svg:width="1.586cm" svg:height="0.467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  <text:p text:style-name="P69"><text:s text:c="12"/><draw:frame draw:style-name="fr1" draw:name="Objet34" text:anchor-type="as-char" svg:y="-0.377cm" svg:width="1.61cm" svg:height="0.467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<text:p text:style-name="P69"><text:s text:c="6"/><text:span text:style-name="T26">return(</text:span><draw:frame draw:style-name="fr1" draw:name="Objet35" text:anchor-type="as-char" svg:y="-0.377cm" svg:width="0.448cm" svg:height="0.467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T26">)</text:span></text:p>
            <text:p text:style-name="P69"/>
          </table:table-cell>
        </table:table-row>
      </table:table>
      <text:p text:style-name="P38"/>
      <text:p text:style-name="P17"><text:tab/><text:span text:style-name="T28">Propriétés</text:span><text:span text:style-name="T5">:</text:span></text:p>
      <text:p text:style-name="P39"><text:tab/><text:span text:style-name="T29">Les suites de références <text:s/></text:span><text:span text:style-name="T29"><draw:frame draw:style-name="fr1" draw:name="Objet36" text:anchor-type="as-char" svg:y="-0.415cm" svg:width="1.08cm" svg:height="0.545cm" draw:z-index="35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9">, </text:span><text:span text:style-name="T29"><draw:frame draw:style-name="fr1" draw:name="Objet37" text:anchor-type="as-char" svg:y="-0.437cm" svg:width="1.208cm" svg:height="0.568cm" draw:z-index="36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9">, </text:span><text:span text:style-name="T29"><draw:frame draw:style-name="fr1" draw:name="Objet38" text:anchor-type="as-char" svg:y="-0.436cm" svg:width="1.363cm" svg:height="0.566cm" draw:z-index="37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29">, </text:span><text:span text:style-name="T29"><draw:frame draw:style-name="fr1" draw:name="Objet39" text:anchor-type="as-char" svg:y="-0.437cm" svg:width="1.191cm" svg:height="0.568cm" draw:z-index="38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39"><text:span text:style-name="T30"><text:tab/>avec </text:span><text:span text:style-name="T30"><draw:frame draw:style-name="fr1" draw:name="Objet40" text:anchor-type="as-char" svg:y="-0.377cm" svg:width="0.445cm" svg:height="0.467cm" draw:z-index="39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30">un nombre réel , </text:span><text:span text:style-name="T30"><draw:frame draw:style-name="fr1" draw:name="Objet41" text:anchor-type="as-char" svg:y="-0.377cm" svg:width="0.975cm" svg:height="0.467cm" draw:z-index="40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30">, <text:tab/>(resp. </text:span><text:span text:style-name="T30"><draw:frame draw:style-name="fr1" draw:name="Objet42" text:anchor-type="as-char" svg:y="-0.377cm" svg:width="0.975cm" svg:height="0.467cm" draw:z-index="4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30">), ont pour limite </text:span><text:span text:style-name="T30"><draw:frame draw:style-name="fr1" draw:name="Objet43" text:anchor-type="as-char" svg:y="-0.326cm" svg:width="0.981cm" svg:height="0.326cm" draw:z-index="42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30">, (resp. </text:span><text:span text:style-name="T30"><draw:frame draw:style-name="fr1" draw:name="Objet44" text:anchor-type="as-char" svg:y="-0.293cm" svg:width="1.076cm" svg:height="0.293cm" draw:z-index="43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30">)</text:span></text:p>
      <text:p text:style-name="P26"/>
      <text:p text:style-name="P26"/>
      <text:p text:style-name="P11"/>
      <text:p text:style-name="P18"/>
      <text:p text:style-name="P19"><text:tab/><text:span text:style-name="T31">b</text:span><text:span text:style-name="T5">) Suite de limite finie</text:span></text:p>
      <text:p text:style-name="P20"><text:tab/><text:span text:style-name="T40">Exemple:</text:span><text:tab/></text:p>
      <text:p text:style-name="P20"><text:span text:style-name="T16"><text:tab/>Soit </text:span><text:span text:style-name="T16"><draw:frame draw:style-name="fr1" draw:name="Objet45" text:anchor-type="as-char" svg:y="-0.415cm" svg:width="0.923cm" svg:height="0.568cm" draw:z-index="44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15">une suite définie sur </text:span><text:span text:style-name="T15"><draw:frame draw:style-name="fr1" draw:name="Objet46" text:anchor-type="as-char" svg:y="-0.547cm" svg:width="0.792cm" svg:height="0.66cm" draw:z-index="45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5">par <text:s/></text:span><text:span text:style-name="T15"><draw:frame draw:style-name="fr1" draw:name="Objet47" text:anchor-type="as-char" svg:y="-0.619cm" svg:width="1.281cm" svg:height="0.998cm" draw:z-index="46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p>
      <text:p text:style-name="P29"><text:span text:style-name="T9"><text:tab/>O</text:span>bserv<text:span text:style-name="T9">ons</text:span> les premiers termes de la suite:</text:p>
      <table:table table:name="Tableau4" table:style-name="Tableau4" table:template-name="Default Style">
        <table:table-column table:style-name="Tableau4.A"/>
        <table:table-column table:style-name="Tableau4.B" table:number-columns-repeated="10"/>
        <table:table-column table:style-name="Tableau4.L"/>
        <table:table-row table:style-name="Tableau4.1">
          <table:table-cell table:style-name="Tableau4.A1" office:value-type="string">
            <text:p text:style-name="P70"><draw:frame draw:style-name="fr1" draw:name="Objet51" text:anchor-type="as-char" svg:y="-0.377cm" svg:width="0.448cm" svg:height="0.467cm" draw:z-index="49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  <table:table-cell table:style-name="Tableau4.A1" office:value-type="string">
            <text:p text:style-name="P77">1</text:p>
          </table:table-cell>
          <table:table-cell table:style-name="Tableau4.C1" table:formula="ooow:&lt;B1&gt;+1" office:value-type="float" office:value="2">
            <text:p text:style-name="P60">2</text:p>
          </table:table-cell>
          <table:table-cell table:style-name="Tableau4.C1" table:formula="ooow:&lt;C1&gt;+1" office:value-type="float" office:value="3">
            <text:p text:style-name="P60">3</text:p>
          </table:table-cell>
          <table:table-cell table:style-name="Tableau4.C1" table:formula="ooow:&lt;D1&gt;+1" office:value-type="float" office:value="4">
            <text:p text:style-name="P60">4</text:p>
          </table:table-cell>
          <table:table-cell table:style-name="Tableau4.C1" table:formula="ooow:&lt;E1&gt;+1" office:value-type="float" office:value="5">
            <text:p text:style-name="P60">5</text:p>
          </table:table-cell>
          <table:table-cell table:style-name="Tableau4.C1" table:formula="ooow:&lt;F1&gt;+1" office:value-type="float" office:value="6">
            <text:p text:style-name="P60">6</text:p>
          </table:table-cell>
          <table:table-cell table:style-name="Tableau4.C1" table:formula="ooow:&lt;G1&gt;+1" office:value-type="float" office:value="7">
            <text:p text:style-name="P60">7</text:p>
          </table:table-cell>
          <table:table-cell table:style-name="Tableau4.C1" table:formula="ooow:&lt;H1&gt;+1" office:value-type="float" office:value="8">
            <text:p text:style-name="P60">8</text:p>
          </table:table-cell>
          <table:table-cell table:style-name="Tableau4.C1" table:formula="ooow:&lt;I1&gt;+1" office:value-type="float" office:value="9">
            <text:p text:style-name="P60">9</text:p>
          </table:table-cell>
          <table:table-cell table:style-name="Tableau4.A1" office:value-type="string">
            <text:p text:style-name="P60">1<text:span text:style-name="T7">00</text:span></text:p>
          </table:table-cell>
          <table:table-cell table:style-name="Tableau4.L1" office:value-type="float" office:value="1000">
            <text:p text:style-name="P60">100<text:span text:style-name="T7">0</text:span></text:p>
          </table:table-cell>
        </table:table-row>
        <table:table-row table:style-name="TableLine130781184">
          <table:table-cell table:style-name="Tableau4.A2" office:value-type="string">
            <text:p text:style-name="P70"><draw:frame draw:style-name="fr1" draw:name="Objet52" text:anchor-type="as-char" svg:y="-0.377cm" svg:width="0.579cm" svg:height="0.531cm" draw:z-index="50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able:table-cell>
          <table:table-cell table:style-name="Tableau4.B2" table:formula="ooow:1/&lt;B1&gt;" office:value-type="float" office:value="1">
            <text:p text:style-name="P77">1,000</text:p>
          </table:table-cell>
          <table:table-cell table:style-name="Tableau4.B2" table:formula="ooow:1/&lt;C1&gt;" office:value-type="float" office:value="0.5">
            <text:p text:style-name="P77">0,500</text:p>
          </table:table-cell>
          <table:table-cell table:style-name="Tableau4.B2" table:formula="ooow:1/&lt;D1&gt;" office:value-type="float" office:value="0.333333333333333">
            <text:p text:style-name="P77">0,333</text:p>
          </table:table-cell>
          <table:table-cell table:style-name="Tableau4.B2" table:formula="ooow:1/&lt;E1&gt;" office:value-type="float" office:value="0.25">
            <text:p text:style-name="P77">0,250</text:p>
          </table:table-cell>
          <table:table-cell table:style-name="Tableau4.B2" table:formula="ooow:1/&lt;F1&gt;" office:value-type="float" office:value="0.2">
            <text:p text:style-name="P77">0,200</text:p>
          </table:table-cell>
          <table:table-cell table:style-name="Tableau4.B2" table:formula="ooow:1/&lt;G1&gt;" office:value-type="float" office:value="0.166666666666667">
            <text:p text:style-name="P77">0,167</text:p>
          </table:table-cell>
          <table:table-cell table:style-name="Tableau4.B2" table:formula="ooow:1/&lt;H1&gt;" office:value-type="float" office:value="0.142857142857143">
            <text:p text:style-name="P77">0,143</text:p>
          </table:table-cell>
          <table:table-cell table:style-name="Tableau4.B2" table:formula="ooow:1/&lt;I1&gt;" office:value-type="float" office:value="0.125">
            <text:p text:style-name="P77">0,125</text:p>
          </table:table-cell>
          <table:table-cell table:style-name="Tableau4.B2" table:formula="ooow:1/&lt;J1&gt;" office:value-type="float" office:value="0.111111111111111">
            <text:p text:style-name="P77">0,111</text:p>
          </table:table-cell>
          <table:table-cell table:style-name="Tableau4.B2" table:formula="ooow:1/&lt;K1&gt;" office:value-type="float" office:value="0.01">
            <text:p text:style-name="P77">0,010</text:p>
          </table:table-cell>
          <table:table-cell table:style-name="Tableau4.L2" table:formula="ooow:1/&lt;L1&gt;" office:value-type="float" office:value="0.001">
            <text:p text:style-name="P77">0,001</text:p>
          </table:table-cell>
        </table:table-row>
      </table:table>
      <text:p text:style-name="P40"><text:span text:style-name="T8"><text:tab/>Il semble que </text:span><text:span text:style-name="T8"><draw:frame draw:style-name="fr1" draw:name="Objet53" text:anchor-type="as-char" svg:y="-0.377cm" svg:width="0.579cm" svg:height="0.531cm" draw:z-index="51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8">est aussi </text:span><text:span text:style-name="T41">proche de zéro </text:span><text:span text:style-name="T8">que l’on veut lorsque </text:span><text:span text:style-name="T8"><draw:frame draw:style-name="fr1" draw:name="Objet54" text:anchor-type="as-char" svg:y="-0.377cm" svg:width="0.448cm" svg:height="0.467cm" draw:z-index="52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8">est suffisamment grand.</text:span></text:p>
      <text:p text:style-name="P35"><text:tab/>On dit que la suite <draw:frame draw:style-name="fr1" draw:name="Objet48" text:anchor-type="as-char" svg:y="-0.415cm" svg:width="0.923cm" svg:height="0.568cm" draw:z-index="47"><draw:object xlink:href="./Object 48" xlink:type="simple" xlink:show="embed" xlink:actuate="onLoad"/><draw:image xlink:href="./ObjectReplacements/Object 48" xlink:type="simple" xlink:show="embed" xlink:actuate="onLoad"/><svg:desc>formule</svg:desc></draw:frame>a pour limite <draw:frame draw:style-name="fr1" draw:name="Objet49" text:anchor-type="as-char" svg:y="-0.377cm" svg:width="0.422cm" svg:height="0.467cm" draw:z-index="48"><draw:object xlink:href="./Object 49" xlink:type="simple" xlink:show="embed" xlink:actuate="onLoad"/><draw:image xlink:href="./ObjectReplacements/Object 49" xlink:type="simple" xlink:show="embed" xlink:actuate="onLoad"/><svg:desc>formule</svg:desc></draw:frame>et on note <draw:frame draw:style-name="fr1" draw:name="Objet50" text:anchor-type="as-char" svg:y="-0.377cm" svg:width="0.351cm" svg:height="0.467cm" draw:z-index="53"><draw:object xlink:href="./Object 50" xlink:type="simple" xlink:show="embed" xlink:actuate="onLoad"/><draw:image xlink:href="./ObjectReplacements/Object 50" xlink:type="simple" xlink:show="embed" xlink:actuate="onLoad"/><svg:desc>formule</svg:desc></draw:frame></text:p>
      <text:p text:style-name="P21"><text:span text:style-name="T28"><text:tab/>Propriétés</text:span><text:span text:style-name="T5">:</text:span></text:p>
      <text:p text:style-name="P41"><text:tab/><text:span text:style-name="T29">Les suites de références <text:s/></text:span><text:span text:style-name="T29"><draw:frame draw:style-name="fr1" draw:name="Objet55" text:anchor-type="as-char" svg:y="-0.75cm" svg:width="0.924cm" svg:height="1.258cm" draw:z-index="54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29">, </text:span><text:span text:style-name="T29"><draw:frame draw:style-name="fr1" draw:name="Objet56" text:anchor-type="as-char" svg:y="-0.762cm" svg:width="1.058cm" svg:height="1.342cm" draw:z-index="55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29">, </text:span><text:span text:style-name="T29"><draw:frame draw:style-name="fr1" draw:name="Objet57" text:anchor-type="as-char" svg:y="-0.762cm" svg:width="1.214cm" svg:height="1.341cm" draw:z-index="56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29">, </text:span><text:span text:style-name="T29"><draw:frame draw:style-name="fr1" draw:name="Objet58" text:anchor-type="as-char" svg:y="-0.437cm" svg:width="1.392cm" svg:height="0.568cm" draw:z-index="57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<text:p text:style-name="P41"><text:span text:style-name="T30"><text:tab/>avec </text:span><text:span text:style-name="T30"><draw:frame draw:style-name="fr1" draw:name="Objet59" text:anchor-type="as-char" svg:y="-0.377cm" svg:width="0.445cm" svg:height="0.467cm" draw:z-index="58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30">un nombre réel , </text:span><text:span text:style-name="T42">on</text:span><text:span text:style-name="T30">t pour limite </text:span><text:span text:style-name="T30"><draw:frame draw:style-name="fr1" draw:name="Objet62" text:anchor-type="as-char" svg:y="-0.377cm" svg:width="0.422cm" svg:height="0.467cm" draw:z-index="5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p>
      <text:p text:style-name="P41"/>
      <text:p text:style-name="P22"><text:tab/><text:span text:style-name="T43">c</text:span><text:span text:style-name="T5">) Suite</text:span><text:span text:style-name="T43">s</text:span><text:span text:style-name="T5"> </text:span><text:span text:style-name="T43">qui n’ont pas </text:span><text:span text:style-name="T5">de limite</text:span><text:span text:style-name="T45">s</text:span></text:p>
      <text:p text:style-name="P22"><text:tab/><text:span text:style-name="T17">Les suite qui ont des comportement aléatoires</text:span></text:p>
      <text:p text:style-name="P22"><text:span text:style-name="T17"><text:tab/></text:span><text:span text:style-name="T45">Exemple 1:</text:span></text:p>
      <text:p text:style-name="P22"><text:span text:style-name="T16"><text:tab/>Soit </text:span><text:span text:style-name="T16"><draw:frame draw:style-name="fr1" draw:name="Objet60" text:anchor-type="as-char" svg:y="-0.415cm" svg:width="0.94cm" svg:height="0.568cm" draw:z-index="60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5">une suite définie sur </text:span><text:span text:style-name="T15"><draw:frame draw:style-name="fr1" draw:name="Objet61" text:anchor-type="as-char" svg:y="-0.365cm" svg:width="0.63cm" svg:height="0.48cm" draw:z-index="61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15">par <text:s/></text:span><text:span text:style-name="T15"><draw:frame draw:style-name="fr1" draw:name="Objet63" text:anchor-type="as-char" svg:y="-0.471cm" svg:width="2.094cm" svg:height="0.663cm" draw:z-index="63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p>
      <text:p text:style-name="P43"><text:tab/></text:p>
      <text:p text:style-name="P30"><text:span text:style-name="T9"><text:tab/>O</text:span>bserv<text:span text:style-name="T9">ons</text:span> les premiers termes de la suite:</text:p>
      <table:table table:name="Tableau5" table:style-name="Tableau5" table:template-name="Default Style">
        <table:table-column table:style-name="Tableau5.A"/>
        <table:table-column table:style-name="Tableau5.B" table:number-columns-repeated="10"/>
        <table:table-column table:style-name="Tableau5.L"/>
        <table:table-row table:style-name="Tableau5.1">
          <table:table-cell table:style-name="Tableau5.A1" office:value-type="string">
            <text:p text:style-name="P71"><draw:frame draw:style-name="fr1" draw:name="Objet66" text:anchor-type="as-char" svg:y="-0.377cm" svg:width="0.448cm" svg:height="0.467cm" draw:z-index="64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</table:table-cell>
          <table:table-cell table:style-name="Tableau5.A1" office:value-type="string">
            <text:p text:style-name="P79">0</text:p>
          </table:table-cell>
          <table:table-cell table:style-name="Tableau5.C1" table:formula="ooow:&lt;B1&gt;+1" office:value-type="float" office:value="1">
            <text:p text:style-name="P61">1</text:p>
          </table:table-cell>
          <table:table-cell table:style-name="Tableau5.C1" table:formula="ooow:&lt;C1&gt;+1" office:value-type="float" office:value="2">
            <text:p text:style-name="P61">2</text:p>
          </table:table-cell>
          <table:table-cell table:style-name="Tableau5.C1" table:formula="ooow:&lt;D1&gt;+1" office:value-type="float" office:value="3">
            <text:p text:style-name="P61">3</text:p>
          </table:table-cell>
          <table:table-cell table:style-name="Tableau5.C1" table:formula="ooow:&lt;E1&gt;+1" office:value-type="float" office:value="4">
            <text:p text:style-name="P61">4</text:p>
          </table:table-cell>
          <table:table-cell table:style-name="Tableau5.C1" table:formula="ooow:&lt;F1&gt;+1" office:value-type="float" office:value="5">
            <text:p text:style-name="P61">5</text:p>
          </table:table-cell>
          <table:table-cell table:style-name="Tableau5.C1" table:formula="ooow:&lt;G1&gt;+1" office:value-type="float" office:value="6">
            <text:p text:style-name="P61">6</text:p>
          </table:table-cell>
          <table:table-cell table:style-name="Tableau5.C1" table:formula="ooow:&lt;H1&gt;+1" office:value-type="float" office:value="7">
            <text:p text:style-name="P61">7</text:p>
          </table:table-cell>
          <table:table-cell table:style-name="Tableau5.C1" table:formula="ooow:&lt;I1&gt;+1" office:value-type="float" office:value="8">
            <text:p text:style-name="P61">8</text:p>
          </table:table-cell>
          <table:table-cell table:style-name="Tableau5.C1" table:formula="ooow:&lt;J1&gt;+1" office:value-type="float" office:value="9">
            <text:p text:style-name="P61">9</text:p>
          </table:table-cell>
          <table:table-cell table:style-name="Tableau5.L1" table:formula="ooow:&lt;K1&gt;+1" office:value-type="float" office:value="10">
            <text:p text:style-name="P61">10</text:p>
          </table:table-cell>
        </table:table-row>
        <table:table-row table:style-name="TableLine130988720">
          <table:table-cell table:style-name="Tableau5.A2" office:value-type="string">
            <text:p text:style-name="P71"><draw:frame draw:style-name="fr1" draw:name="Objet67" text:anchor-type="as-char" svg:y="-0.377cm" svg:width="0.596cm" svg:height="0.531cm" draw:z-index="66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  <table:table-cell table:style-name="Tableau5.B2" office:value-type="float" office:value="1">
            <text:p text:style-name="P79">1</text:p>
          </table:table-cell>
          <table:table-cell table:style-name="Tableau5.B2" office:value-type="float" office:value="-1">
            <text:p text:style-name="P78">-<text:span text:style-name="T44">1</text:span></text:p>
          </table:table-cell>
          <table:table-cell table:style-name="Tableau5.B2" office:value-type="float" office:value="1">
            <text:p text:style-name="P79">1</text:p>
          </table:table-cell>
          <table:table-cell table:style-name="Tableau5.B2" office:value-type="float" office:value="-1">
            <text:p text:style-name="P78">-<text:span text:style-name="T44">1</text:span></text:p>
          </table:table-cell>
          <table:table-cell table:style-name="Tableau5.B2" office:value-type="float" office:value="1">
            <text:p text:style-name="P79">1</text:p>
          </table:table-cell>
          <table:table-cell table:style-name="Tableau5.B2" office:value-type="float" office:value="-1">
            <text:p text:style-name="P78">-<text:span text:style-name="T44">1</text:span></text:p>
          </table:table-cell>
          <table:table-cell table:style-name="Tableau5.B2" office:value-type="float" office:value="1">
            <text:p text:style-name="P79">1</text:p>
          </table:table-cell>
          <table:table-cell table:style-name="Tableau5.B2" office:value-type="float" office:value="-1">
            <text:p text:style-name="P78">-<text:span text:style-name="T44">1</text:span></text:p>
          </table:table-cell>
          <table:table-cell table:style-name="Tableau5.B2" office:value-type="float" office:value="1">
            <text:p text:style-name="P79">1</text:p>
          </table:table-cell>
          <table:table-cell table:style-name="Tableau5.B2" office:value-type="float" office:value="-1">
            <text:p text:style-name="P78">-<text:span text:style-name="T44">1</text:span></text:p>
          </table:table-cell>
          <table:table-cell table:style-name="Tableau5.L2" office:value-type="float" office:value="1">
            <text:p text:style-name="P79">1</text:p>
          </table:table-cell>
        </table:table-row>
      </table:table>
      <text:p text:style-name="P44"><text:span text:style-name="T8"><text:tab/>Il semble que </text:span><text:span text:style-name="T8"><draw:frame draw:style-name="fr1" draw:name="Objet64" text:anchor-type="as-char" svg:y="-0.377cm" svg:width="0.596cm" svg:height="0.531cm" draw:z-index="62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45">ne s’approche pas d’une valeur unique </text:span><text:span text:style-name="T48">( donc elle n’a pas de limite )</text:span><text:span text:style-name="T45">.</text:span></text:p>
      <text:p text:style-name="P45"><text:tab/><text:span text:style-name="T32">Exemple 2: </text:span></text:p>
      <text:p text:style-name="P46"><text:span text:style-name="T32"><text:tab/></text:span><text:span text:style-name="T5">Soit </text:span><text:span text:style-name="T5"><draw:frame draw:style-name="fr1" draw:name="Objet75" text:anchor-type="as-char" svg:y="-0.415cm" svg:width="0.923cm" svg:height="0.568cm" draw:z-index="69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6">une suite définie sur </text:span><text:span text:style-name="T6"><draw:frame draw:style-name="fr1" draw:name="Objet76" text:anchor-type="as-char" svg:y="-0.365cm" svg:width="0.63cm" svg:height="0.48cm" draw:z-index="70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6">par <text:s/></text:span><text:span text:style-name="T6"><draw:frame draw:style-name="fr1" draw:name="Objet77" text:anchor-type="as-char" svg:y="-0.471cm" svg:width="2.078cm" svg:height="0.663cm" draw:z-index="71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<text:p text:style-name="P31"><text:span text:style-name="T9"><text:tab/>O</text:span>bserv<text:span text:style-name="T46">ero</text:span><text:span text:style-name="T9">ns</text:span> <text:span text:style-name="T46">que </text:span>les <text:span text:style-name="T46">termes de la suite </text:span><text:span text:style-name="T46"><draw:frame draw:style-name="fr1" draw:name="Objet74" text:anchor-type="as-char" svg:y="-0.415cm" svg:width="0.923cm" svg:height="0.568cm" draw:z-index="67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46">deviendront de plus en plus grand en </text:span><text:span text:style-name="T47">en alternat les <text:tab/>signes + et -</text:span>:</text:p>
      <table:table table:name="Tableau6" table:style-name="Tableau6" table:template-name="Default Style">
        <table:table-column table:style-name="Tableau6.A"/>
        <table:table-column table:style-name="Tableau6.B" table:number-columns-repeated="10"/>
        <table:table-column table:style-name="Tableau6.L"/>
        <table:table-row table:style-name="Tableau6.1">
          <table:table-cell table:style-name="Tableau6.A1" office:value-type="string">
            <text:p text:style-name="P72"><draw:frame draw:style-name="fr1" draw:name="Objet71" text:anchor-type="as-char" svg:y="-0.377cm" svg:width="0.448cm" svg:height="0.467cm" draw:z-index="68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able:table-cell>
          <table:table-cell table:style-name="Tableau6.A1" office:value-type="string">
            <text:p text:style-name="P80">0</text:p>
          </table:table-cell>
          <table:table-cell table:style-name="Tableau6.C1" table:formula="ooow:&lt;B1&gt;+1" office:value-type="float" office:value="1">
            <text:p text:style-name="P62">1</text:p>
          </table:table-cell>
          <table:table-cell table:style-name="Tableau6.C1" table:formula="ooow:&lt;C1&gt;+1" office:value-type="float" office:value="2">
            <text:p text:style-name="P62">2</text:p>
          </table:table-cell>
          <table:table-cell table:style-name="Tableau6.C1" table:formula="ooow:&lt;D1&gt;+1" office:value-type="float" office:value="3">
            <text:p text:style-name="P62">3</text:p>
          </table:table-cell>
          <table:table-cell table:style-name="Tableau6.C1" table:formula="ooow:&lt;E1&gt;+1" office:value-type="float" office:value="4">
            <text:p text:style-name="P62">4</text:p>
          </table:table-cell>
          <table:table-cell table:style-name="Tableau6.C1" table:formula="ooow:&lt;F1&gt;+1" office:value-type="float" office:value="5">
            <text:p text:style-name="P62">5</text:p>
          </table:table-cell>
          <table:table-cell table:style-name="Tableau6.C1" table:formula="ooow:&lt;G1&gt;+1" office:value-type="float" office:value="6">
            <text:p text:style-name="P62">6</text:p>
          </table:table-cell>
          <table:table-cell table:style-name="Tableau6.C1" table:formula="ooow:&lt;H1&gt;+1" office:value-type="float" office:value="7">
            <text:p text:style-name="P62">7</text:p>
          </table:table-cell>
          <table:table-cell table:style-name="Tableau6.C1" table:formula="ooow:&lt;I1&gt;+1" office:value-type="float" office:value="8">
            <text:p text:style-name="P62">8</text:p>
          </table:table-cell>
          <table:table-cell table:style-name="Tableau6.C1" table:formula="ooow:&lt;J1&gt;+1" office:value-type="float" office:value="9">
            <text:p text:style-name="P62">9</text:p>
          </table:table-cell>
          <table:table-cell table:style-name="Tableau6.L1" table:formula="ooow:&lt;K1&gt;+1" office:value-type="float" office:value="10">
            <text:p text:style-name="P62">10</text:p>
          </table:table-cell>
        </table:table-row>
        <table:table-row table:style-name="TableLine131093472">
          <table:table-cell table:style-name="Tableau6.A2" office:value-type="string">
            <text:p text:style-name="P72"><draw:frame draw:style-name="fr1" draw:name="Objet72" text:anchor-type="as-char" svg:y="-0.377cm" svg:width="0.596cm" svg:height="0.531cm" draw:z-index="74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  <table:table-cell table:style-name="Tableau6.B2" table:formula="ooow:(-2)^&lt;B1&gt;" office:value-type="float" office:value="1">
            <text:p text:style-name="P81">1</text:p>
          </table:table-cell>
          <table:table-cell table:style-name="Tableau6.B2" table:formula="ooow:(-2)^&lt;C1&gt;" office:value-type="float" office:value="-2">
            <text:p text:style-name="P81">-2</text:p>
          </table:table-cell>
          <table:table-cell table:style-name="Tableau6.B2" table:formula="ooow:(-2)^&lt;D1&gt;" office:value-type="float" office:value="4">
            <text:p text:style-name="P81">4</text:p>
          </table:table-cell>
          <table:table-cell table:style-name="Tableau6.B2" table:formula="ooow:(-2)^&lt;E1&gt;" office:value-type="float" office:value="-8">
            <text:p text:style-name="P81">-8</text:p>
          </table:table-cell>
          <table:table-cell table:style-name="Tableau6.B2" table:formula="ooow:(-2)^&lt;F1&gt;" office:value-type="float" office:value="16">
            <text:p text:style-name="P81">16</text:p>
          </table:table-cell>
          <table:table-cell table:style-name="Tableau6.B2" table:formula="ooow:(-2)^&lt;G1&gt;" office:value-type="float" office:value="-32">
            <text:p text:style-name="P81">-32</text:p>
          </table:table-cell>
          <table:table-cell table:style-name="Tableau6.B2" table:formula="ooow:(-2)^&lt;H1&gt;" office:value-type="float" office:value="64">
            <text:p text:style-name="P81">64</text:p>
          </table:table-cell>
          <table:table-cell table:style-name="Tableau6.B2" table:formula="ooow:(-2)^&lt;I1&gt;" office:value-type="float" office:value="-128">
            <text:p text:style-name="P81">-128</text:p>
          </table:table-cell>
          <table:table-cell table:style-name="Tableau6.B2" table:formula="ooow:(-2)^&lt;J1&gt;" office:value-type="float" office:value="256">
            <text:p text:style-name="P81">256</text:p>
          </table:table-cell>
          <table:table-cell table:style-name="Tableau6.B2" table:formula="ooow:(-2)^&lt;K1&gt;" office:value-type="float" office:value="-512">
            <text:p text:style-name="P81">-512</text:p>
          </table:table-cell>
          <table:table-cell table:style-name="Tableau6.L2" table:formula="ooow:(-2)^&lt;L1&gt;" office:value-type="float" office:value="1024">
            <text:p text:style-name="P81">1024</text:p>
          </table:table-cell>
        </table:table-row>
      </table:table>
      <text:p text:style-name="P47"><text:span text:style-name="T8"><text:tab/>Il semble que </text:span><text:span text:style-name="T8"><draw:frame draw:style-name="fr1" draw:name="Objet65" text:anchor-type="as-char" svg:y="-0.377cm" svg:width="0.579cm" svg:height="0.531cm" draw:z-index="65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5">ne s’approche pas d’une valeur unique </text:span><text:span text:style-name="T48">( donc elle n’a pas de limite )</text:span><text:span text:style-name="T45">.</text:span></text:p>
      <text:p text:style-name="P48"/>
      <text:p text:style-name="P44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p text:style-name="P25"><text:span text:style-name="T3">I</text:span><text:span text:style-name="T50">I</text:span><text:span text:style-name="T3">-</text:span><text:span text:style-name="T49">Propriétés des limites</text:span><text:span text:style-name="T4">.</text:span></text:p>
      <text:p text:style-name="P51"><text:tab/></text:p>
      <text:p text:style-name="P51"><text:span text:style-name="T51"><text:tab/></text:span><text:span text:style-name="T53">a) Opérations sur les limites</text:span></text:p>
      <text:p text:style-name="P52"><text:tab/><text:span text:style-name="T52"><draw:frame draw:style-name="fr1" draw:name="Objet68" text:anchor-type="as-char" svg:y="-0.415cm" svg:width="0.94cm" svg:height="0.568cm" draw:z-index="72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58">et </text:span><text:span text:style-name="T58"><draw:frame draw:style-name="fr1" draw:name="Objet73" text:anchor-type="as-char" svg:y="-0.415cm" svg:width="0.923cm" svg:height="0.568cm" draw:z-index="77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58">sont deux </text:span><text:span text:style-name="T54">suite</text:span><text:span text:style-name="T55">s</text:span><text:span text:style-name="T54"> définie sur </text:span><text:span text:style-name="T54"><draw:frame draw:style-name="fr1" draw:name="Objet69" text:anchor-type="as-char" svg:y="-0.365cm" svg:width="0.63cm" svg:height="0.48cm" draw:z-index="73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54">et </text:span><text:span text:style-name="T54"><draw:frame draw:style-name="fr1" draw:name="Objet70" text:anchor-type="as-char" svg:y="-0.377cm" svg:width="0.351cm" svg:height="0.467cm" draw:z-index="75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54"><text:s/>et <text:s/></text:span><text:span text:style-name="T54"><draw:frame draw:style-name="fr1" draw:name="Objet78" text:anchor-type="as-char" svg:y="-0.437cm" svg:width="0.422cm" svg:height="0.527cm" draw:z-index="76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54">d”sign</text:span><text:span text:style-name="T56">ent </text:span><text:span text:style-name="T54">des nombres réels.</text:span></text:p>
      <text:p text:style-name="P53"><text:tab/><text:span text:style-name="T57">On admet les règles opératoires suivantes:</text:span></text:p>
      <text:p text:style-name="P1"><text:tab/></text:p>
      <text:p text:style-name="P9"><text:tab/>Pour la somme:</text:p>
      <table:table table:name="Tableau7" table:style-name="Tableau7" table:template-name="Default Style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E"/>
        <table:table-row table:style-name="TableLine131102576">
          <table:table-cell table:style-name="Tableau7.A1" office:value-type="string">
            <text:p text:style-name="P73"><draw:frame draw:style-name="fr1" draw:name="Objet79" text:anchor-type="as-char" svg:y="-0.471cm" svg:width="2.208cm" svg:height="0.935cm" draw:z-index="78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</table:table-cell>
          <table:table-cell table:style-name="Tableau7.A1" office:value-type="string">
            <text:p text:style-name="P55"><draw:frame draw:style-name="fr1" draw:name="Objet82" text:anchor-type="as-char" svg:y="-0.377cm" svg:width="0.351cm" svg:height="0.467cm" draw:z-index="81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  <table:table-cell table:style-name="Tableau7.A1" office:value-type="string">
            <text:p text:style-name="P55"><draw:frame draw:style-name="fr1" draw:name="Objet83" text:anchor-type="as-char" svg:y="-0.377cm" svg:width="0.351cm" svg:height="0.467cm" draw:z-index="82"><draw:object xlink:href="./Object 83" xlink:type="simple" xlink:show="embed" xlink:actuate="onLoad"/><draw:image xlink:href="./ObjectReplacements/Object 83" xlink:type="simple" xlink:show="embed" xlink:actuate="onLoad"/><svg:desc>formule</svg:desc></draw:frame></text:p>
          </table:table-cell>
          <table:table-cell table:style-name="Tableau7.A1" office:value-type="string">
            <text:p text:style-name="P55"><draw:frame draw:style-name="fr1" draw:name="Objet84" text:anchor-type="as-char" svg:y="-0.377cm" svg:width="0.351cm" svg:height="0.467cm" draw:z-index="83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</table:table-cell>
          <table:table-cell table:style-name="Tableau7.A1" office:value-type="string">
            <text:p text:style-name="P55"><draw:frame draw:style-name="fr1" draw:name="Objet88" text:anchor-type="as-char" svg:y="-0.263cm" svg:width="0.826cm" svg:height="0.263cm" draw:z-index="84"><draw:object xlink:href="./Object 88" xlink:type="simple" xlink:show="embed" xlink:actuate="onLoad"/><draw:image xlink:href="./ObjectReplacements/Object 88" xlink:type="simple" xlink:show="embed" xlink:actuate="onLoad"/><svg:desc>formule</svg:desc></draw:frame></text:p>
          </table:table-cell>
          <table:table-cell table:style-name="Tableau7.A1" office:value-type="string">
            <text:p text:style-name="P55"><draw:frame draw:style-name="fr1" draw:name="Objet94" text:anchor-type="as-char" svg:y="-0.263cm" svg:width="0.826cm" svg:height="0.263cm" draw:z-index="87"><draw:object xlink:href="./Object 94" xlink:type="simple" xlink:show="embed" xlink:actuate="onLoad"/><draw:image xlink:href="./ObjectReplacements/Object 94" xlink:type="simple" xlink:show="embed" xlink:actuate="onLoad"/><svg:desc>formule</svg:desc></draw:frame></text:p>
          </table:table-cell>
          <table:table-cell table:style-name="Tableau7.G1" office:value-type="string">
            <text:p text:style-name="P55"><draw:frame draw:style-name="fr1" draw:name="Objet96" text:anchor-type="as-char" svg:y="-0.235cm" svg:width="0.901cm" svg:height="0.235cm" draw:z-index="89"><draw:object xlink:href="./Object 96" xlink:type="simple" xlink:show="embed" xlink:actuate="onLoad"/><draw:image xlink:href="./ObjectReplacements/Object 96" xlink:type="simple" xlink:show="embed" xlink:actuate="onLoad"/><svg:desc>formule</svg:desc></draw:frame></text:p>
          </table:table-cell>
        </table:table-row>
        <table:table-row table:style-name="TableLine131396400">
          <table:table-cell table:style-name="Tableau7.A2" office:value-type="string">
            <text:p text:style-name="P73"><draw:frame draw:style-name="fr1" draw:name="Objet80" text:anchor-type="as-char" svg:y="-0.471cm" svg:width="2.185cm" svg:height="0.935cm" draw:z-index="79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  <table:table-cell table:style-name="Tableau7.A2" office:value-type="string">
            <text:p text:style-name="P55"><draw:frame draw:style-name="fr1" draw:name="Objet85" text:anchor-type="as-char" svg:y="-0.437cm" svg:width="0.422cm" svg:height="0.527cm" draw:z-index="85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</table:table-cell>
          <table:table-cell table:style-name="Tableau7.A2" office:value-type="string">
            <text:p text:style-name="P55"><draw:frame draw:style-name="fr1" draw:name="Objet86" text:anchor-type="as-char" svg:y="-0.263cm" svg:width="0.826cm" svg:height="0.263cm" draw:z-index="91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  </table:table-cell>
          <table:table-cell table:style-name="Tableau7.A2" office:value-type="string">
            <text:p text:style-name="P55"><draw:frame draw:style-name="fr1" draw:name="Objet87" text:anchor-type="as-char" svg:y="-0.235cm" svg:width="0.901cm" svg:height="0.235cm" draw:z-index="93"><draw:object xlink:href="./Object 87" xlink:type="simple" xlink:show="embed" xlink:actuate="onLoad"/><draw:image xlink:href="./ObjectReplacements/Object 87" xlink:type="simple" xlink:show="embed" xlink:actuate="onLoad"/><svg:desc>formule</svg:desc></draw:frame></text:p>
          </table:table-cell>
          <table:table-cell table:style-name="Tableau7.A2" office:value-type="string">
            <text:p text:style-name="P55"><draw:frame draw:style-name="fr1" draw:name="Objet92" text:anchor-type="as-char" svg:y="-0.263cm" svg:width="0.826cm" svg:height="0.263cm" draw:z-index="94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  <table:table-cell table:style-name="Tableau7.A2" office:value-type="string">
            <text:p text:style-name="P55"><draw:frame draw:style-name="fr1" draw:name="Objet97" text:anchor-type="as-char" svg:y="-0.235cm" svg:width="0.901cm" svg:height="0.235cm" draw:z-index="95"><draw:object xlink:href="./Object 97" xlink:type="simple" xlink:show="embed" xlink:actuate="onLoad"/><draw:image xlink:href="./ObjectReplacements/Object 97" xlink:type="simple" xlink:show="embed" xlink:actuate="onLoad"/><svg:desc>formule</svg:desc></draw:frame></text:p>
          </table:table-cell>
          <table:table-cell table:style-name="Tableau7.G2" office:value-type="string">
            <text:p text:style-name="P55"><draw:frame draw:style-name="fr1" draw:name="Objet95" text:anchor-type="as-char" svg:y="-0.235cm" svg:width="0.901cm" svg:height="0.235cm" draw:z-index="96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</table:table-cell>
        </table:table-row>
        <table:table-row table:style-name="TableLine131401392">
          <table:table-cell table:style-name="Tableau7.A2" office:value-type="string">
            <text:p text:style-name="P73"><draw:frame draw:style-name="fr1" draw:name="Objet81" text:anchor-type="as-char" svg:y="-0.517cm" svg:width="3.475cm" svg:height="0.981cm" draw:z-index="80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7.A2" office:value-type="string">
            <text:p text:style-name="P55"><draw:frame draw:style-name="fr1" draw:name="Objet89" text:anchor-type="as-char" svg:y="-0.437cm" svg:width="0.878cm" svg:height="0.527cm" draw:z-index="86"><draw:object xlink:href="./Object 89" xlink:type="simple" xlink:show="embed" xlink:actuate="onLoad"/><draw:image xlink:href="./ObjectReplacements/Object 89" xlink:type="simple" xlink:show="embed" xlink:actuate="onLoad"/><svg:desc>formule</svg:desc></draw:frame></text:p>
          </table:table-cell>
          <table:table-cell table:style-name="Tableau7.A2" office:value-type="string">
            <text:p text:style-name="P55"><draw:frame draw:style-name="fr1" draw:name="Objet90" text:anchor-type="as-char" svg:y="-0.263cm" svg:width="0.826cm" svg:height="0.263cm" draw:z-index="88"><draw:object xlink:href="./Object 90" xlink:type="simple" xlink:show="embed" xlink:actuate="onLoad"/><draw:image xlink:href="./ObjectReplacements/Object 90" xlink:type="simple" xlink:show="embed" xlink:actuate="onLoad"/><svg:desc>formule</svg:desc></draw:frame></text:p>
          </table:table-cell>
          <table:table-cell table:style-name="Tableau7.A2" office:value-type="string">
            <text:p text:style-name="P55"><draw:frame draw:style-name="fr1" draw:name="Objet91" text:anchor-type="as-char" svg:y="-0.235cm" svg:width="0.901cm" svg:height="0.235cm" draw:z-index="90"><draw:object xlink:href="./Object 91" xlink:type="simple" xlink:show="embed" xlink:actuate="onLoad"/><draw:image xlink:href="./ObjectReplacements/Object 91" xlink:type="simple" xlink:show="embed" xlink:actuate="onLoad"/><svg:desc>formule</svg:desc></draw:frame></text:p>
          </table:table-cell>
          <table:table-cell table:style-name="Tableau7.A2" office:value-type="string">
            <text:p text:style-name="P55"><draw:frame draw:style-name="fr1" draw:name="Objet93" text:anchor-type="as-char" svg:y="-0.263cm" svg:width="0.826cm" svg:height="0.263cm" draw:z-index="92"><draw:object xlink:href="./Object 93" xlink:type="simple" xlink:show="embed" xlink:actuate="onLoad"/><draw:image xlink:href="./ObjectReplacements/Object 93" xlink:type="simple" xlink:show="embed" xlink:actuate="onLoad"/><svg:desc>formule</svg:desc></draw:frame></text:p>
          </table:table-cell>
          <table:table-cell table:style-name="Tableau7.A2" office:value-type="string">
            <text:p text:style-name="P55"><draw:frame draw:style-name="fr1" draw:name="Objet99" text:anchor-type="as-char" svg:y="-0.377cm" svg:width="0.711cm" svg:height="0.467cm" draw:z-index="98"><draw:object xlink:href="./Object 99" xlink:type="simple" xlink:show="embed" xlink:actuate="onLoad"/><draw:image xlink:href="./ObjectReplacements/Object 99" xlink:type="simple" xlink:show="embed" xlink:actuate="onLoad"/><svg:desc>formule</svg:desc></draw:frame></text:p>
          </table:table-cell>
          <table:table-cell table:style-name="Tableau7.G2" office:value-type="string">
            <text:p text:style-name="P55"><draw:frame draw:style-name="fr1" draw:name="Objet98" text:anchor-type="as-char" svg:y="-0.235cm" svg:width="0.901cm" svg:height="0.235cm" draw:z-index="97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</table:table-cell>
        </table:table-row>
      </table:table>
      <text:p text:style-name="P2"/>
      <text:p text:style-name="P1"><text:span text:style-name="T33"><text:tab/>Pour l</text:span><text:span text:style-name="T34">e produit</text:span><text:span text:style-name="T33">:</text:span></text:p>
      <table:table table:name="Tableau8" table:style-name="Tableau8" table:template-name="Default Style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column table:style-name="Tableau8.E" table:number-columns-repeated="3"/>
        <table:table-row table:style-name="Tableau8.1">
          <table:table-cell table:style-name="Tableau8.A1" office:value-type="string">
            <text:p text:style-name="P74"><draw:frame draw:style-name="fr1" draw:name="Objet100" text:anchor-type="as-char" svg:y="-0.471cm" svg:width="2.208cm" svg:height="0.935cm" draw:z-index="99"><draw:object xlink:href="./Object 100" xlink:type="simple" xlink:show="embed" xlink:actuate="onLoad"/><draw:image xlink:href="./ObjectReplacements/Object 100" xlink:type="simple" xlink:show="embed" xlink:actuate="onLoad"/><svg:desc>formule</svg:desc></draw:frame></text:p>
          </table:table-cell>
          <table:table-cell table:style-name="Tableau8.A1" office:value-type="string">
            <text:p text:style-name="P74"><draw:frame draw:style-name="fr1" draw:name="Objet101" text:anchor-type="as-char" svg:y="-0.377cm" svg:width="0.351cm" svg:height="0.467cm" draw:z-index="100"><draw:object xlink:href="./Object 101" xlink:type="simple" xlink:show="embed" xlink:actuate="onLoad"/><draw:image xlink:href="./ObjectReplacements/Object 101" xlink:type="simple" xlink:show="embed" xlink:actuate="onLoad"/><svg:desc>formule</svg:desc></draw:frame></text:p>
          </table:table-cell>
          <table:table-cell table:style-name="Tableau8.A1" office:value-type="string">
            <text:p text:style-name="P74"><draw:frame draw:style-name="fr1" draw:name="Objet102" text:anchor-type="as-char" svg:y="-0.377cm" svg:width="0.882cm" svg:height="0.467cm" draw:z-index="101"><draw:object xlink:href="./Object 102" xlink:type="simple" xlink:show="embed" xlink:actuate="onLoad"/><draw:image xlink:href="./ObjectReplacements/Object 102" xlink:type="simple" xlink:show="embed" xlink:actuate="onLoad"/><svg:desc>formule</svg:desc></draw:frame></text:p>
          </table:table-cell>
          <table:table-cell table:style-name="Tableau8.A1" office:value-type="string">
            <text:p text:style-name="P74"><draw:frame draw:style-name="fr1" draw:name="Objet121" text:anchor-type="as-char" svg:y="-0.377cm" svg:width="0.882cm" svg:height="0.467cm" draw:z-index="121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    </table:table-cell>
          <table:table-cell table:style-name="Tableau8.A1" office:value-type="string">
            <text:p text:style-name="P74"><draw:frame draw:style-name="fr1" draw:name="Objet124" text:anchor-type="as-char" svg:y="-0.377cm" svg:width="0.882cm" svg:height="0.467cm" draw:z-index="122"><draw:object xlink:href="./Object 124" xlink:type="simple" xlink:show="embed" xlink:actuate="onLoad"/><draw:image xlink:href="./ObjectReplacements/Object 124" xlink:type="simple" xlink:show="embed" xlink:actuate="onLoad"/><svg:desc>formule</svg:desc></draw:frame></text:p>
          </table:table-cell>
          <table:table-cell table:style-name="Tableau8.A1" office:value-type="string">
            <text:p text:style-name="P74"><draw:frame draw:style-name="fr1" draw:name="Objet103" text:anchor-type="as-char" svg:y="-0.377cm" svg:width="0.882cm" svg:height="0.467cm" draw:z-index="102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  </table:table-cell>
          <table:table-cell table:style-name="Tableau8.A1" office:value-type="string">
            <text:p text:style-name="P74"><draw:frame draw:style-name="fr1" draw:name="Objet104" text:anchor-type="as-char" svg:y="-0.263cm" svg:width="0.826cm" svg:height="0.263cm" draw:z-index="103"><draw:object xlink:href="./Object 104" xlink:type="simple" xlink:show="embed" xlink:actuate="onLoad"/><draw:image xlink:href="./ObjectReplacements/Object 104" xlink:type="simple" xlink:show="embed" xlink:actuate="onLoad"/><svg:desc>formule</svg:desc></draw:frame></text:p>
          </table:table-cell>
          <table:table-cell table:style-name="Tableau8.A1" office:value-type="string">
            <text:p text:style-name="P74"><draw:frame draw:style-name="fr1" draw:name="Objet105" text:anchor-type="as-char" svg:y="-0.263cm" svg:width="0.826cm" svg:height="0.263cm" draw:z-index="104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    </table:table-cell>
          <table:table-cell table:style-name="Tableau8.A1" office:value-type="string">
            <text:p text:style-name="P74"><draw:frame draw:style-name="fr1" draw:name="Objet106" text:anchor-type="as-char" svg:y="-0.235cm" svg:width="0.901cm" svg:height="0.235cm" draw:z-index="105"><draw:object xlink:href="./Object 106" xlink:type="simple" xlink:show="embed" xlink:actuate="onLoad"/><draw:image xlink:href="./ObjectReplacements/Object 106" xlink:type="simple" xlink:show="embed" xlink:actuate="onLoad"/><svg:desc>formule</svg:desc></draw:frame></text:p>
          </table:table-cell>
          <table:table-cell table:style-name="Tableau8.J1" office:value-type="string">
            <text:p text:style-name="P74"><draw:frame draw:style-name="fr1" draw:name="Objet127" text:anchor-type="as-char" svg:y="-0.377cm" svg:width="0.422cm" svg:height="0.467cm" draw:z-index="123"><draw:object xlink:href="./Object 127" xlink:type="simple" xlink:show="embed" xlink:actuate="onLoad"/><draw:image xlink:href="./ObjectReplacements/Object 127" xlink:type="simple" xlink:show="embed" xlink:actuate="onLoad"/><svg:desc>formule</svg:desc></draw:frame></text:p>
          </table:table-cell>
        </table:table-row>
        <table:table-row table:style-name="TableLine131740384">
          <table:table-cell table:style-name="Tableau8.A2" office:value-type="string">
            <text:p text:style-name="P74"><draw:frame draw:style-name="fr1" draw:name="Objet107" text:anchor-type="as-char" svg:y="-0.471cm" svg:width="2.185cm" svg:height="0.935cm" draw:z-index="106"><draw:object xlink:href="./Object 107" xlink:type="simple" xlink:show="embed" xlink:actuate="onLoad"/><draw:image xlink:href="./ObjectReplacements/Object 107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08" text:anchor-type="as-char" svg:y="-0.437cm" svg:width="0.422cm" svg:height="0.527cm" draw:z-index="107"><draw:object xlink:href="./Object 108" xlink:type="simple" xlink:show="embed" xlink:actuate="onLoad"/><draw:image xlink:href="./ObjectReplacements/Object 108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09" text:anchor-type="as-char" svg:y="-0.263cm" svg:width="0.826cm" svg:height="0.263cm" draw:z-index="108"><draw:object xlink:href="./Object 109" xlink:type="simple" xlink:show="embed" xlink:actuate="onLoad"/><draw:image xlink:href="./ObjectReplacements/Object 109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22" text:anchor-type="as-char" svg:y="-0.235cm" svg:width="0.901cm" svg:height="0.235cm" draw:z-index="116"><draw:object xlink:href="./Object 122" xlink:type="simple" xlink:show="embed" xlink:actuate="onLoad"/><draw:image xlink:href="./ObjectReplacements/Object 122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25" text:anchor-type="as-char" svg:y="-0.263cm" svg:width="0.826cm" svg:height="0.263cm" draw:z-index="119"><draw:object xlink:href="./Object 125" xlink:type="simple" xlink:show="embed" xlink:actuate="onLoad"/><draw:image xlink:href="./ObjectReplacements/Object 125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10" text:anchor-type="as-char" svg:y="-0.235cm" svg:width="0.901cm" svg:height="0.235cm" draw:z-index="109"><draw:object xlink:href="./Object 110" xlink:type="simple" xlink:show="embed" xlink:actuate="onLoad"/><draw:image xlink:href="./ObjectReplacements/Object 110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11" text:anchor-type="as-char" svg:y="-0.263cm" svg:width="0.826cm" svg:height="0.263cm" draw:z-index="124"><draw:object xlink:href="./Object 111" xlink:type="simple" xlink:show="embed" xlink:actuate="onLoad"/><draw:image xlink:href="./ObjectReplacements/Object 111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12" text:anchor-type="as-char" svg:y="-0.235cm" svg:width="0.901cm" svg:height="0.235cm" draw:z-index="127"><draw:object xlink:href="./Object 112" xlink:type="simple" xlink:show="embed" xlink:actuate="onLoad"/><draw:image xlink:href="./ObjectReplacements/Object 112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13" text:anchor-type="as-char" svg:y="-0.235cm" svg:width="0.901cm" svg:height="0.235cm" draw:z-index="133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    </table:table-cell>
          <table:table-cell table:style-name="Tableau8.J2" office:value-type="string">
            <text:p text:style-name="P74"><draw:frame draw:style-name="fr1" draw:name="Objet118" text:anchor-type="as-char" svg:y="-0.353cm" svg:width="1.076cm" svg:height="0.379cm" draw:z-index="137"><draw:object xlink:href="./Object 118" xlink:type="simple" xlink:show="embed" xlink:actuate="onLoad"/><draw:image xlink:href="./ObjectReplacements/Object 118" xlink:type="simple" xlink:show="embed" xlink:actuate="onLoad"/><svg:desc>formule</svg:desc></draw:frame></text:p>
          </table:table-cell>
        </table:table-row>
        <table:table-row table:style-name="TableLine131746592">
          <table:table-cell table:style-name="Tableau8.A2" office:value-type="string">
            <text:p text:style-name="P74"><draw:frame draw:style-name="fr1" draw:name="Objet114" text:anchor-type="as-char" svg:y="-0.517cm" svg:width="3.561cm" svg:height="0.981cm" draw:z-index="110"><draw:object xlink:href="./Object 114" xlink:type="simple" xlink:show="embed" xlink:actuate="onLoad"/><draw:image xlink:href="./ObjectReplacements/Object 114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15" text:anchor-type="as-char" svg:y="-0.437cm" svg:width="0.951cm" svg:height="0.527cm" draw:z-index="112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16" text:anchor-type="as-char" svg:y="-0.263cm" svg:width="0.826cm" svg:height="0.263cm" draw:z-index="114"><draw:object xlink:href="./Object 116" xlink:type="simple" xlink:show="embed" xlink:actuate="onLoad"/><draw:image xlink:href="./ObjectReplacements/Object 116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23" text:anchor-type="as-char" svg:y="-0.235cm" svg:width="0.901cm" svg:height="0.235cm" draw:z-index="118"><draw:object xlink:href="./Object 123" xlink:type="simple" xlink:show="embed" xlink:actuate="onLoad"/><draw:image xlink:href="./ObjectReplacements/Object 123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26" text:anchor-type="as-char" svg:y="-0.235cm" svg:width="0.901cm" svg:height="0.235cm" draw:z-index="120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17" text:anchor-type="as-char" svg:y="-0.263cm" svg:width="0.826cm" svg:height="0.263cm" draw:z-index="115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19" text:anchor-type="as-char" svg:y="-0.263cm" svg:width="0.826cm" svg:height="0.263cm" draw:z-index="125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28" text:anchor-type="as-char" svg:y="-0.235cm" svg:width="0.901cm" svg:height="0.235cm" draw:z-index="132"><draw:object xlink:href="./Object 128" xlink:type="simple" xlink:show="embed" xlink:actuate="onLoad"/><draw:image xlink:href="./ObjectReplacements/Object 128" xlink:type="simple" xlink:show="embed" xlink:actuate="onLoad"/><svg:desc>formule</svg:desc></draw:frame></text:p>
          </table:table-cell>
          <table:table-cell table:style-name="Tableau8.A2" office:value-type="string">
            <text:p text:style-name="P74"><draw:frame draw:style-name="fr1" draw:name="Objet120" text:anchor-type="as-char" svg:y="-0.263cm" svg:width="0.826cm" svg:height="0.263cm" draw:z-index="126"><draw:object xlink:href="./Object 120" xlink:type="simple" xlink:show="embed" xlink:actuate="onLoad"/><draw:image xlink:href="./ObjectReplacements/Object 120" xlink:type="simple" xlink:show="embed" xlink:actuate="onLoad"/><svg:desc>formule</svg:desc></draw:frame></text:p>
          </table:table-cell>
          <table:table-cell table:style-name="Tableau8.J2" office:value-type="string">
            <text:p text:style-name="P74"><draw:frame draw:style-name="fr1" draw:name="Objet129" text:anchor-type="as-char" svg:y="-0.377cm" svg:width="0.711cm" svg:height="0.467cm" draw:z-index="128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    </table:table-cell>
        </table:table-row>
      </table:table>
      <text:p text:style-name="P1"/>
      <text:p text:style-name="P3"/>
      <text:p text:style-name="P3"><text:span text:style-name="T33"><text:tab/>Pour l</text:span><text:span text:style-name="T34">e </text:span><text:span text:style-name="T35">quotient</text:span><text:span text:style-name="T33">: </text:span><text:span text:style-name="T35">dans le cas où pour tout </text:span><text:span text:style-name="T35"><draw:frame draw:style-name="fr1" draw:name="Objet160" text:anchor-type="as-char" svg:y="-0.471cm" svg:width="1.205cm" svg:height="0.586cm" draw:z-index="111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35">, </text:span><text:span text:style-name="T35"><draw:frame draw:style-name="fr1" draw:name="Objet161" text:anchor-type="as-char" svg:y="-0.377cm" svg:width="1.171cm" svg:height="0.531cm" draw:z-index="113"><draw:object xlink:href="./Object 161" xlink:type="simple" xlink:show="embed" xlink:actuate="onLoad"/><draw:image xlink:href="./ObjectReplacements/Object 161" xlink:type="simple" xlink:show="embed" xlink:actuate="onLoad"/><svg:desc>formule</svg:desc></draw:frame></text:span></text:p>
      <text:p text:style-name="P3"><text:span text:style-name="T35"><text:tab/></text:span><text:span text:style-name="T36">Cas 1: </text:span><text:span text:style-name="T36"><draw:frame draw:style-name="fr1" draw:name="Objet154" text:anchor-type="as-char" svg:y="-0.471cm" svg:width="2.461cm" svg:height="0.935cm" draw:z-index="117"><draw:object xlink:href="./Object 154" xlink:type="simple" xlink:show="embed" xlink:actuate="onLoad"/><draw:image xlink:href="./ObjectReplacements/Object 154" xlink:type="simple" xlink:show="embed" xlink:actuate="onLoad"/><svg:desc>formule</svg:desc></draw:frame></text:span></text:p>
      <table:table table:name="Tableau9" table:style-name="Tableau9" table:template-name="Default Style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column table:style-name="Tableau9.H"/>
        <table:table-row table:style-name="Tableau9.1">
          <table:table-cell table:style-name="Tableau9.A1" office:value-type="string">
            <text:p text:style-name="P75"><draw:frame draw:style-name="fr1" draw:name="Objet130" text:anchor-type="as-char" svg:y="-0.471cm" svg:width="2.208cm" svg:height="0.935cm" draw:z-index="129"><draw:object xlink:href="./Object 130" xlink:type="simple" xlink:show="embed" xlink:actuate="onLoad"/><draw:image xlink:href="./ObjectReplacements/Object 130" xlink:type="simple" xlink:show="embed" xlink:actuate="onLoad"/><svg:desc>formule</svg:desc></draw:frame></text:p>
          </table:table-cell>
          <table:table-cell table:style-name="Tableau9.A1" office:value-type="string">
            <text:p text:style-name="P75"><draw:frame draw:style-name="fr1" draw:name="Objet131" text:anchor-type="as-char" svg:y="-0.377cm" svg:width="0.351cm" svg:height="0.467cm" draw:z-index="130"><draw:object xlink:href="./Object 131" xlink:type="simple" xlink:show="embed" xlink:actuate="onLoad"/><draw:image xlink:href="./ObjectReplacements/Object 131" xlink:type="simple" xlink:show="embed" xlink:actuate="onLoad"/><svg:desc>formule</svg:desc></draw:frame></text:p>
          </table:table-cell>
          <table:table-cell table:style-name="Tableau9.A1" office:value-type="string">
            <text:p text:style-name="P75"><draw:frame draw:style-name="fr1" draw:name="Objet132" text:anchor-type="as-char" svg:y="-0.377cm" svg:width="0.351cm" svg:height="0.467cm" draw:z-index="131"><draw:object xlink:href="./Object 132" xlink:type="simple" xlink:show="embed" xlink:actuate="onLoad"/><draw:image xlink:href="./ObjectReplacements/Object 132" xlink:type="simple" xlink:show="embed" xlink:actuate="onLoad"/><svg:desc>formule</svg:desc></draw:frame></text:p>
          </table:table-cell>
          <table:table-cell table:style-name="Tableau9.A1" office:value-type="string">
            <text:p text:style-name="P75"><draw:frame draw:style-name="fr1" draw:name="Objet133" text:anchor-type="as-char" svg:y="-0.326cm" svg:width="0.981cm" svg:height="0.326cm" draw:z-index="140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    </table:table-cell>
          <table:table-cell table:style-name="Tableau9.A1" office:value-type="string">
            <text:p text:style-name="P75"><draw:frame draw:style-name="fr1" draw:name="Objet136" text:anchor-type="as-char" svg:y="-0.326cm" svg:width="0.981cm" svg:height="0.326cm" draw:z-index="134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9.A1" office:value-type="string">
            <text:p text:style-name="P75"><draw:frame draw:style-name="fr1" draw:name="Objet142" text:anchor-type="as-char" svg:y="-0.293cm" svg:width="1.076cm" svg:height="0.293cm" draw:z-index="142"><draw:object xlink:href="./Object 142" xlink:type="simple" xlink:show="embed" xlink:actuate="onLoad"/><draw:image xlink:href="./ObjectReplacements/Object 142" xlink:type="simple" xlink:show="embed" xlink:actuate="onLoad"/><svg:desc>formule</svg:desc></draw:frame></text:p>
          </table:table-cell>
          <table:table-cell table:style-name="Tableau9.A1" office:value-type="string">
            <text:p text:style-name="P75"><draw:frame draw:style-name="fr1" draw:name="Objet143" text:anchor-type="as-char" svg:y="-0.293cm" svg:width="1.076cm" svg:height="0.293cm" draw:z-index="143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  <table:table-cell table:style-name="Tableau9.H1" office:value-type="string">
            <text:p text:style-name="P75"><draw:frame draw:style-name="fr1" draw:name="Objet144" text:anchor-type="as-char" svg:y="-0.353cm" svg:width="1.076cm" svg:height="0.379cm" draw:z-index="149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    </table:table-cell>
        </table:table-row>
        <table:table-row table:style-name="TableLine132024096">
          <table:table-cell table:style-name="Tableau9.A2" office:value-type="string">
            <text:p text:style-name="P75"><draw:frame draw:style-name="fr1" draw:name="Objet140" text:anchor-type="as-char" svg:y="-0.471cm" svg:width="2.185cm" svg:height="0.935cm" draw:z-index="144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  <table:table-cell table:style-name="Tableau9.A2" office:value-type="string">
            <text:p text:style-name="P75"><draw:frame draw:style-name="fr1" draw:name="Objet141" text:anchor-type="as-char" svg:y="-0.437cm" svg:width="1.014cm" svg:height="0.527cm" draw:z-index="147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</table:table-cell>
          <table:table-cell table:style-name="Tableau9.A2" office:value-type="string">
            <text:p text:style-name="P75"><draw:frame draw:style-name="fr1" draw:name="Objet138" text:anchor-type="as-char" svg:y="-0.353cm" svg:width="1.076cm" svg:height="0.379cm" draw:z-index="150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    </table:table-cell>
          <table:table-cell table:style-name="Tableau9.A2" office:value-type="string">
            <text:p text:style-name="P75"><draw:frame draw:style-name="fr1" draw:name="Objet134" text:anchor-type="as-char" svg:y="-0.437cm" svg:width="0.953cm" svg:height="0.527cm" draw:z-index="148"><draw:object xlink:href="./Object 134" xlink:type="simple" xlink:show="embed" xlink:actuate="onLoad"/><draw:image xlink:href="./ObjectReplacements/Object 134" xlink:type="simple" xlink:show="embed" xlink:actuate="onLoad"/><svg:desc>formule</svg:desc></draw:frame></text:p>
          </table:table-cell>
          <table:table-cell table:style-name="Tableau9.A2" office:value-type="string">
            <text:p text:style-name="P75"><draw:frame draw:style-name="fr1" draw:name="Objet137" text:anchor-type="as-char" svg:y="-0.437cm" svg:width="0.953cm" svg:height="0.527cm" draw:z-index="135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  <table:table-cell table:style-name="Tableau9.A2" office:value-type="string">
            <text:p text:style-name="P75"><draw:frame draw:style-name="fr1" draw:name="Objet145" text:anchor-type="as-char" svg:y="-0.437cm" svg:width="0.953cm" svg:height="0.527cm" draw:z-index="153"><draw:object xlink:href="./Object 145" xlink:type="simple" xlink:show="embed" xlink:actuate="onLoad"/><draw:image xlink:href="./ObjectReplacements/Object 145" xlink:type="simple" xlink:show="embed" xlink:actuate="onLoad"/><svg:desc>formule</svg:desc></draw:frame></text:p>
          </table:table-cell>
          <table:table-cell table:style-name="Tableau9.A2" office:value-type="string">
            <text:p text:style-name="P75"><draw:frame draw:style-name="fr1" draw:name="Objet146" text:anchor-type="as-char" svg:y="-0.437cm" svg:width="0.953cm" svg:height="0.527cm" draw:z-index="155"><draw:object xlink:href="./Object 146" xlink:type="simple" xlink:show="embed" xlink:actuate="onLoad"/><draw:image xlink:href="./ObjectReplacements/Object 146" xlink:type="simple" xlink:show="embed" xlink:actuate="onLoad"/><svg:desc>formule</svg:desc></draw:frame></text:p>
          </table:table-cell>
          <table:table-cell table:style-name="Tableau9.H2" office:value-type="string">
            <text:p text:style-name="P75"><draw:frame draw:style-name="fr1" draw:name="Objet149" text:anchor-type="as-char" svg:y="-0.353cm" svg:width="1.076cm" svg:height="0.379cm" draw:z-index="156"><draw:object xlink:href="./Object 149" xlink:type="simple" xlink:show="embed" xlink:actuate="onLoad"/><draw:image xlink:href="./ObjectReplacements/Object 149" xlink:type="simple" xlink:show="embed" xlink:actuate="onLoad"/><svg:desc>formule</svg:desc></draw:frame></text:p>
          </table:table-cell>
        </table:table-row>
        <table:table-row table:style-name="TableLine132029808">
          <table:table-cell table:style-name="Tableau9.A2" office:value-type="string">
            <text:p text:style-name="P75"><draw:frame draw:style-name="fr1" draw:name="Objet150" text:anchor-type="as-char" svg:y="-0.852cm" svg:width="2.312cm" svg:height="1.402cm" draw:z-index="141"><draw:object xlink:href="./Object 150" xlink:type="simple" xlink:show="embed" xlink:actuate="onLoad"/><draw:image xlink:href="./ObjectReplacements/Object 150" xlink:type="simple" xlink:show="embed" xlink:actuate="onLoad"/><svg:desc>formule</svg:desc></draw:frame></text:p>
          </table:table-cell>
          <table:table-cell table:style-name="Tableau9.A2" office:value-type="string">
            <text:p text:style-name="P75"><draw:frame draw:style-name="fr1" draw:name="Objet151" text:anchor-type="as-char" svg:y="-0.619cm" svg:width="0.504cm" svg:height="1.058cm" draw:z-index="145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    </table:table-cell>
          <table:table-cell table:style-name="Tableau9.A2" office:value-type="string">
            <text:p text:style-name="P75"><draw:frame draw:style-name="fr1" draw:name="Objet152" text:anchor-type="as-char" svg:y="-0.377cm" svg:width="0.422cm" svg:height="0.467cm" draw:z-index="146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</table:table-cell>
          <table:table-cell table:style-name="Tableau9.A2" office:value-type="string">
            <text:p text:style-name="P75"><draw:frame draw:style-name="fr1" draw:name="Objet135" text:anchor-type="as-char" svg:y="-0.326cm" svg:width="0.981cm" svg:height="0.326cm" draw:z-index="139"><draw:object xlink:href="./Object 135" xlink:type="simple" xlink:show="embed" xlink:actuate="onLoad"/><draw:image xlink:href="./ObjectReplacements/Object 135" xlink:type="simple" xlink:show="embed" xlink:actuate="onLoad"/><svg:desc>formule</svg:desc></draw:frame></text:p>
          </table:table-cell>
          <table:table-cell table:style-name="Tableau9.A2" office:value-type="string">
            <text:p text:style-name="P75"><draw:frame draw:style-name="fr1" draw:name="Objet139" text:anchor-type="as-char" svg:y="-0.293cm" svg:width="1.076cm" svg:height="0.293cm" draw:z-index="136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  <table:table-cell table:style-name="Tableau9.A2" office:value-type="string">
            <text:p text:style-name="P75"><draw:frame draw:style-name="fr1" draw:name="Objet147" text:anchor-type="as-char" svg:y="-0.293cm" svg:width="1.076cm" svg:height="0.293cm" draw:z-index="151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</table:table-cell>
          <table:table-cell table:style-name="Tableau9.A2" office:value-type="string">
            <text:p text:style-name="P75"><draw:frame draw:style-name="fr1" draw:name="Objet148" text:anchor-type="as-char" svg:y="-0.326cm" svg:width="0.981cm" svg:height="0.326cm" draw:z-index="152"><draw:object xlink:href="./Object 148" xlink:type="simple" xlink:show="embed" xlink:actuate="onLoad"/><draw:image xlink:href="./ObjectReplacements/Object 148" xlink:type="simple" xlink:show="embed" xlink:actuate="onLoad"/><svg:desc>formule</svg:desc></draw:frame></text:p>
          </table:table-cell>
          <table:table-cell table:style-name="Tableau9.H2" office:value-type="string">
            <text:p text:style-name="P75"><draw:frame draw:style-name="fr1" draw:name="Objet153" text:anchor-type="as-char" svg:y="-0.377cm" svg:width="0.711cm" svg:height="0.467cm" draw:z-index="154"><draw:object xlink:href="./Object 153" xlink:type="simple" xlink:show="embed" xlink:actuate="onLoad"/><draw:image xlink:href="./ObjectReplacements/Object 153" xlink:type="simple" xlink:show="embed" xlink:actuate="onLoad"/><svg:desc>formule</svg:desc></draw:frame></text:p>
          </table:table-cell>
        </table:table-row>
      </table:table>
      <text:p text:style-name="P3"/>
      <text:p text:style-name="P4"><text:span text:style-name="T36"><text:tab/>Cas </text:span><text:span text:style-name="T37">2</text:span><text:span text:style-name="T36">: </text:span><text:span text:style-name="T36"><draw:frame draw:style-name="fr1" draw:name="Objet155" text:anchor-type="as-char" svg:y="-0.471cm" svg:width="2.461cm" svg:height="0.935cm" draw:z-index="138"><draw:object xlink:href="./Object 155" xlink:type="simple" xlink:show="embed" xlink:actuate="onLoad"/><draw:image xlink:href="./ObjectReplacements/Object 155" xlink:type="simple" xlink:show="embed" xlink:actuate="onLoad"/><svg:desc>formule</svg:desc></draw:frame></text:span></text:p>
      <table:table table:name="Tableau10" table:style-name="Tableau10" table:template-name="Default Style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row table:style-name="Tableau10.1">
          <table:table-cell table:style-name="Tableau10.A1" office:value-type="string">
            <text:p text:style-name="P76"><draw:frame draw:style-name="fr1" draw:name="Objet156" text:anchor-type="as-char" svg:y="-0.471cm" svg:width="2.208cm" svg:height="0.935cm" draw:z-index="157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    </table:table-cell>
          <table:table-cell table:style-name="Tableau10.A1" office:value-type="string">
            <text:p text:style-name="P76"><draw:frame draw:style-name="fr1" draw:name="Objet157" text:anchor-type="as-char" svg:y="-0.377cm" svg:width="0.882cm" svg:height="0.467cm" draw:z-index="158"><draw:object xlink:href="./Object 157" xlink:type="simple" xlink:show="embed" xlink:actuate="onLoad"/><draw:image xlink:href="./ObjectReplacements/Object 157" xlink:type="simple" xlink:show="embed" xlink:actuate="onLoad"/><svg:desc>formule</svg:desc></draw:frame><text:span text:style-name="T60">ou</text:span><text:span text:style-name="T60"><draw:frame draw:style-name="fr1" draw:name="Objet164" text:anchor-type="as-char" svg:y="-0.326cm" svg:width="0.981cm" svg:height="0.326cm" draw:z-index="160"><draw:object xlink:href="./Object 164" xlink:type="simple" xlink:show="embed" xlink:actuate="onLoad"/><draw:image xlink:href="./ObjectReplacements/Object 164" xlink:type="simple" xlink:show="embed" xlink:actuate="onLoad"/><svg:desc>formule</svg:desc></draw:frame></text:span></text:p>
          </table:table-cell>
          <table:table-cell table:style-name="Tableau10.A1" office:value-type="string">
            <text:p text:style-name="P76"><draw:frame draw:style-name="fr1" draw:name="Objet158" text:anchor-type="as-char" svg:y="-0.377cm" svg:width="0.882cm" svg:height="0.467cm" draw:z-index="165"><draw:object xlink:href="./Object 158" xlink:type="simple" xlink:show="embed" xlink:actuate="onLoad"/><draw:image xlink:href="./ObjectReplacements/Object 158" xlink:type="simple" xlink:show="embed" xlink:actuate="onLoad"/><svg:desc>formule</svg:desc></draw:frame><text:span text:style-name="T60">o</text:span><text:span text:style-name="T61">u</text:span><text:span text:style-name="T60"><draw:frame draw:style-name="fr1" draw:name="Objet165" text:anchor-type="as-char" svg:y="-0.293cm" svg:width="1.076cm" svg:height="0.293cm" draw:z-index="166"><draw:object xlink:href="./Object 165" xlink:type="simple" xlink:show="embed" xlink:actuate="onLoad"/><draw:image xlink:href="./ObjectReplacements/Object 165" xlink:type="simple" xlink:show="embed" xlink:actuate="onLoad"/><svg:desc>formule</svg:desc></draw:frame></text:span></text:p>
          </table:table-cell>
          <table:table-cell table:style-name="Tableau10.A1" office:value-type="string">
            <text:p text:style-name="P76"><draw:frame draw:style-name="fr1" draw:name="Objet159" text:anchor-type="as-char" svg:y="-0.377cm" svg:width="0.882cm" svg:height="0.467cm" draw:z-index="167"><draw:object xlink:href="./Object 159" xlink:type="simple" xlink:show="embed" xlink:actuate="onLoad"/><draw:image xlink:href="./ObjectReplacements/Object 159" xlink:type="simple" xlink:show="embed" xlink:actuate="onLoad"/><svg:desc>formule</svg:desc></draw:frame><text:span text:style-name="T60">ou</text:span><text:span text:style-name="T60"><draw:frame draw:style-name="fr1" draw:name="Objet172" text:anchor-type="as-char" svg:y="-0.326cm" svg:width="0.981cm" svg:height="0.326cm" draw:z-index="168"><draw:object xlink:href="./Object 172" xlink:type="simple" xlink:show="embed" xlink:actuate="onLoad"/><draw:image xlink:href="./ObjectReplacements/Object 172" xlink:type="simple" xlink:show="embed" xlink:actuate="onLoad"/><svg:desc>formule</svg:desc></draw:frame></text:span></text:p>
          </table:table-cell>
          <table:table-cell table:style-name="Tableau10.A1" office:value-type="string">
            <text:p text:style-name="P76"><draw:frame draw:style-name="fr1" draw:name="Objet162" text:anchor-type="as-char" svg:y="-0.377cm" svg:width="0.882cm" svg:height="0.467cm" draw:z-index="169"><draw:object xlink:href="./Object 162" xlink:type="simple" xlink:show="embed" xlink:actuate="onLoad"/><draw:image xlink:href="./ObjectReplacements/Object 162" xlink:type="simple" xlink:show="embed" xlink:actuate="onLoad"/><svg:desc>formule</svg:desc></draw:frame><text:span text:style-name="T60">o</text:span><text:span text:style-name="T61">u</text:span><text:span text:style-name="T60"><draw:frame draw:style-name="fr1" draw:name="Objet173" text:anchor-type="as-char" svg:y="-0.293cm" svg:width="1.076cm" svg:height="0.293cm" draw:z-index="170"><draw:object xlink:href="./Object 173" xlink:type="simple" xlink:show="embed" xlink:actuate="onLoad"/><draw:image xlink:href="./ObjectReplacements/Object 173" xlink:type="simple" xlink:show="embed" xlink:actuate="onLoad"/><svg:desc>formule</svg:desc></draw:frame></text:span></text:p>
          </table:table-cell>
          <table:table-cell table:style-name="Tableau10.F1" office:value-type="string">
            <text:p text:style-name="P76"><draw:frame draw:style-name="fr1" draw:name="Objet163" text:anchor-type="as-char" svg:y="-0.471cm" svg:width="0.476cm" svg:height="0.586cm" draw:z-index="164"><draw:object xlink:href="./Object 163" xlink:type="simple" xlink:show="embed" xlink:actuate="onLoad"/><draw:image xlink:href="./ObjectReplacements/Object 163" xlink:type="simple" xlink:show="embed" xlink:actuate="onLoad"/><svg:desc>formule</svg:desc></draw:frame></text:p>
          </table:table-cell>
        </table:table-row>
        <table:table-row table:style-name="TableLine132265040">
          <table:table-cell table:style-name="Tableau10.A2" office:value-type="string">
            <text:p text:style-name="P76"><draw:frame draw:style-name="fr1" draw:name="Objet166" text:anchor-type="as-char" svg:y="-0.471cm" svg:width="2.185cm" svg:height="0.935cm" draw:z-index="159"><draw:object xlink:href="./Object 166" xlink:type="simple" xlink:show="embed" xlink:actuate="onLoad"/><draw:image xlink:href="./ObjectReplacements/Object 166" xlink:type="simple" xlink:show="embed" xlink:actuate="onLoad"/><svg:desc>formule</svg:desc></draw:frame></text:p>
          </table:table-cell>
          <table:table-cell table:style-name="Tableau10.A2" office:value-type="string">
            <text:p text:style-name="P76"><draw:frame draw:style-name="fr1" draw:name="Objet167" text:anchor-type="as-char" svg:y="-0.547cm" svg:width="0.656cm" svg:height="0.66cm" draw:z-index="161"><draw:object xlink:href="./Object 167" xlink:type="simple" xlink:show="embed" xlink:actuate="onLoad"/><draw:image xlink:href="./ObjectReplacements/Object 167" xlink:type="simple" xlink:show="embed" xlink:actuate="onLoad"/><svg:desc>formule</svg:desc></draw:frame></text:p>
            <text:p text:style-name="P82"><text:s text:c="2"/></text:p>
          </table:table-cell>
          <table:table-cell table:style-name="Tableau10.A2" office:value-type="string">
            <text:p text:style-name="P76"><draw:frame draw:style-name="fr1" draw:name="Objet180" text:anchor-type="as-char" svg:y="-0.547cm" svg:width="0.656cm" svg:height="0.66cm" draw:z-index="171"><draw:object xlink:href="./Object 180" xlink:type="simple" xlink:show="embed" xlink:actuate="onLoad"/><draw:image xlink:href="./ObjectReplacements/Object 180" xlink:type="simple" xlink:show="embed" xlink:actuate="onLoad"/><svg:desc>formule</svg:desc></draw:frame></text:p>
          </table:table-cell>
          <table:table-cell table:style-name="Tableau10.A2" office:value-type="string">
            <text:p text:style-name="P76"><draw:frame draw:style-name="fr1" draw:name="Objet168" text:anchor-type="as-char" svg:y="-0.547cm" svg:width="0.591cm" svg:height="0.66cm" draw:z-index="172"><draw:object xlink:href="./Object 168" xlink:type="simple" xlink:show="embed" xlink:actuate="onLoad"/><draw:image xlink:href="./ObjectReplacements/Object 168" xlink:type="simple" xlink:show="embed" xlink:actuate="onLoad"/><svg:desc>formule</svg:desc></draw:frame></text:p>
          </table:table-cell>
          <table:table-cell table:style-name="Tableau10.A2" office:value-type="string">
            <text:p text:style-name="P76"><draw:frame draw:style-name="fr1" draw:name="Objet169" text:anchor-type="as-char" svg:y="-0.547cm" svg:width="0.591cm" svg:height="0.66cm" draw:z-index="173"><draw:object xlink:href="./Object 169" xlink:type="simple" xlink:show="embed" xlink:actuate="onLoad"/><draw:image xlink:href="./ObjectReplacements/Object 169" xlink:type="simple" xlink:show="embed" xlink:actuate="onLoad"/><svg:desc>formule</svg:desc></draw:frame></text:p>
          </table:table-cell>
          <table:table-cell table:style-name="Tableau10.F2" office:value-type="string">
            <text:p text:style-name="P76"><draw:frame draw:style-name="fr1" draw:name="Objet170" text:anchor-type="as-char" svg:y="-0.471cm" svg:width="0.476cm" svg:height="0.586cm" draw:z-index="174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    </table:table-cell>
        </table:table-row>
        <table:table-row table:style-name="TableLine132269216">
          <table:table-cell table:style-name="Tableau10.A2" office:value-type="string">
            <text:p text:style-name="P76"><draw:frame draw:style-name="fr1" draw:name="Objet174" text:anchor-type="as-char" svg:y="-0.852cm" svg:width="2.312cm" svg:height="1.402cm" draw:z-index="162"><draw:object xlink:href="./Object 174" xlink:type="simple" xlink:show="embed" xlink:actuate="onLoad"/><draw:image xlink:href="./ObjectReplacements/Object 174" xlink:type="simple" xlink:show="embed" xlink:actuate="onLoad"/><svg:desc>formule</svg:desc></draw:frame></text:p>
          </table:table-cell>
          <table:table-cell table:style-name="Tableau10.A2" office:value-type="string">
            <text:p text:style-name="P76"><draw:frame draw:style-name="fr1" draw:name="Objet171" text:anchor-type="as-char" svg:y="-0.326cm" svg:width="0.981cm" svg:height="0.326cm" draw:z-index="175"><draw:object xlink:href="./Object 171" xlink:type="simple" xlink:show="embed" xlink:actuate="onLoad"/><draw:image xlink:href="./ObjectReplacements/Object 171" xlink:type="simple" xlink:show="embed" xlink:actuate="onLoad"/><svg:desc>formule</svg:desc></draw:frame></text:p>
          </table:table-cell>
          <table:table-cell table:style-name="Tableau10.A2" office:value-type="string">
            <text:p text:style-name="P76"><draw:frame draw:style-name="fr1" draw:name="Objet175" text:anchor-type="as-char" svg:y="-0.293cm" svg:width="1.076cm" svg:height="0.293cm" draw:z-index="176"><draw:object xlink:href="./Object 175" xlink:type="simple" xlink:show="embed" xlink:actuate="onLoad"/><draw:image xlink:href="./ObjectReplacements/Object 175" xlink:type="simple" xlink:show="embed" xlink:actuate="onLoad"/><svg:desc>formule</svg:desc></draw:frame></text:p>
          </table:table-cell>
          <table:table-cell table:style-name="Tableau10.A2" office:value-type="string">
            <text:p text:style-name="P76"><draw:frame draw:style-name="fr1" draw:name="Objet177" text:anchor-type="as-char" svg:y="-0.293cm" svg:width="1.076cm" svg:height="0.293cm" draw:z-index="163"><draw:object xlink:href="./Object 177" xlink:type="simple" xlink:show="embed" xlink:actuate="onLoad"/><draw:image xlink:href="./ObjectReplacements/Object 177" xlink:type="simple" xlink:show="embed" xlink:actuate="onLoad"/><svg:desc>formule</svg:desc></draw:frame></text:p>
          </table:table-cell>
          <table:table-cell table:style-name="Tableau10.A2" office:value-type="string">
            <text:p text:style-name="P76"><draw:frame draw:style-name="fr1" draw:name="Objet176" text:anchor-type="as-char" svg:y="-0.326cm" svg:width="0.981cm" svg:height="0.326cm" draw:z-index="177"><draw:object xlink:href="./Object 176" xlink:type="simple" xlink:show="embed" xlink:actuate="onLoad"/><draw:image xlink:href="./ObjectReplacements/Object 176" xlink:type="simple" xlink:show="embed" xlink:actuate="onLoad"/><svg:desc>formule</svg:desc></draw:frame></text:p>
          </table:table-cell>
          <table:table-cell table:style-name="Tableau10.F2" office:value-type="string">
            <text:p text:style-name="P76"><draw:frame draw:style-name="fr1" draw:name="Objet178" text:anchor-type="as-char" svg:y="-0.377cm" svg:width="0.711cm" svg:height="0.467cm" draw:z-index="178"><draw:object xlink:href="./Object 178" xlink:type="simple" xlink:show="embed" xlink:actuate="onLoad"/><draw:image xlink:href="./ObjectReplacements/Object 178" xlink:type="simple" xlink:show="embed" xlink:actuate="onLoad"/><svg:desc>formule</svg:desc></draw:frame></text:p>
          </table:table-cell>
        </table:table-row>
      </table:table>
      <text:p text:style-name="P4"/>
      <text:p text:style-name="P4"/>
      <text:p text:style-name="P5"/>
      <text:p text:style-name="P54"><text:span text:style-name="T59">b</text:span><text:span text:style-name="T53">) </text:span><text:span text:style-name="T59">Passage à la limite dans les inégalités</text:span></text:p>
      <text:p text:style-name="P10"/>
      <text:p text:style-name="P7">Propriété ( admise )</text:p>
      <text:p text:style-name="P8">Si <text:span text:style-name="T38"><draw:frame draw:style-name="fr1" draw:name="Objet179" text:anchor-type="as-char" svg:y="-0.415cm" svg:width="0.94cm" svg:height="0.568cm" draw:z-index="179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39">et </text:span><text:span text:style-name="T39"><draw:frame draw:style-name="fr1" draw:name="Objet181" text:anchor-type="as-char" svg:y="-0.415cm" svg:width="0.923cm" svg:height="0.568cm" draw:z-index="180"><draw:object xlink:href="./Object 181" xlink:type="simple" xlink:show="embed" xlink:actuate="onLoad"/><draw:image xlink:href="./ObjectReplacements/Object 181" xlink:type="simple" xlink:show="embed" xlink:actuate="onLoad"/><svg:desc>formule</svg:desc></draw:frame></text:span><text:span text:style-name="T39">sont deux </text:span><text:span text:style-name="T32">convergentes telles que pour tout entier naturel <text:s/></text:span><text:span text:style-name="T32"><draw:frame draw:style-name="fr1" draw:name="Objet182" text:anchor-type="as-char" svg:y="-0.377cm" svg:width="0.448cm" svg:height="0.467cm" draw:z-index="181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32">, </text:span><text:span text:style-name="T32"><draw:frame draw:style-name="fr1" draw:name="Objet183" text:anchor-type="as-char" svg:y="-0.377cm" svg:width="1.284cm" svg:height="0.531cm" draw:z-index="182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32">, </text:span></text:p>
      <text:p text:style-name="P8"><text:span text:style-name="T32">alors <text:s/></text:span><text:span text:style-name="T32"><draw:frame draw:style-name="fr1" draw:name="Objet184" text:anchor-type="as-char" svg:y="-0.471cm" svg:width="3.748cm" svg:height="0.935cm" draw:z-index="183"><draw:object xlink:href="./Object 184" xlink:type="simple" xlink:show="embed" xlink:actuate="onLoad"/><draw:image xlink:href="./ObjectReplacements/Object 184" xlink:type="simple" xlink:show="embed" xlink:actuate="onLoad"/><svg:desc>formule</svg:desc></draw:frame></text:span></text:p>
      <text:p text:style-name="P6"/>
      <text:p text:style-name="P6"/>
      <text:p text:style-name="P6"/>
      <text:p text:style-name="P6"/>
      <text:p text:style-name="P6"/>
      <text:p text:style-name="P49">V- C<text:span text:style-name="T2">omparaisons limites</text:span></text:p>
      <text:p text:style-name="P49"/>
      <text:p text:style-name="P49"/>
      <text:p text:style-name="P49">VI- <text:span text:style-name="T2">Évolution population d’arbres</text:span></text:p>
      <text:p text:style-name="P49"/>
      <text:p text:style-name="P49"/>
      <text:p text:style-name="P49">VII- <text:span text:style-name="T2">Suites arithmético-géométriques</text:span></text:p>
      <text:p text:style-name="P49"/>
      <text:p text:style-name="P49"/>
      <text:p text:style-name="P49">VIII- <text:span text:style-name="T2">Refroidissement d’un liquide, loi de Newton</text:span></text:p>
      <text:p text:style-name="P49"/>
      <text:p text:style-name="P49"/>
      <text:p text:style-name="P49">IX- <text:span text:style-name="T2">Remboursement d’une dette, emprunt</text:span></text:p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7">
      <number:number number:decimal-places="3" number:min-decimal-places="3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language="fr" fo:country="FR" fo:font-weight="bold" officeooo:rsid="01aa7cd9" officeooo:paragraph-rsid="01aa7cd9" style:font-size-asian="18pt" style:font-weight-asian="bold" style:font-size-complex="18pt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1d38ee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uites numériques - m</text:span>odèles discrets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16T11:03:11.920939737</dc:date>
    <meta:editing-duration>P4DT1H50M27S</meta:editing-duration>
    <meta:editing-cycles>818</meta:editing-cycles>
    <meta:generator>LibreOffice/7.3.5.2$Linux_X86_64 LibreOffice_project/184fe81b8c8c30d8b5082578aee2fed2ea847c01</meta:generator>
    <meta:document-statistic meta:table-count="10" meta:image-count="0" meta:object-count="184" meta:page-count="4" meta:paragraph-count="296" meta:word-count="519" meta:character-count="2604" meta:non-whitespace-character-count="2087"/>
  </office:meta>
</office:document-meta>
</file>

<file path=Object 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10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U</mi>
              <mi>n</mi>
            </msub>
          </mrow>
          <mo stretchy="false">=</mo>
          <mrow>
            <mo stretchy="false">+</mo>
            <mi mathvariant="normal">∞</mi>
          </mrow>
        </mrow>
      </mstyle>
    </mstyle>
    <annotation encoding="StarMath 5.0">bold {size 15 {lim csub {n rightarrow +infinity} U_n= +infinity} }</annotation>
  </semantics>
</math>
</file>

<file path=Object 100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u</mi>
              <mi>n</mi>
            </msub>
          </mrow>
          <mo stretchy="false">=</mo>
          <mrow/>
        </mrow>
      </mstyle>
    </mstyle>
    <annotation encoding="StarMath 5.0">bold {size 15 {lim csub {n rightarrow +infinity} u_n={}} }</annotation>
  </semantics>
</math>
</file>

<file path=Object 101/content.xml><?xml version="1.0" encoding="utf-8"?>
<math xmlns="http://www.w3.org/1998/Math/MathML" display="block">
  <semantics>
    <mstyle mathvariant="bold">
      <mi>l</mi>
    </mstyle>
    <annotation encoding="StarMath 5.0">bold { l }</annotation>
  </semantics>
</math>
</file>

<file path=Object 102/content.xml><?xml version="1.0" encoding="utf-8"?>
<math xmlns="http://www.w3.org/1998/Math/MathML" display="block">
  <semantics>
    <mstyle mathvariant="bold">
      <mrow>
        <mi>l</mi>
        <mo stretchy="false">&gt;</mo>
        <mn>0</mn>
      </mrow>
    </mstyle>
    <annotation encoding="StarMath 5.0">bold { l &gt; 0 }</annotation>
  </semantics>
</math>
</file>

<file path=Object 103/content.xml><?xml version="1.0" encoding="utf-8"?>
<math xmlns="http://www.w3.org/1998/Math/MathML" display="block">
  <semantics>
    <mstyle mathvariant="bold">
      <mrow>
        <mi>l</mi>
        <mo stretchy="false">&lt;</mo>
        <mn>0</mn>
      </mrow>
    </mstyle>
    <annotation encoding="StarMath 5.0">bold { l &lt; 0 }</annotation>
  </semantics>
</math>
</file>

<file path=Object 104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105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106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107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v</mi>
              <mi>n</mi>
            </msub>
          </mrow>
          <mo stretchy="false">=</mo>
          <mrow/>
        </mrow>
      </mstyle>
    </mstyle>
    <annotation encoding="StarMath 5.0">bold {size 15 {lim csub {n rightarrow +infinity} v_n={}} }</annotation>
  </semantics>
</math>
</file>

<file path=Object 108/content.xml><?xml version="1.0" encoding="utf-8"?>
<math xmlns="http://www.w3.org/1998/Math/MathML" display="block">
  <semantics>
    <mstyle mathvariant="bold">
      <msup>
        <mi>l</mi>
        <mtext>'</mtext>
      </msup>
    </mstyle>
    <annotation encoding="StarMath 5.0">bold { l^"'" }</annotation>
  </semantics>
</math>
</file>

<file path=Object 109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1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}</annotation>
  </semantics>
</math>
</file>

<file path=Object 110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111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112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113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114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row>
              <mo fence="true" form="prefix" stretchy="false">(</mo>
              <mrow>
                <mrow>
                  <msub>
                    <mi>u</mi>
                    <mi>n</mi>
                  </msub>
                  <mo stretchy="false">×</mo>
                  <msub>
                    <mi>v</mi>
                    <mi>n</mi>
                  </msub>
                </mrow>
              </mrow>
              <mo fence="true" form="postfix" stretchy="false">)</mo>
            </mrow>
          </mrow>
          <mo stretchy="false">=</mo>
          <mrow/>
        </mrow>
      </mstyle>
    </mstyle>
    <annotation encoding="StarMath 5.0">bold {size 15 {lim csub {n rightarrow +infinity} (u_n times v_n)={}} }</annotation>
  </semantics>
</math>
</file>

<file path=Object 115/content.xml><?xml version="1.0" encoding="utf-8"?>
<math xmlns="http://www.w3.org/1998/Math/MathML" display="block">
  <semantics>
    <mstyle mathvariant="bold">
      <mrow>
        <mi>l</mi>
        <mo stretchy="false">×</mo>
        <msup>
          <mi>l</mi>
          <mtext>'</mtext>
        </msup>
      </mrow>
    </mstyle>
    <annotation encoding="StarMath 5.0">bold { l times l^"'" }</annotation>
  </semantics>
</math>
</file>

<file path=Object 116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117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118/content.xml><?xml version="1.0" encoding="utf-8"?>
<math xmlns="http://www.w3.org/1998/Math/MathML" display="block">
  <semantics>
    <mstyle mathvariant="bold">
      <mstyle mathsize="15pt">
        <mrow>
          <mo stretchy="false">±</mo>
          <mi mathvariant="normal">∞</mi>
        </mrow>
      </mstyle>
    </mstyle>
    <annotation encoding="StarMath 5.0">bold size 15 { +-infinity}</annotation>
  </semantics>
</math>
</file>

<file path=Object 119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12/content.xml><?xml version="1.0" encoding="utf-8"?>
<math xmlns="http://www.w3.org/1998/Math/MathML" display="block">
  <semantics>
    <mstyle mathvariant="bold">
      <mstyle mathsize="15pt">
        <mi mathvariant="normal">ℕ</mi>
      </mstyle>
    </mstyle>
    <annotation encoding="StarMath 5.0">bold { size 15 setN}</annotation>
  </semantics>
</math>
</file>

<file path=Object 120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121/content.xml><?xml version="1.0" encoding="utf-8"?>
<math xmlns="http://www.w3.org/1998/Math/MathML" display="block">
  <semantics>
    <mstyle mathvariant="bold">
      <mrow>
        <mi>l</mi>
        <mo stretchy="false">&gt;</mo>
        <mn>0</mn>
      </mrow>
    </mstyle>
    <annotation encoding="StarMath 5.0">bold { l &gt; 0 }</annotation>
  </semantics>
</math>
</file>

<file path=Object 122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123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124/content.xml><?xml version="1.0" encoding="utf-8"?>
<math xmlns="http://www.w3.org/1998/Math/MathML" display="block">
  <semantics>
    <mstyle mathvariant="bold">
      <mrow>
        <mi>l</mi>
        <mo stretchy="false">&lt;</mo>
        <mn>0</mn>
      </mrow>
    </mstyle>
    <annotation encoding="StarMath 5.0">bold { l &lt; 0 }</annotation>
  </semantics>
</math>
</file>

<file path=Object 125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126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127/content.xml><?xml version="1.0" encoding="utf-8"?>
<math xmlns="http://www.w3.org/1998/Math/MathML" display="block">
  <semantics>
    <mstyle mathvariant="bold">
      <mn>0</mn>
    </mstyle>
    <annotation encoding="StarMath 5.0">bold { 0}</annotation>
  </semantics>
</math>
</file>

<file path=Object 128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129/content.xml><?xml version="1.0" encoding="utf-8"?>
<math xmlns="http://www.w3.org/1998/Math/MathML" display="block">
  <semantics>
    <mstyle mathvariant="bold">
      <mstyle mathcolor="red">
        <mtext>F.I</mtext>
      </mstyle>
    </mstyle>
    <annotation encoding="StarMath 5.0">bold color red  { "F.I" }</annotation>
  </semantics>
</math>
</file>

<file path=Object 13/content.xml><?xml version="1.0" encoding="utf-8"?>
<math xmlns="http://www.w3.org/1998/Math/MathML" display="block">
  <semantics>
    <mstyle mathvariant="bold">
      <mrow>
        <mrow>
          <msub>
            <mi>V</mi>
            <mi>n</mi>
          </msub>
          <mo stretchy="false">=</mo>
          <mrow>
            <mo stretchy="false">−</mo>
            <mi>n</mi>
          </mrow>
        </mrow>
        <mn>³</mn>
      </mrow>
    </mstyle>
    <annotation encoding="StarMath 5.0">bold { V_n = -n³}</annotation>
  </semantics>
</math>
</file>

<file path=Object 130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u</mi>
              <mi>n</mi>
            </msub>
          </mrow>
          <mo stretchy="false">=</mo>
          <mrow/>
        </mrow>
      </mstyle>
    </mstyle>
    <annotation encoding="StarMath 5.0">bold {size 15 {lim csub {n rightarrow +infinity} u_n={}} }</annotation>
  </semantics>
</math>
</file>

<file path=Object 131/content.xml><?xml version="1.0" encoding="utf-8"?>
<math xmlns="http://www.w3.org/1998/Math/MathML" display="block">
  <semantics>
    <mstyle mathvariant="bold">
      <mi>l</mi>
    </mstyle>
    <annotation encoding="StarMath 5.0">bold { l }</annotation>
  </semantics>
</math>
</file>

<file path=Object 132/content.xml><?xml version="1.0" encoding="utf-8"?>
<math xmlns="http://www.w3.org/1998/Math/MathML" display="block">
  <semantics>
    <mstyle mathvariant="bold">
      <mi>l</mi>
    </mstyle>
    <annotation encoding="StarMath 5.0">bold { l }</annotation>
  </semantics>
</math>
</file>

<file path=Object 133/content.xml><?xml version="1.0" encoding="utf-8"?>
<math xmlns="http://www.w3.org/1998/Math/MathML" display="block">
  <semantics>
    <mstyle mathvariant="bold">
      <mstyle mathsize="15pt">
        <mrow>
          <mo stretchy="false">+</mo>
          <mi mathvariant="normal">∞</mi>
        </mrow>
      </mstyle>
    </mstyle>
    <annotation encoding="StarMath 5.0">bold size 15 { +infinity}</annotation>
  </semantics>
</math>
</file>

<file path=Object 134/content.xml><?xml version="1.0" encoding="utf-8"?>
<math xmlns="http://www.w3.org/1998/Math/MathML" display="block">
  <semantics>
    <mstyle mathvariant="bold">
      <mrow>
        <msup>
          <mi>l</mi>
          <mtext>'</mtext>
        </msup>
        <mo stretchy="false">&gt;</mo>
        <mn>0</mn>
      </mrow>
    </mstyle>
    <annotation encoding="StarMath 5.0">bold { l^"'" &gt; 0 }</annotation>
  </semantics>
</math>
</file>

<file path=Object 135/content.xml><?xml version="1.0" encoding="utf-8"?>
<math xmlns="http://www.w3.org/1998/Math/MathML" display="block">
  <semantics>
    <mstyle mathvariant="bold">
      <mstyle mathsize="15pt">
        <mrow>
          <mo stretchy="false">+</mo>
          <mi mathvariant="normal">∞</mi>
        </mrow>
      </mstyle>
    </mstyle>
    <annotation encoding="StarMath 5.0">bold size 15 { +infinity}</annotation>
  </semantics>
</math>
</file>

<file path=Object 136/content.xml><?xml version="1.0" encoding="utf-8"?>
<math xmlns="http://www.w3.org/1998/Math/MathML" display="block">
  <semantics>
    <mstyle mathvariant="bold">
      <mstyle mathsize="15pt">
        <mrow>
          <mo stretchy="false">+</mo>
          <mi mathvariant="normal">∞</mi>
        </mrow>
      </mstyle>
    </mstyle>
    <annotation encoding="StarMath 5.0">bold size 15 { +infinity}</annotation>
  </semantics>
</math>
</file>

<file path=Object 137/content.xml><?xml version="1.0" encoding="utf-8"?>
<math xmlns="http://www.w3.org/1998/Math/MathML" display="block">
  <semantics>
    <mstyle mathvariant="bold">
      <mrow>
        <msup>
          <mi>l</mi>
          <mtext>'</mtext>
        </msup>
        <mo stretchy="false">&lt;</mo>
        <mn>0</mn>
      </mrow>
    </mstyle>
    <annotation encoding="StarMath 5.0">bold { l^"'" &lt; 0 }</annotation>
  </semantics>
</math>
</file>

<file path=Object 138/content.xml><?xml version="1.0" encoding="utf-8"?>
<math xmlns="http://www.w3.org/1998/Math/MathML" display="block">
  <semantics>
    <mstyle mathvariant="bold">
      <mstyle mathsize="15pt">
        <mrow>
          <mo stretchy="false">±</mo>
          <mi mathvariant="normal">∞</mi>
        </mrow>
      </mstyle>
    </mstyle>
    <annotation encoding="StarMath 5.0">bold size 15 { +-infinity}</annotation>
  </semantics>
</math>
</file>

<file path=Object 139/content.xml><?xml version="1.0" encoding="utf-8"?>
<math xmlns="http://www.w3.org/1998/Math/MathML" display="block">
  <semantics>
    <mstyle mathvariant="bold">
      <mstyle mathsize="15pt">
        <mrow>
          <mo stretchy="false">−</mo>
          <mi mathvariant="normal">∞</mi>
        </mrow>
      </mstyle>
    </mstyle>
    <annotation encoding="StarMath 5.0">bold size 15 { -infinity}</annotation>
  </semantics>
</math>
</file>

<file path=Object 14/content.xml><?xml version="1.0" encoding="utf-8"?>
<math xmlns="http://www.w3.org/1998/Math/MathML" display="block">
  <semantics>
    <mstyle mathvariant="bold">
      <mi>n</mi>
    </mstyle>
    <annotation encoding="StarMath 5.0">bold { n}</annotation>
  </semantics>
</math>
</file>

<file path=Object 140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v</mi>
              <mi>n</mi>
            </msub>
          </mrow>
          <mo stretchy="false">=</mo>
          <mrow/>
        </mrow>
      </mstyle>
    </mstyle>
    <annotation encoding="StarMath 5.0">bold {size 15 {lim csub {n rightarrow +infinity} v_n={}} }</annotation>
  </semantics>
</math>
</file>

<file path=Object 141/content.xml><?xml version="1.0" encoding="utf-8"?>
<math xmlns="http://www.w3.org/1998/Math/MathML" display="block">
  <semantics>
    <mstyle mathvariant="bold">
      <mrow>
        <msup>
          <mi>l</mi>
          <mtext>'</mtext>
        </msup>
        <mo stretchy="false">≠</mo>
        <mn>0</mn>
      </mrow>
    </mstyle>
    <annotation encoding="StarMath 5.0">bold { l^"'" &lt;&gt; 0}</annotation>
  </semantics>
</math>
</file>

<file path=Object 142/content.xml><?xml version="1.0" encoding="utf-8"?>
<math xmlns="http://www.w3.org/1998/Math/MathML" display="block">
  <semantics>
    <mstyle mathvariant="bold">
      <mstyle mathsize="15pt">
        <mrow>
          <mo stretchy="false">−</mo>
          <mi mathvariant="normal">∞</mi>
        </mrow>
      </mstyle>
    </mstyle>
    <annotation encoding="StarMath 5.0">bold size 15 { -infinity}</annotation>
  </semantics>
</math>
</file>

<file path=Object 143/content.xml><?xml version="1.0" encoding="utf-8"?>
<math xmlns="http://www.w3.org/1998/Math/MathML" display="block">
  <semantics>
    <mstyle mathvariant="bold">
      <mstyle mathsize="15pt">
        <mrow>
          <mo stretchy="false">−</mo>
          <mi mathvariant="normal">∞</mi>
        </mrow>
      </mstyle>
    </mstyle>
    <annotation encoding="StarMath 5.0">bold size 15 { -infinity}</annotation>
  </semantics>
</math>
</file>

<file path=Object 144/content.xml><?xml version="1.0" encoding="utf-8"?>
<math xmlns="http://www.w3.org/1998/Math/MathML" display="block">
  <semantics>
    <mstyle mathvariant="bold">
      <mstyle mathsize="15pt">
        <mrow>
          <mo stretchy="false">±</mo>
          <mi mathvariant="normal">∞</mi>
        </mrow>
      </mstyle>
    </mstyle>
    <annotation encoding="StarMath 5.0">bold size 15 { +-infinity}</annotation>
  </semantics>
</math>
</file>

<file path=Object 145/content.xml><?xml version="1.0" encoding="utf-8"?>
<math xmlns="http://www.w3.org/1998/Math/MathML" display="block">
  <semantics>
    <mstyle mathvariant="bold">
      <mrow>
        <msup>
          <mi>l</mi>
          <mtext>'</mtext>
        </msup>
        <mo stretchy="false">&gt;</mo>
        <mn>0</mn>
      </mrow>
    </mstyle>
    <annotation encoding="StarMath 5.0">bold { l^"'" &gt; 0 }</annotation>
  </semantics>
</math>
</file>

<file path=Object 146/content.xml><?xml version="1.0" encoding="utf-8"?>
<math xmlns="http://www.w3.org/1998/Math/MathML" display="block">
  <semantics>
    <mstyle mathvariant="bold">
      <mrow>
        <msup>
          <mi>l</mi>
          <mtext>'</mtext>
        </msup>
        <mo stretchy="false">&lt;</mo>
        <mn>0</mn>
      </mrow>
    </mstyle>
    <annotation encoding="StarMath 5.0">bold { l^"'" &lt; 0 }</annotation>
  </semantics>
</math>
</file>

<file path=Object 147/content.xml><?xml version="1.0" encoding="utf-8"?>
<math xmlns="http://www.w3.org/1998/Math/MathML" display="block">
  <semantics>
    <mstyle mathvariant="bold">
      <mstyle mathsize="15pt">
        <mrow>
          <mo stretchy="false">−</mo>
          <mi mathvariant="normal">∞</mi>
        </mrow>
      </mstyle>
    </mstyle>
    <annotation encoding="StarMath 5.0">bold size 15 { -infinity}</annotation>
  </semantics>
</math>
</file>

<file path=Object 148/content.xml><?xml version="1.0" encoding="utf-8"?>
<math xmlns="http://www.w3.org/1998/Math/MathML" display="block">
  <semantics>
    <mstyle mathvariant="bold">
      <mstyle mathsize="15pt">
        <mrow>
          <mo stretchy="false">+</mo>
          <mi mathvariant="normal">∞</mi>
        </mrow>
      </mstyle>
    </mstyle>
    <annotation encoding="StarMath 5.0">bold size 15 { +infinity}</annotation>
  </semantics>
</math>
</file>

<file path=Object 149/content.xml><?xml version="1.0" encoding="utf-8"?>
<math xmlns="http://www.w3.org/1998/Math/MathML" display="block">
  <semantics>
    <mstyle mathvariant="bold">
      <mstyle mathsize="15pt">
        <mrow>
          <mo stretchy="false">±</mo>
          <mi mathvariant="normal">∞</mi>
        </mrow>
      </mstyle>
    </mstyle>
    <annotation encoding="StarMath 5.0">bold size 15 { +-infinity}</annotation>
  </semantics>
</math>
</file>

<file path=Object 15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150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frac>
              <msub>
                <mi>u</mi>
                <mi>n</mi>
              </msub>
              <msub>
                <mi>v</mi>
                <mi>n</mi>
              </msub>
            </mfrac>
          </mrow>
          <mo stretchy="false">=</mo>
          <mrow/>
        </mrow>
      </mstyle>
    </mstyle>
    <annotation encoding="StarMath 5.0">bold {size 15 {lim csub {n rightarrow +infinity} {u_n over v_n}={}} }</annotation>
  </semantics>
</math>
</file>

<file path=Object 151/content.xml><?xml version="1.0" encoding="utf-8"?>
<math xmlns="http://www.w3.org/1998/Math/MathML" display="block">
  <semantics>
    <mstyle mathvariant="bold">
      <mfrac>
        <mi>l</mi>
        <msup>
          <mi>l</mi>
          <mtext>'</mtext>
        </msup>
      </mfrac>
    </mstyle>
    <annotation encoding="StarMath 5.0">bold { l over l^"'" }</annotation>
  </semantics>
</math>
</file>

<file path=Object 152/content.xml><?xml version="1.0" encoding="utf-8"?>
<math xmlns="http://www.w3.org/1998/Math/MathML" display="block">
  <semantics>
    <mstyle mathvariant="bold">
      <mn>0</mn>
    </mstyle>
    <annotation encoding="StarMath 5.0">bold { 0}</annotation>
  </semantics>
</math>
</file>

<file path=Object 153/content.xml><?xml version="1.0" encoding="utf-8"?>
<math xmlns="http://www.w3.org/1998/Math/MathML" display="block">
  <semantics>
    <mstyle mathvariant="bold">
      <mstyle mathcolor="red">
        <mtext>F.I</mtext>
      </mstyle>
    </mstyle>
    <annotation encoding="StarMath 5.0">bold color red  { "F.I" }</annotation>
  </semantics>
</math>
</file>

<file path=Object 154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v</mi>
              <mi>n</mi>
            </msub>
          </mrow>
          <mo stretchy="false">≠</mo>
          <mn>0</mn>
        </mrow>
      </mstyle>
    </mstyle>
    <annotation encoding="StarMath 5.0">bold {size 15 {lim csub {n rightarrow +infinity} v_n &lt;&gt; 0} }</annotation>
  </semantics>
</math>
</file>

<file path=Object 155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v</mi>
              <mi>n</mi>
            </msub>
          </mrow>
          <mo stretchy="false">=</mo>
          <mn>0</mn>
        </mrow>
      </mstyle>
    </mstyle>
    <annotation encoding="StarMath 5.0">bold {size 15 {lim csub {n rightarrow +infinity} v_n = 0} }</annotation>
  </semantics>
</math>
</file>

<file path=Object 156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u</mi>
              <mi>n</mi>
            </msub>
          </mrow>
          <mo stretchy="false">=</mo>
          <mrow/>
        </mrow>
      </mstyle>
    </mstyle>
    <annotation encoding="StarMath 5.0">bold {size 15 {lim csub {n rightarrow +infinity} u_n={}} }</annotation>
  </semantics>
</math>
</file>

<file path=Object 157/content.xml><?xml version="1.0" encoding="utf-8"?>
<math xmlns="http://www.w3.org/1998/Math/MathML" display="block">
  <semantics>
    <mstyle mathvariant="bold">
      <mrow>
        <mi>l</mi>
        <mo stretchy="false">&gt;</mo>
        <mn>0</mn>
      </mrow>
    </mstyle>
    <annotation encoding="StarMath 5.0">bold { l &gt; 0 }</annotation>
  </semantics>
</math>
</file>

<file path=Object 158/content.xml><?xml version="1.0" encoding="utf-8"?>
<math xmlns="http://www.w3.org/1998/Math/MathML" display="block">
  <semantics>
    <mstyle mathvariant="bold">
      <mrow>
        <mi>l</mi>
        <mo stretchy="false">&lt;</mo>
        <mn>0</mn>
      </mrow>
    </mstyle>
    <annotation encoding="StarMath 5.0">bold { l &lt; 0 }</annotation>
  </semantics>
</math>
</file>

<file path=Object 159/content.xml><?xml version="1.0" encoding="utf-8"?>
<math xmlns="http://www.w3.org/1998/Math/MathML" display="block">
  <semantics>
    <mstyle mathvariant="bold">
      <mrow>
        <mi>l</mi>
        <mo stretchy="false">&gt;</mo>
        <mn>0</mn>
      </mrow>
    </mstyle>
    <annotation encoding="StarMath 5.0">bold { l &gt; 0 }</annotation>
  </semantics>
</math>
</file>

<file path=Object 16/content.xml><?xml version="1.0" encoding="utf-8"?>
<math xmlns="http://www.w3.org/1998/Math/MathML" display="block">
  <semantics>
    <mstyle mathvariant="bold">
      <msub>
        <mi>V</mi>
        <mi>n</mi>
      </msub>
    </mstyle>
    <annotation encoding="StarMath 5.0">bold { V_n}</annotation>
  </semantics>
</math>
</file>

<file path=Object 160/content.xml><?xml version="1.0" encoding="utf-8"?>
<math xmlns="http://www.w3.org/1998/Math/MathML" display="block">
  <semantics>
    <mstyle mathvariant="bold">
      <mrow>
        <mstyle mathsize="15pt">
          <mi>n</mi>
        </mstyle>
        <mo stretchy="false">∈</mo>
        <mi mathvariant="normal">ℕ</mi>
      </mrow>
    </mstyle>
    <annotation encoding="StarMath 5.0">bold { size 15 n in setN}</annotation>
  </semantics>
</math>
</file>

<file path=Object 161/content.xml><?xml version="1.0" encoding="utf-8"?>
<math xmlns="http://www.w3.org/1998/Math/MathML" display="block">
  <semantics>
    <mstyle mathvariant="bold">
      <mrow>
        <msub>
          <mi>v</mi>
          <mi>n</mi>
        </msub>
        <mo stretchy="false">≠</mo>
        <mn>0</mn>
      </mrow>
    </mstyle>
    <annotation encoding="StarMath 5.0">bold { v_n &lt;&gt; 0}</annotation>
  </semantics>
</math>
</file>

<file path=Object 162/content.xml><?xml version="1.0" encoding="utf-8"?>
<math xmlns="http://www.w3.org/1998/Math/MathML" display="block">
  <semantics>
    <mstyle mathvariant="bold">
      <mrow>
        <mi>l</mi>
        <mo stretchy="false">&lt;</mo>
        <mn>0</mn>
      </mrow>
    </mstyle>
    <annotation encoding="StarMath 5.0">bold { l &lt; 0 }</annotation>
  </semantics>
</math>
</file>

<file path=Object 163/content.xml><?xml version="1.0" encoding="utf-8"?>
<math xmlns="http://www.w3.org/1998/Math/MathML" display="block">
  <semantics>
    <mstyle mathvariant="bold">
      <mstyle mathsize="15pt">
        <mn>0</mn>
      </mstyle>
    </mstyle>
    <annotation encoding="StarMath 5.0">bold size 15 { 0 }</annotation>
  </semantics>
</math>
</file>

<file path=Object 164/content.xml><?xml version="1.0" encoding="utf-8"?>
<math xmlns="http://www.w3.org/1998/Math/MathML" display="block">
  <semantics>
    <mstyle mathvariant="bold">
      <mstyle mathsize="15pt">
        <mrow>
          <mo stretchy="false">+</mo>
          <mi mathvariant="normal">∞</mi>
        </mrow>
      </mstyle>
    </mstyle>
    <annotation encoding="StarMath 5.0">bold size 15 { +infinity}</annotation>
  </semantics>
</math>
</file>

<file path=Object 165/content.xml><?xml version="1.0" encoding="utf-8"?>
<math xmlns="http://www.w3.org/1998/Math/MathML" display="block">
  <semantics>
    <mstyle mathvariant="bold">
      <mstyle mathsize="15pt">
        <mrow>
          <mo stretchy="false">−</mo>
          <mi mathvariant="normal">∞</mi>
        </mrow>
      </mstyle>
    </mstyle>
    <annotation encoding="StarMath 5.0">bold size 15 { -infinity}</annotation>
  </semantics>
</math>
</file>

<file path=Object 166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v</mi>
              <mi>n</mi>
            </msub>
          </mrow>
          <mo stretchy="false">=</mo>
          <mrow/>
        </mrow>
      </mstyle>
    </mstyle>
    <annotation encoding="StarMath 5.0">bold {size 15 {lim csub {n rightarrow +infinity} v_n={}} }</annotation>
  </semantics>
</math>
</file>

<file path=Object 167/content.xml><?xml version="1.0" encoding="utf-8"?>
<math xmlns="http://www.w3.org/1998/Math/MathML" display="block">
  <semantics>
    <mstyle mathvariant="bold">
      <mstyle mathsize="15pt">
        <msup>
          <mn>0</mn>
          <mtext>+</mtext>
        </msup>
      </mstyle>
    </mstyle>
    <annotation encoding="StarMath 5.0">bold size 15 { 0^"+"}</annotation>
  </semantics>
</math>
</file>

<file path=Object 168/content.xml><?xml version="1.0" encoding="utf-8"?>
<math xmlns="http://www.w3.org/1998/Math/MathML" display="block">
  <semantics>
    <mstyle mathvariant="bold">
      <mstyle mathsize="15pt">
        <msup>
          <mn>0</mn>
          <mtext>-</mtext>
        </msup>
      </mstyle>
    </mstyle>
    <annotation encoding="StarMath 5.0">bold size 15 { 0^"-"}</annotation>
  </semantics>
</math>
</file>

<file path=Object 169/content.xml><?xml version="1.0" encoding="utf-8"?>
<math xmlns="http://www.w3.org/1998/Math/MathML" display="block">
  <semantics>
    <mstyle mathvariant="bold">
      <mstyle mathsize="15pt">
        <msup>
          <mn>0</mn>
          <mtext>-</mtext>
        </msup>
      </mstyle>
    </mstyle>
    <annotation encoding="StarMath 5.0">bold size 15 { 0^"-"}</annotation>
  </semantics>
</math>
</file>

<file path=Object 17/content.xml><?xml version="1.0" encoding="utf-8"?>
<math xmlns="http://www.w3.org/1998/Math/MathML" display="block">
  <semantics>
    <mstyle mathvariant="bold">
      <mi>n</mi>
    </mstyle>
    <annotation encoding="StarMath 5.0">bold { n}</annotation>
  </semantics>
</math>
</file>

<file path=Object 170/content.xml><?xml version="1.0" encoding="utf-8"?>
<math xmlns="http://www.w3.org/1998/Math/MathML" display="block">
  <semantics>
    <mstyle mathvariant="bold">
      <mstyle mathsize="15pt">
        <mn>0</mn>
      </mstyle>
    </mstyle>
    <annotation encoding="StarMath 5.0">bold size 15 { 0}</annotation>
  </semantics>
</math>
</file>

<file path=Object 171/content.xml><?xml version="1.0" encoding="utf-8"?>
<math xmlns="http://www.w3.org/1998/Math/MathML" display="block">
  <semantics>
    <mstyle mathvariant="bold">
      <mstyle mathsize="15pt">
        <mrow>
          <mo stretchy="false">+</mo>
          <mi mathvariant="normal">∞</mi>
        </mrow>
      </mstyle>
    </mstyle>
    <annotation encoding="StarMath 5.0">bold size 15 { +infinity}</annotation>
  </semantics>
</math>
</file>

<file path=Object 172/content.xml><?xml version="1.0" encoding="utf-8"?>
<math xmlns="http://www.w3.org/1998/Math/MathML" display="block">
  <semantics>
    <mstyle mathvariant="bold">
      <mstyle mathsize="15pt">
        <mrow>
          <mo stretchy="false">+</mo>
          <mi mathvariant="normal">∞</mi>
        </mrow>
      </mstyle>
    </mstyle>
    <annotation encoding="StarMath 5.0">bold size 15 { +infinity}</annotation>
  </semantics>
</math>
</file>

<file path=Object 173/content.xml><?xml version="1.0" encoding="utf-8"?>
<math xmlns="http://www.w3.org/1998/Math/MathML" display="block">
  <semantics>
    <mstyle mathvariant="bold">
      <mstyle mathsize="15pt">
        <mrow>
          <mo stretchy="false">−</mo>
          <mi mathvariant="normal">∞</mi>
        </mrow>
      </mstyle>
    </mstyle>
    <annotation encoding="StarMath 5.0">bold size 15 { -infinity}</annotation>
  </semantics>
</math>
</file>

<file path=Object 174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frac>
              <msub>
                <mi>u</mi>
                <mi>n</mi>
              </msub>
              <msub>
                <mi>v</mi>
                <mi>n</mi>
              </msub>
            </mfrac>
          </mrow>
          <mo stretchy="false">=</mo>
          <mrow/>
        </mrow>
      </mstyle>
    </mstyle>
    <annotation encoding="StarMath 5.0">bold {size 15 {lim csub {n rightarrow +infinity} {u_n over v_n}={}} }</annotation>
  </semantics>
</math>
</file>

<file path=Object 175/content.xml><?xml version="1.0" encoding="utf-8"?>
<math xmlns="http://www.w3.org/1998/Math/MathML" display="block">
  <semantics>
    <mstyle mathvariant="bold">
      <mstyle mathsize="15pt">
        <mrow>
          <mo stretchy="false">−</mo>
          <mi mathvariant="normal">∞</mi>
        </mrow>
      </mstyle>
    </mstyle>
    <annotation encoding="StarMath 5.0">bold size 15 { -infinity}</annotation>
  </semantics>
</math>
</file>

<file path=Object 176/content.xml><?xml version="1.0" encoding="utf-8"?>
<math xmlns="http://www.w3.org/1998/Math/MathML" display="block">
  <semantics>
    <mstyle mathvariant="bold">
      <mstyle mathsize="15pt">
        <mrow>
          <mo stretchy="false">+</mo>
          <mi mathvariant="normal">∞</mi>
        </mrow>
      </mstyle>
    </mstyle>
    <annotation encoding="StarMath 5.0">bold size 15 { +infinity}</annotation>
  </semantics>
</math>
</file>

<file path=Object 177/content.xml><?xml version="1.0" encoding="utf-8"?>
<math xmlns="http://www.w3.org/1998/Math/MathML" display="block">
  <semantics>
    <mstyle mathvariant="bold">
      <mstyle mathsize="15pt">
        <mrow>
          <mo stretchy="false">−</mo>
          <mi mathvariant="normal">∞</mi>
        </mrow>
      </mstyle>
    </mstyle>
    <annotation encoding="StarMath 5.0">bold size 15 { -infinity}</annotation>
  </semantics>
</math>
</file>

<file path=Object 178/content.xml><?xml version="1.0" encoding="utf-8"?>
<math xmlns="http://www.w3.org/1998/Math/MathML" display="block">
  <semantics>
    <mstyle mathvariant="bold">
      <mstyle mathcolor="red">
        <mtext>F.I</mtext>
      </mstyle>
    </mstyle>
    <annotation encoding="StarMath 5.0">bold color red  { "F.I" }</annotation>
  </semantics>
</math>
</file>

<file path=Object 179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1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}</annotation>
  </semantics>
</math>
</file>

<file path=Object 180/content.xml><?xml version="1.0" encoding="utf-8"?>
<math xmlns="http://www.w3.org/1998/Math/MathML" display="block">
  <semantics>
    <mstyle mathvariant="bold">
      <mstyle mathsize="15pt">
        <msup>
          <mn>0</mn>
          <mtext>+</mtext>
        </msup>
      </mstyle>
    </mstyle>
    <annotation encoding="StarMath 5.0">bold size 15 { 0^"+"}</annotation>
  </semantics>
</math>
</file>

<file path=Object 18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}</annotation>
  </semantics>
</math>
</file>

<file path=Object 182/content.xml><?xml version="1.0" encoding="utf-8"?>
<math xmlns="http://www.w3.org/1998/Math/MathML" display="block">
  <semantics>
    <mstyle mathvariant="bold">
      <mi>n</mi>
    </mstyle>
    <annotation encoding="StarMath 5.0">bold { n}</annotation>
  </semantics>
</math>
</file>

<file path=Object 183/content.xml><?xml version="1.0" encoding="utf-8"?>
<math xmlns="http://www.w3.org/1998/Math/MathML" display="block">
  <semantics>
    <mstyle mathvariant="bold">
      <mrow>
        <msub>
          <mi>u</mi>
          <mi>n</mi>
        </msub>
        <mo stretchy="false">&lt;</mo>
        <msub>
          <mi>v</mi>
          <mi>n</mi>
        </msub>
      </mrow>
    </mstyle>
    <annotation encoding="StarMath 5.0">bold { u_n &lt; v_n}</annotation>
  </semantics>
</math>
</file>

<file path=Object 184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u</mi>
              <mi>n</mi>
            </msub>
          </mrow>
          <mo stretchy="false">≤</mo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v</mi>
              <mi>n</mi>
            </msub>
          </mrow>
        </mrow>
      </mstyle>
    </mstyle>
    <annotation encoding="StarMath 5.0">bold {size 15 {lim csub {n rightarrow +infinity} u_n &lt;= lim csub {n rightarrow +infinity} v_n} }</annotation>
  </semantics>
</math>
</file>

<file path=Object 19/content.xml><?xml version="1.0" encoding="utf-8"?>
<math xmlns="http://www.w3.org/1998/Math/MathML" display="block">
  <semantics>
    <mstyle mathvariant="bold">
      <mstyle mathsize="15pt">
        <mrow>
          <mo stretchy="false">−</mo>
          <mi mathvariant="normal">∞</mi>
        </mrow>
      </mstyle>
    </mstyle>
    <annotation encoding="StarMath 5.0">bold { size 15 -infinity}</annotation>
  </semantics>
</math>
</file>

<file path=Object 2/content.xml><?xml version="1.0" encoding="utf-8"?>
<math xmlns="http://www.w3.org/1998/Math/MathML" display="block">
  <semantics>
    <mstyle mathvariant="bold">
      <mstyle mathsize="15pt">
        <mi mathvariant="normal">ℕ</mi>
      </mstyle>
    </mstyle>
    <annotation encoding="StarMath 5.0">bold { size 15 setN}</annotation>
  </semantics>
</math>
</file>

<file path=Object 20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U</mi>
              <mi>n</mi>
            </msub>
          </mrow>
          <mo stretchy="false">=</mo>
          <mrow>
            <mo stretchy="false">−</mo>
            <mi mathvariant="normal">∞</mi>
          </mrow>
        </mrow>
      </mstyle>
    </mstyle>
    <annotation encoding="StarMath 5.0">bold {size 15 {lim csub {n rightarrow +infinity} U_n=-infinity} }</annotation>
  </semantics>
</math>
</file>

<file path=Object 21/content.xml><?xml version="1.0" encoding="utf-8"?>
<math xmlns="http://www.w3.org/1998/Math/MathML" display="block">
  <semantics>
    <mstyle mathvariant="bold">
      <mi>A</mi>
    </mstyle>
    <annotation encoding="StarMath 5.0">bold { A}</annotation>
  </semantics>
</math>
</file>

<file path=Object 22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23/content.xml><?xml version="1.0" encoding="utf-8"?>
<math xmlns="http://www.w3.org/1998/Math/MathML" display="block">
  <semantics>
    <mstyle mathvariant="bold">
      <mrow>
        <mi>n</mi>
        <mo stretchy="false">←</mo>
        <mn>0</mn>
      </mrow>
    </mstyle>
    <annotation encoding="StarMath 5.0">bold { n leftarrow  0}</annotation>
  </semantics>
</math>
</file>

<file path=Object 24/content.xml><?xml version="1.0" encoding="utf-8"?>
<math xmlns="http://www.w3.org/1998/Math/MathML" display="block">
  <semantics>
    <mstyle mathvariant="bold">
      <mrow>
        <mi>u</mi>
        <mo stretchy="false">←</mo>
        <mn>2</mn>
      </mrow>
    </mstyle>
    <annotation encoding="StarMath 5.0">bold { u leftarrow  2}</annotation>
  </semantics>
</math>
</file>

<file path=Object 25/content.xml><?xml version="1.0" encoding="utf-8"?>
<math xmlns="http://www.w3.org/1998/Math/MathML" display="block">
  <semantics>
    <mstyle mathvariant="bold">
      <mrow>
        <mi>n</mi>
        <mtext> :</mtext>
        <mrow>
          <mo fence="true" form="prefix" stretchy="true">{</mo>
          <mrow>
            <mtable>
              <mtr>
                <mtd columnalign="left">
                  <mrow>
                    <msub>
                      <mi>U</mi>
                      <mn>0</mn>
                    </msub>
                    <mo stretchy="false">=</mo>
                    <mn>2</mn>
                  </mrow>
                </mtd>
              </mtr>
              <mtr>
                <mtd columnalign="left">
                  <mrow>
                    <mrow>
                      <msub>
                        <mi>U</mi>
                        <mrow>
                          <mi>n</mi>
                          <mo stretchy="false">+</mo>
                          <mn>1</mn>
                        </mrow>
                      </msub>
                      <mo stretchy="false">=</mo>
                      <mn>4</mn>
                    </mrow>
                    <msub>
                      <mi>U</mi>
                      <mi>n</mi>
                    </msub>
                  </mrow>
                </mtd>
              </mtr>
            </mtable>
          </mrow>
        </mrow>
      </mrow>
    </mstyle>
    <annotation encoding="StarMath 5.0">bold {n" :" left lbrace stack 
{
alignl U_0 = 2 # 
alignl U_{n+1} = 4 U_n
}
right none
}</annotation>
  </semantics>
</math>
</file>

<file path=Object 26/content.xml><?xml version="1.0" encoding="utf-8"?>
<math xmlns="http://www.w3.org/1998/Math/MathML" display="block">
  <semantics>
    <mstyle mathvariant="bold">
      <mrow>
        <mrow>
          <mi>u</mi>
          <mo stretchy="false">&lt;</mo>
          <mtext> </mtext>
        </mrow>
        <mi>A</mi>
      </mrow>
    </mstyle>
    <annotation encoding="StarMath 5.0">bold { u &lt;" " A}</annotation>
  </semantics>
</math>
</file>

<file path=Object 27/content.xml><?xml version="1.0" encoding="utf-8"?>
<math xmlns="http://www.w3.org/1998/Math/MathML" display="block">
  <semantics>
    <mstyle mathvariant="bold">
      <mrow>
        <mi>n</mi>
        <mo stretchy="false">←</mo>
        <mrow>
          <mi>n</mi>
          <mo stretchy="false">+</mo>
          <mn>1</mn>
        </mrow>
      </mrow>
    </mstyle>
    <annotation encoding="StarMath 5.0">bold { n leftarrow  n + 1}</annotation>
  </semantics>
</math>
</file>

<file path=Object 28/content.xml><?xml version="1.0" encoding="utf-8"?>
<math xmlns="http://www.w3.org/1998/Math/MathML" display="block">
  <semantics>
    <mstyle mathvariant="bold">
      <mrow>
        <mi>u</mi>
        <mo stretchy="false">←</mo>
        <mn>4</mn>
        <mi>u</mi>
      </mrow>
    </mstyle>
    <annotation encoding="StarMath 5.0">bold { u leftarrow  4 u}</annotation>
  </semantics>
</math>
</file>

<file path=Object 29/content.xml><?xml version="1.0" encoding="utf-8"?>
<math xmlns="http://www.w3.org/1998/Math/MathML" display="block">
  <semantics>
    <mstyle mathvariant="bold">
      <mi>n</mi>
    </mstyle>
    <annotation encoding="StarMath 5.0">bold { n}</annotation>
  </semantics>
</math>
</file>

<file path=Object 3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n>2</mn>
        </mrow>
        <mrow>
          <mi>n</mi>
          <mo stretchy="false">+</mo>
          <mn>1</mn>
        </mrow>
      </mrow>
    </mstyle>
    <annotation encoding="StarMath 5.0">bold { U_n = 2 n +1}</annotation>
  </semantics>
</math>
</file>

<file path=Object 30/content.xml><?xml version="1.0" encoding="utf-8"?>
<math xmlns="http://www.w3.org/1998/Math/MathML" display="block">
  <semantics>
    <mstyle mathvariant="bold">
      <mrow>
        <mi>n</mi>
        <mo stretchy="false">=</mo>
        <mn>0</mn>
      </mrow>
    </mstyle>
    <annotation encoding="StarMath 5.0">bold { n = 0}</annotation>
  </semantics>
</math>
</file>

<file path=Object 31/content.xml><?xml version="1.0" encoding="utf-8"?>
<math xmlns="http://www.w3.org/1998/Math/MathML" display="block">
  <semantics>
    <mstyle mathvariant="bold">
      <mrow>
        <mi>u</mi>
        <mo stretchy="false">=</mo>
        <mn>2</mn>
      </mrow>
    </mstyle>
    <annotation encoding="StarMath 5.0">bold { u = 2}</annotation>
  </semantics>
</math>
</file>

<file path=Object 32/content.xml><?xml version="1.0" encoding="utf-8"?>
<math xmlns="http://www.w3.org/1998/Math/MathML" display="block">
  <semantics>
    <mstyle mathvariant="bold">
      <mrow>
        <mi>u</mi>
        <mo stretchy="false">&lt;</mo>
        <mi>a</mi>
      </mrow>
    </mstyle>
    <annotation encoding="StarMath 5.0">bold { u &lt; a}</annotation>
  </semantics>
</math>
</file>

<file path=Object 33/content.xml><?xml version="1.0" encoding="utf-8"?>
<math xmlns="http://www.w3.org/1998/Math/MathML" display="block">
  <semantics>
    <mstyle mathvariant="bold">
      <mrow>
        <mi>n</mi>
        <mo stretchy="false">=</mo>
        <mrow>
          <mi>n</mi>
          <mo stretchy="false">+</mo>
          <mn>1</mn>
        </mrow>
      </mrow>
    </mstyle>
    <annotation encoding="StarMath 5.0">bold { n =  n + 1}</annotation>
  </semantics>
</math>
</file>

<file path=Object 34/content.xml><?xml version="1.0" encoding="utf-8"?>
<math xmlns="http://www.w3.org/1998/Math/MathML" display="block">
  <semantics>
    <mstyle mathvariant="bold">
      <mrow>
        <mi>u</mi>
        <mo stretchy="false">=</mo>
        <mrow>
          <mn>4</mn>
          <mo stretchy="false">∗</mo>
          <mi>u</mi>
        </mrow>
      </mrow>
    </mstyle>
    <annotation encoding="StarMath 5.0">bold { u = 4 * u}</annotation>
  </semantics>
</math>
</file>

<file path=Object 35/content.xml><?xml version="1.0" encoding="utf-8"?>
<math xmlns="http://www.w3.org/1998/Math/MathML" display="block">
  <semantics>
    <mstyle mathvariant="bold">
      <mi>n</mi>
    </mstyle>
    <annotation encoding="StarMath 5.0">bold { n}</annotation>
  </semantics>
</math>
</file>

<file path=Object 36/content.xml><?xml version="1.0" encoding="utf-8"?>
<math xmlns="http://www.w3.org/1998/Math/MathML" display="block">
  <semantics>
    <mstyle mathvariant="bold">
      <mrow>
        <mo fence="true" form="prefix" stretchy="false">(</mo>
        <mrow>
          <mrow>
            <mi>k</mi>
            <mi>n</mi>
          </mrow>
        </mrow>
        <mo fence="true" form="postfix" stretchy="false">)</mo>
      </mrow>
    </mstyle>
    <annotation encoding="StarMath 5.0">bold { (k n)}</annotation>
  </semantics>
</math>
</file>

<file path=Object 37/content.xml><?xml version="1.0" encoding="utf-8"?>
<math xmlns="http://www.w3.org/1998/Math/MathML" display="block">
  <semantics>
    <mstyle mathvariant="bold">
      <mrow>
        <mo fence="true" form="prefix" stretchy="false">(</mo>
        <mrow>
          <mrow>
            <mi>k</mi>
            <msup>
              <mi>n</mi>
              <mn>2</mn>
            </msup>
          </mrow>
        </mrow>
        <mo fence="true" form="postfix" stretchy="false">)</mo>
      </mrow>
    </mstyle>
    <annotation encoding="StarMath 5.0">bold { (k n^2)}</annotation>
  </semantics>
</math>
</file>

<file path=Object 38/content.xml><?xml version="1.0" encoding="utf-8"?>
<math xmlns="http://www.w3.org/1998/Math/MathML" display="block">
  <semantics>
    <mstyle mathvariant="bold">
      <mrow>
        <mo fence="true" form="prefix" stretchy="false">(</mo>
        <mrow>
          <mrow>
            <mi>k</mi>
            <msqrt>
              <mi>n</mi>
            </msqrt>
          </mrow>
        </mrow>
        <mo fence="true" form="postfix" stretchy="false">)</mo>
      </mrow>
    </mstyle>
    <annotation encoding="StarMath 5.0">bold { (k sqrt n)}</annotation>
  </semantics>
</math>
</file>

<file path=Object 39/content.xml><?xml version="1.0" encoding="utf-8"?>
<math xmlns="http://www.w3.org/1998/Math/MathML" display="block">
  <semantics>
    <mstyle mathvariant="bold">
      <mrow>
        <mo fence="true" form="prefix" stretchy="false">(</mo>
        <mrow>
          <mrow>
            <mi>k</mi>
            <msup>
              <mi>e</mi>
              <mi>n</mi>
            </msup>
          </mrow>
        </mrow>
        <mo fence="true" form="postfix" stretchy="false">)</mo>
      </mrow>
    </mstyle>
    <annotation encoding="StarMath 5.0">bold { (k e^n)}</annotation>
  </semantics>
</math>
</file>

<file path=Object 4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40/content.xml><?xml version="1.0" encoding="utf-8"?>
<math xmlns="http://www.w3.org/1998/Math/MathML" display="block">
  <semantics>
    <mstyle mathvariant="bold">
      <mi>k</mi>
    </mstyle>
    <annotation encoding="StarMath 5.0">bold { k}</annotation>
  </semantics>
</math>
</file>

<file path=Object 41/content.xml><?xml version="1.0" encoding="utf-8"?>
<math xmlns="http://www.w3.org/1998/Math/MathML" display="block">
  <semantics>
    <mstyle mathvariant="bold">
      <mrow>
        <mi>k</mi>
        <mo stretchy="false">&gt;</mo>
        <mn>0</mn>
      </mrow>
    </mstyle>
    <annotation encoding="StarMath 5.0">bold { k &gt; 0}</annotation>
  </semantics>
</math>
</file>

<file path=Object 42/content.xml><?xml version="1.0" encoding="utf-8"?>
<math xmlns="http://www.w3.org/1998/Math/MathML" display="block">
  <semantics>
    <mstyle mathvariant="bold">
      <mrow>
        <mi>k</mi>
        <mo stretchy="false">&lt;</mo>
        <mn>0</mn>
      </mrow>
    </mstyle>
    <annotation encoding="StarMath 5.0">bold { k &lt; 0}</annotation>
  </semantics>
</math>
</file>

<file path=Object 43/content.xml><?xml version="1.0" encoding="utf-8"?>
<math xmlns="http://www.w3.org/1998/Math/MathML" display="block">
  <semantics>
    <mstyle mathvariant="bold">
      <mstyle mathsize="15pt">
        <mrow>
          <mo stretchy="false">+</mo>
          <mi mathvariant="normal">∞</mi>
        </mrow>
      </mstyle>
    </mstyle>
    <annotation encoding="StarMath 5.0">bold {size 15 + infinity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o stretchy="false">−</mo>
          <mi mathvariant="normal">∞</mi>
        </mrow>
      </mstyle>
    </mstyle>
    <annotation encoding="StarMath 5.0">bold {size 15 -infinity}</annotation>
  </semantics>
</math>
</file>

<file path=Object 45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}</annotation>
  </semantics>
</math>
</file>

<file path=Object 46/content.xml><?xml version="1.0" encoding="utf-8"?>
<math xmlns="http://www.w3.org/1998/Math/MathML" display="block">
  <semantics>
    <mstyle mathvariant="bold">
      <mstyle mathsize="15pt">
        <msup>
          <mi mathvariant="normal">ℕ</mi>
          <mtext>*</mtext>
        </msup>
      </mstyle>
    </mstyle>
    <annotation encoding="StarMath 5.0">bold { size 15 setN^"*"}</annotation>
  </semantics>
</math>
</file>

<file path=Object 47/content.xml><?xml version="1.0" encoding="utf-8"?>
<math xmlns="http://www.w3.org/1998/Math/MathML" display="block">
  <semantics>
    <mstyle mathvariant="bold">
      <mrow>
        <msub>
          <mi>v</mi>
          <mi>n</mi>
        </msub>
        <mo stretchy="false">=</mo>
        <mfrac>
          <mn>1</mn>
          <mi>n</mi>
        </mfrac>
      </mrow>
    </mstyle>
    <annotation encoding="StarMath 5.0">bold { v_n = 1 over n}</annotation>
  </semantics>
</math>
</file>

<file path=Object 4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 }</annotation>
  </semantics>
</math>
</file>

<file path=Object 49/content.xml><?xml version="1.0" encoding="utf-8"?>
<math xmlns="http://www.w3.org/1998/Math/MathML" display="block">
  <semantics>
    <mstyle mathvariant="bold">
      <mn>0</mn>
    </mstyle>
    <annotation encoding="StarMath 5.0">bold { 0}</annotation>
  </semantics>
</math>
</file>

<file path=Object 5/content.xml><?xml version="1.0" encoding="utf-8"?>
<math xmlns="http://www.w3.org/1998/Math/MathML" display="block">
  <semantics>
    <mstyle mathvariant="bold">
      <mi>n</mi>
    </mstyle>
    <annotation encoding="StarMath 5.0">bold { n}</annotation>
  </semantics>
</math>
</file>

<file path=Object 50/content.xml><?xml version="1.0" encoding="utf-8"?>
<math xmlns="http://www.w3.org/1998/Math/MathML" display="block">
  <semantics>
    <mstyle mathvariant="bold">
      <mi>l</mi>
    </mstyle>
    <annotation encoding="StarMath 5.0">bold { l }</annotation>
  </semantics>
</math>
</file>

<file path=Object 51/content.xml><?xml version="1.0" encoding="utf-8"?>
<math xmlns="http://www.w3.org/1998/Math/MathML" display="block">
  <semantics>
    <mstyle mathvariant="bold">
      <mi>n</mi>
    </mstyle>
    <annotation encoding="StarMath 5.0">bold { n}</annotation>
  </semantics>
</math>
</file>

<file path=Object 52/content.xml><?xml version="1.0" encoding="utf-8"?>
<math xmlns="http://www.w3.org/1998/Math/MathML" display="block">
  <semantics>
    <mstyle mathvariant="bold">
      <msub>
        <mi>v</mi>
        <mi>n</mi>
      </msub>
    </mstyle>
    <annotation encoding="StarMath 5.0">bold { v_n}</annotation>
  </semantics>
</math>
</file>

<file path=Object 53/content.xml><?xml version="1.0" encoding="utf-8"?>
<math xmlns="http://www.w3.org/1998/Math/MathML" display="block">
  <semantics>
    <mstyle mathvariant="bold">
      <msub>
        <mi>v</mi>
        <mi>n</mi>
      </msub>
    </mstyle>
    <annotation encoding="StarMath 5.0">bold { v_n}</annotation>
  </semantics>
</math>
</file>

<file path=Object 54/content.xml><?xml version="1.0" encoding="utf-8"?>
<math xmlns="http://www.w3.org/1998/Math/MathML" display="block">
  <semantics>
    <mstyle mathvariant="bold">
      <mi>n</mi>
    </mstyle>
    <annotation encoding="StarMath 5.0">bold { n}</annotation>
  </semantics>
</math>
</file>

<file path=Object 55/content.xml><?xml version="1.0" encoding="utf-8"?>
<math xmlns="http://www.w3.org/1998/Math/MathML" display="block">
  <semantics>
    <mstyle mathvariant="bold">
      <mrow>
        <mo fence="true" form="prefix" stretchy="true">(</mo>
        <mrow>
          <mfrac>
            <mi>k</mi>
            <mi>n</mi>
          </mfrac>
        </mrow>
        <mo fence="true" form="postfix" stretchy="true">)</mo>
      </mrow>
    </mstyle>
    <annotation encoding="StarMath 5.0">bold {left (k over n right )}</annotation>
  </semantics>
</math>
</file>

<file path=Object 56/content.xml><?xml version="1.0" encoding="utf-8"?>
<math xmlns="http://www.w3.org/1998/Math/MathML" display="block">
  <semantics>
    <mstyle mathvariant="bold">
      <mrow>
        <mo fence="true" form="prefix" stretchy="true">(</mo>
        <mrow>
          <mfrac>
            <mi>k</mi>
            <msup>
              <mi>n</mi>
              <mn>2</mn>
            </msup>
          </mfrac>
        </mrow>
        <mo fence="true" form="postfix" stretchy="true">)</mo>
      </mrow>
    </mstyle>
    <annotation encoding="StarMath 5.0">bold {  left (k over n^2 right )}</annotation>
  </semantics>
</math>
</file>

<file path=Object 57/content.xml><?xml version="1.0" encoding="utf-8"?>
<math xmlns="http://www.w3.org/1998/Math/MathML" display="block">
  <semantics>
    <mstyle mathvariant="bold">
      <mrow>
        <mo fence="true" form="prefix" stretchy="true">(</mo>
        <mrow>
          <mfrac>
            <mi>k</mi>
            <msqrt>
              <mi>n</mi>
            </msqrt>
          </mfrac>
        </mrow>
        <mo fence="true" form="postfix" stretchy="true">)</mo>
      </mrow>
    </mstyle>
    <annotation encoding="StarMath 5.0">bold { left (k over sqrt n right )}</annotation>
  </semantics>
</math>
</file>

<file path=Object 58/content.xml><?xml version="1.0" encoding="utf-8"?>
<math xmlns="http://www.w3.org/1998/Math/MathML" display="block">
  <semantics>
    <mstyle mathvariant="bold">
      <mrow>
        <mo fence="true" form="prefix" stretchy="false">(</mo>
        <mrow>
          <mrow>
            <mi>k</mi>
            <msup>
              <mi>e</mi>
              <mrow>
                <mo stretchy="false">−</mo>
                <mi>n</mi>
              </mrow>
            </msup>
          </mrow>
        </mrow>
        <mo fence="true" form="postfix" stretchy="false">)</mo>
      </mrow>
    </mstyle>
    <annotation encoding="StarMath 5.0">bold { (k e^{-n})}</annotation>
  </semantics>
</math>
</file>

<file path=Object 59/content.xml><?xml version="1.0" encoding="utf-8"?>
<math xmlns="http://www.w3.org/1998/Math/MathML" display="block">
  <semantics>
    <mstyle mathvariant="bold">
      <mi>k</mi>
    </mstyle>
    <annotation encoding="StarMath 5.0">bold { k}</annotation>
  </semantics>
</math>
</file>

<file path=Object 6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6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61/content.xml><?xml version="1.0" encoding="utf-8"?>
<math xmlns="http://www.w3.org/1998/Math/MathML" display="block">
  <semantics>
    <mstyle mathvariant="bold">
      <mstyle mathsize="15pt">
        <mi mathvariant="normal">ℕ</mi>
      </mstyle>
    </mstyle>
    <annotation encoding="StarMath 5.0">bold { size 15 setN}</annotation>
  </semantics>
</math>
</file>

<file path=Object 62/content.xml><?xml version="1.0" encoding="utf-8"?>
<math xmlns="http://www.w3.org/1998/Math/MathML" display="block">
  <semantics>
    <mstyle mathvariant="bold">
      <mn>0</mn>
    </mstyle>
    <annotation encoding="StarMath 5.0">bold {0}</annotation>
  </semantics>
</math>
</file>

<file path=Object 63/content.xml><?xml version="1.0" encoding="utf-8"?>
<math xmlns="http://www.w3.org/1998/Math/MathML" display="block">
  <semantics>
    <mstyle mathvariant="bold">
      <mrow>
        <mstyle mathsize="15pt">
          <msub>
            <mi>u</mi>
            <mi>n</mi>
          </msub>
        </mstyle>
        <mo stretchy="false">=</mo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i>n</mi>
        </msup>
      </mrow>
    </mstyle>
    <annotation encoding="StarMath 5.0">bold { size 15  u_n = (-1)^n}</annotation>
  </semantics>
</math>
</file>

<file path=Object 64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65/content.xml><?xml version="1.0" encoding="utf-8"?>
<math xmlns="http://www.w3.org/1998/Math/MathML" display="block">
  <semantics>
    <mstyle mathvariant="bold">
      <msub>
        <mi>v</mi>
        <mi>n</mi>
      </msub>
    </mstyle>
    <annotation encoding="StarMath 5.0">bold { v_n}</annotation>
  </semantics>
</math>
</file>

<file path=Object 66/content.xml><?xml version="1.0" encoding="utf-8"?>
<math xmlns="http://www.w3.org/1998/Math/MathML" display="block">
  <semantics>
    <mstyle mathvariant="bold">
      <mi>n</mi>
    </mstyle>
    <annotation encoding="StarMath 5.0">bold { n}</annotation>
  </semantics>
</math>
</file>

<file path=Object 67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6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69/content.xml><?xml version="1.0" encoding="utf-8"?>
<math xmlns="http://www.w3.org/1998/Math/MathML" display="block">
  <semantics>
    <mstyle mathvariant="bold">
      <mstyle mathsize="15pt">
        <mi mathvariant="normal">ℕ</mi>
      </mstyle>
    </mstyle>
    <annotation encoding="StarMath 5.0">bold { size 15 setN}</annotation>
  </semantics>
</math>
</file>

<file path=Object 7/content.xml><?xml version="1.0" encoding="utf-8"?>
<math xmlns="http://www.w3.org/1998/Math/MathML" display="block">
  <semantics>
    <mstyle mathvariant="bold">
      <mi>n</mi>
    </mstyle>
    <annotation encoding="StarMath 5.0">bold { n}</annotation>
  </semantics>
</math>
</file>

<file path=Object 70/content.xml><?xml version="1.0" encoding="utf-8"?>
<math xmlns="http://www.w3.org/1998/Math/MathML" display="block">
  <semantics>
    <mstyle mathvariant="bold">
      <mi>l</mi>
    </mstyle>
    <annotation encoding="StarMath 5.0">bold { l }</annotation>
  </semantics>
</math>
</file>

<file path=Object 71/content.xml><?xml version="1.0" encoding="utf-8"?>
<math xmlns="http://www.w3.org/1998/Math/MathML" display="block">
  <semantics>
    <mstyle mathvariant="bold">
      <mi>n</mi>
    </mstyle>
    <annotation encoding="StarMath 5.0">bold { n}</annotation>
  </semantics>
</math>
</file>

<file path=Object 72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73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}</annotation>
  </semantics>
</math>
</file>

<file path=Object 7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}</annotation>
  </semantics>
</math>
</file>

<file path=Object 75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}</annotation>
  </semantics>
</math>
</file>

<file path=Object 76/content.xml><?xml version="1.0" encoding="utf-8"?>
<math xmlns="http://www.w3.org/1998/Math/MathML" display="block">
  <semantics>
    <mstyle mathvariant="bold">
      <mstyle mathsize="15pt">
        <mi mathvariant="normal">ℕ</mi>
      </mstyle>
    </mstyle>
    <annotation encoding="StarMath 5.0">bold { size 15 setN}</annotation>
  </semantics>
</math>
</file>

<file path=Object 77/content.xml><?xml version="1.0" encoding="utf-8"?>
<math xmlns="http://www.w3.org/1998/Math/MathML" display="block">
  <semantics>
    <mstyle mathvariant="bold">
      <mrow>
        <mstyle mathsize="15pt">
          <msub>
            <mi>v</mi>
            <mi>n</mi>
          </msub>
        </mstyle>
        <mo stretchy="false">=</mo>
        <msup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i>n</mi>
        </msup>
      </mrow>
    </mstyle>
    <annotation encoding="StarMath 5.0">bold { size 15  v_n = (-2)^n}</annotation>
  </semantics>
</math>
</file>

<file path=Object 78/content.xml><?xml version="1.0" encoding="utf-8"?>
<math xmlns="http://www.w3.org/1998/Math/MathML" display="block">
  <semantics>
    <mstyle mathvariant="bold">
      <msup>
        <mi>l</mi>
        <mtext>'</mtext>
      </msup>
    </mstyle>
    <annotation encoding="StarMath 5.0">bold { l^"'" }</annotation>
  </semantics>
</math>
</file>

<file path=Object 79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u</mi>
              <mi>n</mi>
            </msub>
          </mrow>
          <mo stretchy="false">=</mo>
          <mrow/>
        </mrow>
      </mstyle>
    </mstyle>
    <annotation encoding="StarMath 5.0">bold {size 15 {lim csub {n rightarrow +infinity} u_n={}} }</annotation>
  </semantics>
</math>
</file>

<file path=Object 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80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v</mi>
              <mi>n</mi>
            </msub>
          </mrow>
          <mo stretchy="false">=</mo>
          <mrow/>
        </mrow>
      </mstyle>
    </mstyle>
    <annotation encoding="StarMath 5.0">bold {size 15 {lim csub {n rightarrow +infinity} v_n={}} }</annotation>
  </semantics>
</math>
</file>

<file path=Object 81/content.xml><?xml version="1.0" encoding="utf-8"?>
<math xmlns="http://www.w3.org/1998/Math/MathML" display="block">
  <semantics>
    <mstyle mathvariant="bold">
      <mstyle mathsize="15pt"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row>
              <mo fence="true" form="prefix" stretchy="false">(</mo>
              <mrow>
                <mrow>
                  <msub>
                    <mi>u</mi>
                    <mi>n</mi>
                  </msub>
                  <mo stretchy="false">+</mo>
                  <msub>
                    <mi>v</mi>
                    <mi>n</mi>
                  </msub>
                </mrow>
              </mrow>
              <mo fence="true" form="postfix" stretchy="false">)</mo>
            </mrow>
          </mrow>
          <mo stretchy="false">=</mo>
          <mrow/>
        </mrow>
      </mstyle>
    </mstyle>
    <annotation encoding="StarMath 5.0">bold {size 15 {lim csub {n rightarrow +infinity} (u_n + v_n)={}} }</annotation>
  </semantics>
</math>
</file>

<file path=Object 82/content.xml><?xml version="1.0" encoding="utf-8"?>
<math xmlns="http://www.w3.org/1998/Math/MathML" display="block">
  <semantics>
    <mstyle mathvariant="bold">
      <mi>l</mi>
    </mstyle>
    <annotation encoding="StarMath 5.0">bold { l }</annotation>
  </semantics>
</math>
</file>

<file path=Object 83/content.xml><?xml version="1.0" encoding="utf-8"?>
<math xmlns="http://www.w3.org/1998/Math/MathML" display="block">
  <semantics>
    <mstyle mathvariant="bold">
      <mi>l</mi>
    </mstyle>
    <annotation encoding="StarMath 5.0">bold { l }</annotation>
  </semantics>
</math>
</file>

<file path=Object 84/content.xml><?xml version="1.0" encoding="utf-8"?>
<math xmlns="http://www.w3.org/1998/Math/MathML" display="block">
  <semantics>
    <mstyle mathvariant="bold">
      <mi>l</mi>
    </mstyle>
    <annotation encoding="StarMath 5.0">bold { l }</annotation>
  </semantics>
</math>
</file>

<file path=Object 85/content.xml><?xml version="1.0" encoding="utf-8"?>
<math xmlns="http://www.w3.org/1998/Math/MathML" display="block">
  <semantics>
    <mstyle mathvariant="bold">
      <msup>
        <mi>l</mi>
        <mtext>'</mtext>
      </msup>
    </mstyle>
    <annotation encoding="StarMath 5.0">bold { l^"'" }</annotation>
  </semantics>
</math>
</file>

<file path=Object 86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87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88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89/content.xml><?xml version="1.0" encoding="utf-8"?>
<math xmlns="http://www.w3.org/1998/Math/MathML" display="block">
  <semantics>
    <mstyle mathvariant="bold">
      <mrow>
        <mi>l</mi>
        <mo stretchy="false">+</mo>
        <msup>
          <mi>l</mi>
          <mtext>'</mtext>
        </msup>
      </mrow>
    </mstyle>
    <annotation encoding="StarMath 5.0">bold { l+l^"'" }</annotation>
  </semantics>
</math>
</file>

<file path=Object 9/content.xml><?xml version="1.0" encoding="utf-8"?>
<math xmlns="http://www.w3.org/1998/Math/MathML" display="block">
  <semantics>
    <mstyle mathvariant="bold">
      <mstyle mathsize="15pt">
        <mrow>
          <mo stretchy="false">+</mo>
          <mi mathvariant="normal">∞</mi>
        </mrow>
      </mstyle>
    </mstyle>
    <annotation encoding="StarMath 5.0">bold { size 15 +infinity}</annotation>
  </semantics>
</math>
</file>

<file path=Object 90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91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92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93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94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}</annotation>
  </semantics>
</math>
</file>

<file path=Object 95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96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97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98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 -infinity}</annotation>
  </semantics>
</math>
</file>

<file path=Object 99/content.xml><?xml version="1.0" encoding="utf-8"?>
<math xmlns="http://www.w3.org/1998/Math/MathML" display="block">
  <semantics>
    <mstyle mathvariant="bold">
      <mstyle mathcolor="red">
        <mtext>F.I</mtext>
      </mstyle>
    </mstyle>
    <annotation encoding="StarMath 5.0">bold color red  { "F.I" }</annotation>
  </semantics>
</math>
</file>